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1.742cm" table:align="left"/>
    </style:style>
    <style:style style:name="Table1.A" style:family="table-column">
      <style:table-column-properties style:column-width="4.087cm"/>
    </style:style>
    <style:style style:name="Table1.B" style:family="table-column">
      <style:table-column-properties style:column-width="7.655cm"/>
    </style:style>
    <style:style style:name="Table1.A1" style:family="table-cell">
      <style:table-cell-properties style:vertical-align="bottom"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e1.B1" style:family="table-cell">
      <style:table-cell-properties style:vertical-align="bottom"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e1.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e1.B2"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e1.A3"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e1.B3"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e1.A4"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e1.B4"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e1.A5"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e1.B5"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e1.A6"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e1.B6"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e1.A7"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7" style:family="table-cell">
      <style:table-cell-properties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P1" style:family="paragraph" style:parent-style-name="Standard">
      <style:text-properties fo:font-size="13pt" officeooo:rsid="001b8759" officeooo:paragraph-rsid="001b8759" style:font-size-asian="11.3500003814697pt" style:font-size-complex="13pt"/>
    </style:style>
    <style:style style:name="P2" style:family="paragraph" style:parent-style-name="Standard">
      <style:text-properties fo:color="#ce181e" fo:font-size="13pt" officeooo:rsid="001e199b" officeooo:paragraph-rsid="001e199b" style:font-size-asian="11.3500003814697pt" style:font-size-complex="13pt"/>
    </style:style>
    <style:style style:name="P3" style:family="paragraph" style:parent-style-name="Standard">
      <style:text-properties fo:color="#ce181e" style:text-underline-style="none" officeooo:rsid="001fac56" officeooo:paragraph-rsid="001fac56"/>
    </style:style>
    <style:style style:name="P4" style:family="paragraph" style:parent-style-name="Standard">
      <style:text-properties fo:color="#ce181e" style:text-underline-style="none" officeooo:rsid="0021d0bb" officeooo:paragraph-rsid="0021d0bb"/>
    </style:style>
    <style:style style:name="P5" style:family="paragraph" style:parent-style-name="Standard">
      <style:text-properties fo:color="#ce181e" style:text-underline-style="none" officeooo:rsid="002303d5" officeooo:paragraph-rsid="002303d5"/>
    </style:style>
    <style:style style:name="P6" style:family="paragraph" style:parent-style-name="Standard">
      <style:text-properties fo:color="#ce181e" fo:font-size="15pt" style:text-underline-style="none" officeooo:rsid="001fac56" officeooo:paragraph-rsid="001fac56" style:font-size-asian="15pt" style:font-size-complex="15pt"/>
    </style:style>
    <style:style style:name="P7" style:family="paragraph" style:parent-style-name="Standard">
      <style:text-properties fo:color="#ce181e" fo:font-size="15pt" style:text-underline-style="none" officeooo:rsid="003a58d3" officeooo:paragraph-rsid="003a58d3" style:font-size-asian="15pt" style:font-size-complex="15pt"/>
    </style:style>
    <style:style style:name="P8" style:family="paragraph" style:parent-style-name="Standard">
      <style:text-properties fo:color="#ce181e" fo:font-size="15pt" style:text-underline-style="none" officeooo:rsid="003578e5" officeooo:paragraph-rsid="003a58d3" style:font-size-asian="15pt" style:font-size-complex="15pt"/>
    </style:style>
    <style:style style:name="P9" style:family="paragraph" style:parent-style-name="Standard">
      <style:text-properties fo:color="#ce181e" fo:font-size="15pt" style:text-underline-style="none" fo:font-weight="bold" officeooo:rsid="003578e5" officeooo:paragraph-rsid="003a58d3" style:font-size-asian="15pt" style:font-weight-asian="bold" style:font-size-complex="15pt" style:font-weight-complex="bold"/>
    </style:style>
    <style:style style:name="P10" style:family="paragraph" style:parent-style-name="Standard">
      <style:text-properties fo:color="#ce181e" fo:font-size="15pt" style:text-underline-style="none" fo:font-weight="bold" officeooo:rsid="002303d5" officeooo:paragraph-rsid="003a58d3" style:font-size-asian="15pt" style:font-weight-asian="bold" style:font-size-complex="15pt" style:font-weight-complex="bold"/>
    </style:style>
    <style:style style:name="P11" style:family="paragraph" style:parent-style-name="Standard">
      <style:text-properties fo:color="#ce181e" fo:font-size="15pt" style:text-underline-style="none" fo:font-weight="bold" officeooo:rsid="0021d0bb" officeooo:paragraph-rsid="0021d0bb" style:font-size-asian="15pt" style:font-weight-asian="bold" style:font-size-complex="15pt" style:font-weight-complex="bold"/>
    </style:style>
    <style:style style:name="P12" style:family="paragraph" style:parent-style-name="Standard">
      <style:text-properties fo:color="#ce181e" fo:font-size="15pt" style:text-underline-style="none" fo:font-weight="bold" officeooo:rsid="001fac56" officeooo:paragraph-rsid="001fac56" style:font-size-asian="15pt" style:font-weight-asian="bold" style:font-size-complex="15pt" style:font-weight-complex="bold"/>
    </style:style>
    <style:style style:name="P13" style:family="paragraph" style:parent-style-name="Standard">
      <style:text-properties fo:color="#ce181e" fo:font-size="15pt" fo:font-weight="bold" officeooo:rsid="001b8759" officeooo:paragraph-rsid="001b8759" style:font-size-asian="15pt" style:font-weight-asian="bold" style:font-size-complex="15pt" style:font-weight-complex="bold"/>
    </style:style>
    <style:style style:name="P14" style:family="paragraph" style:parent-style-name="Standard">
      <style:text-properties fo:color="#ce181e" fo:font-size="15pt" fo:font-weight="bold" officeooo:rsid="001e199b" officeooo:paragraph-rsid="001e199b" style:font-size-asian="15pt" style:font-weight-asian="bold" style:font-size-complex="15pt" style:font-weight-complex="bold"/>
    </style:style>
    <style:style style:name="P15" style:family="paragraph" style:parent-style-name="Standard">
      <style:text-properties fo:color="#ce181e" fo:font-size="18pt" style:text-underline-style="none" fo:font-weight="bold" officeooo:rsid="004076b0" officeooo:paragraph-rsid="004076b0" style:font-size-asian="15.75pt" style:font-weight-asian="bold" style:font-size-complex="18pt" style:font-weight-complex="bold"/>
    </style:style>
    <style:style style:name="P16" style:family="paragraph" style:parent-style-name="Standard">
      <style:text-properties fo:color="#ce181e" fo:font-size="18pt" style:text-underline-style="none" fo:font-weight="bold" officeooo:rsid="003d8ae8" officeooo:paragraph-rsid="003d8ae8" style:font-size-asian="15.75pt" style:font-weight-asian="bold" style:font-size-complex="18pt" style:font-weight-complex="bold"/>
    </style:style>
    <style:style style:name="P17" style:family="paragraph" style:parent-style-name="Standard">
      <style:text-properties fo:color="#ce181e" fo:font-size="18pt" style:text-underline-style="none" fo:font-weight="bold" officeooo:rsid="003a58d3" officeooo:paragraph-rsid="003a58d3" style:font-size-asian="15.75pt" style:font-weight-asian="bold" style:font-size-complex="18pt" style:font-weight-complex="bold"/>
    </style:style>
    <style:style style:name="P18" style:family="paragraph" style:parent-style-name="Standard">
      <style:text-properties fo:color="#faa61a" fo:font-size="13pt" officeooo:rsid="001b8759" officeooo:paragraph-rsid="001b8759" style:font-size-asian="11.3500003814697pt" style:font-size-complex="13pt"/>
    </style:style>
    <style:style style:name="P19" style:family="paragraph" style:parent-style-name="Standard">
      <style:text-properties fo:color="#000000" fo:font-size="15pt" style:text-underline-style="none" officeooo:rsid="00265b46" officeooo:paragraph-rsid="00265b46" style:font-size-asian="15pt" style:font-size-complex="15pt"/>
    </style:style>
    <style:style style:name="P20" style:family="paragraph" style:parent-style-name="Standard">
      <style:text-properties fo:color="#000000" fo:font-size="15pt" style:text-underline-style="none" officeooo:rsid="003578e5" officeooo:paragraph-rsid="003578e5" style:font-size-asian="15pt" style:font-size-complex="15pt"/>
    </style:style>
    <style:style style:name="P21" style:family="paragraph" style:parent-style-name="Standard">
      <style:text-properties fo:color="#000000" fo:font-size="15pt" style:text-underline-style="none" officeooo:rsid="0021d0bb" officeooo:paragraph-rsid="0021d0bb" style:font-size-asian="15pt" style:font-size-complex="15pt"/>
    </style:style>
    <style:style style:name="P22" style:family="paragraph" style:parent-style-name="Standard">
      <style:text-properties fo:color="#000000" fo:font-size="15pt" style:text-underline-style="none" officeooo:rsid="003a58d3" officeooo:paragraph-rsid="003a58d3" style:font-size-asian="13.1000003814697pt" style:font-size-complex="15pt"/>
    </style:style>
    <style:style style:name="P23" style:family="paragraph" style:parent-style-name="Standard">
      <style:text-properties fo:color="#000000" fo:font-size="15pt" style:text-underline-style="none" officeooo:rsid="003d8ae8" officeooo:paragraph-rsid="003d8ae8" style:font-size-asian="13.1000003814697pt" style:font-size-complex="15pt"/>
    </style:style>
    <style:style style:name="P24" style:family="paragraph" style:parent-style-name="Standard">
      <style:text-properties fo:color="#000000" fo:font-size="18pt" style:text-underline-style="none" officeooo:rsid="004076b0" officeooo:paragraph-rsid="004076b0" style:font-size-asian="15.75pt" style:font-size-complex="18pt"/>
    </style:style>
    <style:style style:name="P25" style:family="paragraph" style:parent-style-name="Standard">
      <style:text-properties fo:color="#182f7c" fo:font-size="15pt" officeooo:rsid="0036c75d" officeooo:paragraph-rsid="0036c75d" style:font-size-asian="15pt" style:font-size-complex="15pt"/>
    </style:style>
    <style:style style:name="P26" style:family="paragraph" style:parent-style-name="Standard">
      <style:text-properties fo:font-size="18pt" officeooo:rsid="001b8759" officeooo:paragraph-rsid="001b8759" style:font-size-asian="18pt" style:font-size-complex="18pt"/>
    </style:style>
    <style:style style:name="P27" style:family="paragraph" style:parent-style-name="Text_20_body">
      <style:text-properties fo:font-size="15pt" officeooo:rsid="0042c327" officeooo:paragraph-rsid="0042d6fc" style:font-size-asian="13.1000003814697pt" style:font-size-complex="15pt"/>
    </style:style>
    <style:style style:name="P28" style:family="paragraph" style:parent-style-name="Text_20_body">
      <style:text-properties fo:font-size="15pt" fo:font-weight="normal" officeooo:rsid="004e3925" officeooo:paragraph-rsid="004e3925" style:font-size-asian="15pt" style:font-weight-asian="normal" style:font-size-complex="15pt" style:font-weight-complex="normal"/>
    </style:style>
    <style:style style:name="P29" style:family="paragraph" style:parent-style-name="Text_20_body">
      <style:text-properties fo:font-size="15pt" fo:font-weight="normal" officeooo:rsid="008a19ce" officeooo:paragraph-rsid="008a19ce" style:font-size-asian="15pt" style:font-weight-asian="normal" style:font-size-complex="15pt" style:font-weight-complex="normal"/>
    </style:style>
    <style:style style:name="P30" style:family="paragraph" style:parent-style-name="Text_20_body">
      <style:text-properties fo:font-size="15pt" fo:font-weight="normal" officeooo:rsid="008a19ce" officeooo:paragraph-rsid="00957317" style:font-size-asian="15pt" style:font-weight-asian="normal" style:font-size-complex="15pt" style:font-weight-complex="normal"/>
    </style:style>
    <style:style style:name="P31" style:family="paragraph" style:parent-style-name="Text_20_body">
      <style:text-properties fo:font-size="15pt" fo:font-weight="normal" officeooo:rsid="008dc2c4" officeooo:paragraph-rsid="008dc2c4" style:font-size-asian="15pt" style:font-weight-asian="normal" style:font-size-complex="15pt" style:font-weight-complex="normal"/>
    </style:style>
    <style:style style:name="P32" style:family="paragraph" style:parent-style-name="Text_20_body">
      <style:text-properties fo:font-size="15pt" fo:font-weight="normal" officeooo:rsid="00815db1" officeooo:paragraph-rsid="00815db1" style:font-size-asian="15pt" style:font-weight-asian="normal" style:font-size-complex="15pt" style:font-weight-complex="normal"/>
    </style:style>
    <style:style style:name="P33" style:family="paragraph" style:parent-style-name="Text_20_body">
      <style:text-properties fo:font-size="15pt" fo:font-weight="normal" officeooo:rsid="00827fb8" officeooo:paragraph-rsid="00827fb8" style:font-size-asian="15pt" style:font-weight-asian="normal" style:font-size-complex="15pt" style:font-weight-complex="normal"/>
    </style:style>
    <style:style style:name="P34" style:family="paragraph" style:parent-style-name="Text_20_body">
      <style:text-properties fo:font-size="15pt" fo:font-weight="normal" officeooo:rsid="008f22b8" officeooo:paragraph-rsid="0090c0c8" style:font-size-asian="15pt" style:font-weight-asian="normal" style:font-size-complex="15pt" style:font-weight-complex="normal"/>
    </style:style>
    <style:style style:name="P35" style:family="paragraph" style:parent-style-name="Text_20_body">
      <style:text-properties fo:font-size="15pt" fo:font-weight="normal" officeooo:rsid="0090c0c8" officeooo:paragraph-rsid="0090c0c8" style:font-size-asian="15pt" style:font-weight-asian="normal" style:font-size-complex="15pt" style:font-weight-complex="normal"/>
    </style:style>
    <style:style style:name="P36" style:family="paragraph" style:parent-style-name="Text_20_body">
      <style:text-properties fo:font-size="15pt" fo:font-weight="bold" officeooo:rsid="004e3925" officeooo:paragraph-rsid="004e3925" style:font-size-asian="15pt" style:font-weight-asian="bold" style:font-size-complex="15pt" style:font-weight-complex="bold"/>
    </style:style>
    <style:style style:name="P37" style:family="paragraph" style:parent-style-name="Text_20_body">
      <style:text-properties fo:font-size="15pt" fo:font-weight="bold" officeooo:rsid="0092c02b" officeooo:paragraph-rsid="0094275a" style:font-size-asian="15pt" style:font-weight-asian="bold" style:font-size-complex="15pt" style:font-weight-complex="bold"/>
    </style:style>
    <style:style style:name="P38" style:family="paragraph" style:parent-style-name="Text_20_body">
      <style:text-properties fo:font-size="15pt" fo:font-weight="bold" officeooo:rsid="0092c02b" officeooo:paragraph-rsid="0092c02b" style:font-size-asian="15pt" style:font-weight-asian="bold" style:font-size-complex="15pt" style:font-weight-complex="bold"/>
    </style:style>
    <style:style style:name="P39" style:family="paragraph" style:parent-style-name="Text_20_body">
      <style:text-properties fo:font-size="15pt" fo:font-weight="bold" officeooo:rsid="009b8a07" officeooo:paragraph-rsid="009b8a07" style:font-size-asian="15pt" style:font-weight-asian="bold" style:font-size-complex="15pt" style:font-weight-complex="bold"/>
    </style:style>
    <style:style style:name="P40" style:family="paragraph" style:parent-style-name="Text_20_body">
      <style:text-properties fo:font-size="15pt" fo:font-weight="bold" officeooo:rsid="0083f557" officeooo:paragraph-rsid="00827fb8" style:font-size-asian="15pt" style:font-weight-asian="bold" style:font-size-complex="15pt" style:font-weight-complex="bold"/>
    </style:style>
    <style:style style:name="P41" style:family="paragraph" style:parent-style-name="Text_20_body">
      <style:text-properties fo:font-size="15pt" fo:font-weight="bold" officeooo:rsid="007e96e5" officeooo:paragraph-rsid="00815db1" style:font-size-asian="15pt" style:font-weight-asian="bold" style:font-size-complex="15pt" style:font-weight-complex="bold"/>
    </style:style>
    <style:style style:name="P42" style:family="paragraph" style:parent-style-name="Text_20_body">
      <style:text-properties fo:font-size="15pt" fo:font-weight="bold" officeooo:rsid="008a19ce" officeooo:paragraph-rsid="00957317" style:font-size-asian="15pt" style:font-weight-asian="bold" style:font-size-complex="15pt" style:font-weight-complex="bold"/>
    </style:style>
    <style:style style:name="P43" style:family="paragraph" style:parent-style-name="Text_20_body">
      <style:text-properties fo:font-size="15pt" style:font-size-asian="15pt" style:font-size-complex="15pt"/>
    </style:style>
    <style:style style:name="P44" style:family="paragraph" style:parent-style-name="Text_20_body">
      <style:text-properties fo:font-size="15pt" fo:font-style="normal" fo:font-weight="normal" officeooo:rsid="005b2b29" officeooo:paragraph-rsid="005b2b29" style:font-size-asian="15pt" style:font-style-asian="normal" style:font-weight-asian="normal" style:font-size-complex="15pt" style:font-style-complex="normal" style:font-weight-complex="normal"/>
    </style:style>
    <style:style style:name="P45" style:family="paragraph" style:parent-style-name="Text_20_body">
      <style:text-properties fo:font-size="15pt" fo:font-style="normal" fo:font-weight="normal" officeooo:rsid="005b2b29" officeooo:paragraph-rsid="0066a9d1" style:font-size-asian="15pt" style:font-style-asian="normal" style:font-weight-asian="normal" style:font-size-complex="15pt" style:font-style-complex="normal" style:font-weight-complex="normal"/>
    </style:style>
    <style:style style:name="P46" style:family="paragraph" style:parent-style-name="Text_20_body">
      <style:text-properties fo:font-size="15pt" fo:font-style="normal" fo:font-weight="normal" officeooo:rsid="0066a9d1" officeooo:paragraph-rsid="0066a9d1" style:font-size-asian="15pt" style:font-style-asian="normal" style:font-weight-asian="normal" style:font-size-complex="15pt" style:font-style-complex="normal" style:font-weight-complex="normal"/>
    </style:style>
    <style:style style:name="P47" style:family="paragraph" style:parent-style-name="Text_20_body">
      <style:text-properties fo:font-size="15pt" fo:font-style="normal" fo:font-weight="normal" officeooo:rsid="00894d99" officeooo:paragraph-rsid="00894d99" style:font-size-asian="15pt" style:font-style-asian="normal" style:font-weight-asian="normal" style:font-size-complex="15pt" style:font-style-complex="normal" style:font-weight-complex="normal"/>
    </style:style>
    <style:style style:name="P48" style:family="paragraph" style:parent-style-name="Text_20_body">
      <style:text-properties fo:font-size="15pt" fo:font-style="normal" fo:font-weight="normal" officeooo:rsid="008a1eb2" officeooo:paragraph-rsid="008a1eb2" style:font-size-asian="15pt" style:font-style-asian="normal" style:font-weight-asian="normal" style:font-size-complex="15pt" style:font-style-complex="normal" style:font-weight-complex="normal"/>
    </style:style>
    <style:style style:name="P49" style:family="paragraph" style:parent-style-name="Text_20_body">
      <style:text-properties fo:font-size="15pt" fo:font-style="normal" fo:font-weight="bold" officeooo:rsid="0066a9d1" officeooo:paragraph-rsid="0066a9d1" style:font-size-asian="15pt" style:font-style-asian="normal" style:font-weight-asian="bold" style:font-size-complex="15pt" style:font-style-complex="normal" style:font-weight-complex="bold"/>
    </style:style>
    <style:style style:name="P50" style:family="paragraph" style:parent-style-name="Text_20_body">
      <style:text-properties fo:font-size="15pt" fo:font-style="italic" fo:font-weight="normal" officeooo:rsid="0087d479" officeooo:paragraph-rsid="00894d99" style:font-size-asian="15pt" style:font-style-asian="italic" style:font-weight-asian="normal" style:font-size-complex="15pt" style:font-style-complex="italic" style:font-weight-complex="normal"/>
    </style:style>
    <style:style style:name="P51" style:family="paragraph" style:parent-style-name="Text_20_body">
      <style:text-properties fo:font-size="18pt" officeooo:rsid="00439cdc" officeooo:paragraph-rsid="00439cdc" style:font-size-asian="18pt" style:font-size-complex="18pt"/>
    </style:style>
    <style:style style:name="P52" style:family="paragraph" style:parent-style-name="Text_20_body">
      <style:text-properties fo:font-size="18pt" fo:font-weight="bold" style:font-size-asian="18pt" style:font-weight-asian="bold" style:font-size-complex="18pt" style:font-weight-complex="bold"/>
    </style:style>
    <style:style style:name="P53" style:family="paragraph" style:parent-style-name="Text_20_body">
      <style:text-properties fo:color="#ce181e" fo:font-size="15pt" fo:font-weight="bold" officeooo:rsid="00455adf" officeooo:paragraph-rsid="00455adf" style:font-size-asian="13.1000003814697pt" style:font-weight-asian="bold" style:font-size-complex="15pt" style:font-weight-complex="bold"/>
    </style:style>
    <style:style style:name="P54" style:family="paragraph" style:parent-style-name="Text_20_body">
      <style:text-properties fo:color="#ce181e" fo:font-size="15pt" fo:font-weight="bold" officeooo:rsid="00455adf" officeooo:paragraph-rsid="0049429a" style:font-size-asian="15pt" style:font-weight-asian="bold" style:font-size-complex="15pt" style:font-weight-complex="bold"/>
    </style:style>
    <style:style style:name="P55" style:family="paragraph" style:parent-style-name="Text_20_body">
      <style:text-properties fo:color="#ce181e" fo:font-size="15pt" fo:font-weight="bold" officeooo:rsid="00502cb1" officeooo:paragraph-rsid="00502cb1" style:font-size-asian="15pt" style:font-weight-asian="bold" style:font-size-complex="15pt" style:font-weight-complex="bold"/>
    </style:style>
    <style:style style:name="P56" style:family="paragraph" style:parent-style-name="Text_20_body">
      <style:text-properties fo:color="#ce181e" fo:font-size="15pt" fo:font-weight="bold" officeooo:rsid="00539c28" officeooo:paragraph-rsid="00539c28" style:font-size-asian="15pt" style:font-weight-asian="bold" style:font-size-complex="15pt" style:font-weight-complex="bold"/>
    </style:style>
    <style:style style:name="P57" style:family="paragraph" style:parent-style-name="Text_20_body">
      <style:text-properties fo:color="#ce181e" fo:font-size="15pt" fo:font-weight="bold" officeooo:rsid="009b8a07" officeooo:paragraph-rsid="009b8a07" style:font-size-asian="15pt" style:font-weight-asian="bold" style:font-size-complex="15pt" style:font-weight-complex="bold"/>
    </style:style>
    <style:style style:name="P58" style:family="paragraph" style:parent-style-name="Text_20_body">
      <style:text-properties fo:color="#ce181e" fo:font-size="15pt" fo:font-weight="bold" style:font-size-asian="15pt" style:font-size-complex="15pt"/>
    </style:style>
    <style:style style:name="P59" style:family="paragraph" style:parent-style-name="Text_20_body">
      <style:text-properties fo:color="#ce181e" fo:font-size="15pt" fo:font-style="normal" fo:font-weight="bold" officeooo:rsid="0066a9d1" officeooo:paragraph-rsid="0066a9d1" style:font-size-asian="15pt" style:font-style-asian="normal" style:font-weight-asian="bold" style:font-size-complex="15pt" style:font-style-complex="normal" style:font-weight-complex="bold"/>
    </style:style>
    <style:style style:name="P60" style:family="paragraph" style:parent-style-name="Text_20_body">
      <style:text-properties fo:color="#ce181e" fo:font-size="15pt" fo:font-style="normal" fo:font-weight="bold" officeooo:rsid="008a19ce" officeooo:paragraph-rsid="00894d99" style:font-size-asian="15pt" style:font-style-asian="normal" style:font-weight-asian="bold" style:font-size-complex="15pt" style:font-style-complex="normal" style:font-weight-complex="bold"/>
    </style:style>
    <style:style style:name="P61" style:family="paragraph" style:parent-style-name="Text_20_body">
      <style:text-properties fo:color="#ce181e" fo:font-weight="bold" officeooo:rsid="00455adf" officeooo:paragraph-rsid="0046f7d5" style:font-weight-asian="bold" style:font-weight-complex="bold"/>
    </style:style>
    <style:style style:name="P62" style:family="paragraph" style:parent-style-name="Text_20_body">
      <style:text-properties fo:color="#ce181e" fo:font-weight="bold" officeooo:rsid="00439cdc" officeooo:paragraph-rsid="00439cdc" style:font-weight-asian="bold" style:font-weight-complex="bold"/>
    </style:style>
    <style:style style:name="P63" style:family="paragraph" style:parent-style-name="Text_20_body">
      <style:text-properties fo:color="#ce181e" officeooo:rsid="0066a9d1" officeooo:paragraph-rsid="0066a9d1"/>
    </style:style>
    <style:style style:name="P64" style:family="paragraph" style:parent-style-name="Text_20_body">
      <style:text-properties fo:color="#ce181e" fo:font-size="18pt" fo:font-weight="bold" officeooo:rsid="0090c0c8" officeooo:paragraph-rsid="0090c0c8" style:font-size-asian="15.75pt" style:font-weight-asian="bold" style:font-size-complex="18pt" style:font-weight-complex="bold"/>
    </style:style>
    <style:style style:name="P65" style:family="paragraph" style:parent-style-name="Text_20_body">
      <style:text-properties fo:color="#182f7c" fo:font-size="15pt" fo:font-style="italic" fo:font-weight="bold" officeooo:rsid="00539c28" officeooo:paragraph-rsid="00539c28" style:font-size-asian="15pt" style:font-style-asian="italic" style:font-weight-asian="bold" style:font-size-complex="15pt" style:font-style-complex="italic" style:font-weight-complex="bold"/>
    </style:style>
    <style:style style:name="P66" style:family="paragraph" style:parent-style-name="Text_20_body">
      <style:text-properties fo:color="#182f7c" fo:font-size="15pt" fo:font-style="italic" fo:font-weight="bold" officeooo:rsid="0056f345" officeooo:paragraph-rsid="0056f345" style:font-size-asian="15pt" style:font-style-asian="italic" style:font-weight-asian="bold" style:font-size-complex="15pt" style:font-style-complex="italic" style:font-weight-complex="bold"/>
    </style:style>
    <style:style style:name="P67" style:family="paragraph" style:parent-style-name="Text_20_body">
      <style:text-properties fo:color="#182f7c" fo:font-size="15pt" fo:font-style="italic" fo:font-weight="bold" officeooo:rsid="0058d281" officeooo:paragraph-rsid="0058d281" style:font-size-asian="15pt" style:font-style-asian="italic" style:font-weight-asian="bold" style:font-size-complex="15pt" style:font-style-complex="italic" style:font-weight-complex="bold"/>
    </style:style>
    <style:style style:name="P68" style:family="paragraph" style:parent-style-name="Text_20_body">
      <style:text-properties fo:color="#182f7c" fo:font-size="15pt" fo:font-style="italic" fo:font-weight="bold" officeooo:rsid="005b2b29" officeooo:paragraph-rsid="005b2b29" style:font-size-asian="15pt" style:font-style-asian="italic" style:font-weight-asian="bold" style:font-size-complex="15pt" style:font-style-complex="italic" style:font-weight-complex="bold"/>
    </style:style>
    <style:style style:name="P69" style:family="paragraph" style:parent-style-name="Text_20_body">
      <style:text-properties fo:color="#182f7c" fo:font-size="15pt" fo:font-weight="normal" officeooo:rsid="0096d635" officeooo:paragraph-rsid="0096d635" style:font-size-asian="15pt" style:font-weight-asian="normal" style:font-size-complex="15pt" style:font-weight-complex="normal"/>
    </style:style>
    <style:style style:name="P70" style:family="paragraph" style:parent-style-name="Text_20_body">
      <style:text-properties fo:color="#182f7c" fo:font-style="italic" fo:font-weight="bold" officeooo:rsid="00552006" officeooo:paragraph-rsid="00552006" style:font-style-asian="italic" style:font-weight-asian="bold" style:font-style-complex="italic" style:font-weight-complex="bold"/>
    </style:style>
    <style:style style:name="P71" style:family="paragraph" style:parent-style-name="Text_20_body">
      <style:text-properties fo:color="#182f7c" fo:font-style="italic" fo:font-weight="bold" officeooo:rsid="0056f345" officeooo:paragraph-rsid="0056f345" style:font-style-asian="italic" style:font-weight-asian="bold" style:font-style-complex="italic" style:font-weight-complex="bold"/>
    </style:style>
    <style:style style:name="P72" style:family="paragraph" style:parent-style-name="Text_20_body">
      <style:text-properties officeooo:paragraph-rsid="0066a9d1"/>
    </style:style>
    <style:style style:name="P73" style:family="paragraph" style:parent-style-name="Text_20_body">
      <style:text-properties officeooo:rsid="00827fb8" officeooo:paragraph-rsid="00827fb8"/>
    </style:style>
    <style:style style:name="P74" style:family="paragraph" style:parent-style-name="Text_20_body">
      <style:text-properties officeooo:rsid="0090c0c8" officeooo:paragraph-rsid="0090c0c8"/>
    </style:style>
    <style:style style:name="P75" style:family="paragraph" style:parent-style-name="Text_20_body">
      <style:text-properties fo:color="#1c3687" fo:font-size="15pt" fo:font-style="italic" fo:font-weight="normal" officeooo:rsid="00815db1" officeooo:paragraph-rsid="00815db1" style:font-size-asian="15pt" style:font-style-asian="italic" style:font-weight-asian="normal" style:font-size-complex="15pt" style:font-style-complex="italic" style:font-weight-complex="normal"/>
    </style:style>
    <style:style style:name="P76" style:family="paragraph" style:parent-style-name="Text_20_body">
      <style:text-properties fo:color="#000000" fo:font-size="15pt" fo:font-weight="normal" officeooo:rsid="0090c0c8" officeooo:paragraph-rsid="0090c0c8" style:font-size-asian="13.1000003814697pt" style:font-weight-asian="normal" style:font-size-complex="15pt" style:font-weight-complex="normal"/>
    </style:style>
    <style:style style:name="P77" style:family="paragraph" style:parent-style-name="Text_20_body">
      <style:text-properties fo:color="#000000" fo:font-size="15pt" fo:font-weight="normal" officeooo:rsid="00a2719b" officeooo:paragraph-rsid="00a469bd" style:font-size-asian="13.1000003814697pt" style:font-weight-asian="normal" style:font-size-complex="15pt" style:font-weight-complex="normal"/>
    </style:style>
    <style:style style:name="P78" style:family="paragraph" style:parent-style-name="Text_20_body">
      <style:text-properties fo:color="#000000" fo:font-size="15pt" fo:font-style="normal" fo:font-weight="normal" officeooo:rsid="00a469bd" officeooo:paragraph-rsid="00a469bd" style:font-size-asian="13.1000003814697pt" style:font-style-asian="normal" style:font-weight-asian="normal" style:font-size-complex="15pt" style:font-style-complex="normal" style:font-weight-complex="normal"/>
    </style:style>
    <style:style style:name="P79" style:family="paragraph" style:parent-style-name="Text_20_body">
      <style:text-properties fo:color="#000000" fo:font-size="15pt" fo:font-style="normal" fo:font-weight="normal" officeooo:rsid="00a469bd" officeooo:paragraph-rsid="00ab5ccc" style:font-size-asian="13.1000003814697pt" style:font-style-asian="normal" style:font-weight-asian="normal" style:font-size-complex="15pt" style:font-style-complex="normal" style:font-weight-complex="normal"/>
    </style:style>
    <style:style style:name="P80" style:family="paragraph" style:parent-style-name="Text_20_body">
      <style:text-properties fo:color="#000000" fo:font-size="15pt" fo:font-style="normal" fo:font-weight="normal" officeooo:rsid="00a469bd" officeooo:paragraph-rsid="00a469bd" style:font-size-asian="15pt" style:font-style-asian="normal" style:font-weight-asian="normal" style:font-size-complex="15pt" style:font-style-complex="normal" style:font-weight-complex="normal"/>
    </style:style>
    <style:style style:name="P81" style:family="paragraph" style:parent-style-name="Text_20_body">
      <style:text-properties officeooo:paragraph-rsid="00a9aaba"/>
    </style:style>
    <style:style style:name="P82" style:family="paragraph" style:parent-style-name="Text_20_body">
      <style:text-properties officeooo:paragraph-rsid="00ab5ccc"/>
    </style:style>
    <style:style style:name="P83" style:family="paragraph" style:parent-style-name="Preformatted_20_Text">
      <style:paragraph-properties fo:margin-top="0cm" fo:margin-bottom="0.499cm" loext:contextual-spacing="false"/>
    </style:style>
    <style:style style:name="P84" style:family="paragraph" style:parent-style-name="List_20_Contents">
      <style:paragraph-properties fo:margin-top="0cm" fo:margin-bottom="0.499cm" loext:contextual-spacing="false"/>
      <style:text-properties fo:font-size="15pt" style:font-size-asian="15pt" style:font-size-complex="15pt"/>
    </style:style>
    <style:style style:name="P85" style:family="paragraph" style:parent-style-name="Table_20_Contents">
      <style:paragraph-properties fo:margin-top="0cm" fo:margin-bottom="0.499cm" loext:contextual-spacing="false"/>
    </style:style>
    <style:style style:name="P86" style:family="paragraph" style:parent-style-name="Table_20_Contents">
      <style:paragraph-properties fo:margin-top="0cm" fo:margin-bottom="0.499cm" loext:contextual-spacing="false"/>
      <style:text-properties fo:font-size="15pt" style:font-size-asian="15pt" style:font-size-complex="15pt"/>
    </style:style>
    <style:style style:name="P87" style:family="paragraph" style:parent-style-name="Table_20_Heading">
      <style:paragraph-properties fo:margin-top="0cm" fo:margin-bottom="0.499cm" loext:contextual-spacing="false"/>
      <style:text-properties fo:color="#ce181e" fo:font-size="15pt" style:font-size-asian="15pt" style:font-size-complex="15pt"/>
    </style:style>
    <style:style style:name="P88" style:family="paragraph" style:parent-style-name="List_20_Contents">
      <style:text-properties fo:font-size="15pt" style:font-size-asian="15pt" style:font-size-complex="15pt"/>
    </style:style>
    <style:style style:name="P89" style:family="paragraph" style:parent-style-name="List_20_Contents">
      <style:text-properties fo:font-size="15pt" fo:font-weight="bold" officeooo:rsid="0066b3c2" officeooo:paragraph-rsid="0066b3c2" style:font-size-asian="13.1000003814697pt" style:font-weight-asian="bold" style:font-size-complex="15pt" style:font-weight-complex="bold"/>
    </style:style>
    <style:style style:name="P90" style:family="paragraph" style:parent-style-name="List_20_Contents">
      <style:text-properties fo:font-size="15pt" fo:font-weight="normal" officeooo:rsid="0066b3c2" officeooo:paragraph-rsid="0066b3c2" style:font-size-asian="13.1000003814697pt" style:font-weight-asian="normal" style:font-size-complex="15pt" style:font-weight-complex="normal"/>
    </style:style>
    <style:style style:name="P91" style:family="paragraph" style:parent-style-name="List_20_Contents">
      <style:text-properties fo:font-size="15pt" fo:font-weight="normal" officeooo:rsid="006d4b43" officeooo:paragraph-rsid="006d4b43" style:font-size-asian="13.1000003814697pt" style:font-weight-asian="normal" style:font-size-complex="15pt" style:font-weight-complex="normal"/>
    </style:style>
    <style:style style:name="P92" style:family="paragraph" style:parent-style-name="List_20_Contents">
      <style:text-properties fo:color="#1c3687" fo:font-size="15pt" fo:font-style="italic" officeooo:rsid="006b923d" officeooo:paragraph-rsid="006b923d" style:font-size-asian="15pt" style:font-style-asian="italic" style:font-size-complex="15pt" style:font-style-complex="italic"/>
    </style:style>
    <style:style style:name="P93" style:family="paragraph" style:parent-style-name="List_20_Contents">
      <style:text-properties fo:color="#1c3687" fo:font-size="15pt" fo:font-style="italic" officeooo:rsid="006b923d" officeooo:paragraph-rsid="007484e5" style:font-size-asian="15pt" style:font-style-asian="italic" style:font-size-complex="15pt" style:font-style-complex="italic"/>
    </style:style>
    <style:style style:name="P94" style:family="paragraph" style:parent-style-name="List_20_Contents">
      <style:text-properties fo:color="#1c3687" fo:font-size="15pt" fo:font-style="italic" fo:font-weight="normal" officeooo:rsid="0066b3c2" officeooo:paragraph-rsid="0066b3c2" style:font-size-asian="13.1000003814697pt" style:font-style-asian="italic" style:font-weight-asian="normal" style:font-size-complex="15pt" style:font-style-complex="italic" style:font-weight-complex="normal"/>
    </style:style>
    <style:style style:name="P95" style:family="paragraph" style:parent-style-name="List_20_Contents">
      <style:text-properties fo:color="#1c3687" fo:font-size="15pt" fo:font-style="italic" fo:font-weight="normal" officeooo:rsid="0068efef" officeooo:paragraph-rsid="0068efef" style:font-size-asian="13.1000003814697pt" style:font-style-asian="italic" style:font-weight-asian="normal" style:font-size-complex="15pt" style:font-style-complex="italic" style:font-weight-complex="normal"/>
    </style:style>
    <style:style style:name="P96" style:family="paragraph" style:parent-style-name="List_20_Contents">
      <style:text-properties fo:color="#ce181e" fo:font-size="15pt" fo:font-weight="bold" officeooo:rsid="0066b3c2" officeooo:paragraph-rsid="0066b3c2" style:font-size-asian="13.1000003814697pt" style:font-weight-asian="bold" style:font-size-complex="15pt" style:font-weight-complex="bold"/>
    </style:style>
    <style:style style:name="P97" style:family="paragraph" style:parent-style-name="List_20_Contents">
      <style:paragraph-properties fo:margin-left="0cm" fo:margin-right="0cm" fo:text-indent="0cm" style:auto-text-indent="false"/>
      <style:text-properties fo:font-size="15pt" fo:font-weight="bold" officeooo:rsid="0067154c" officeooo:paragraph-rsid="0067154c" style:font-size-asian="13.1000003814697pt" style:font-weight-asian="bold" style:font-size-complex="15pt" style:font-weight-complex="bold"/>
    </style:style>
    <style:style style:name="P98" style:family="paragraph" style:parent-style-name="List_20_Contents">
      <style:paragraph-properties fo:margin-left="0cm" fo:margin-right="0cm" fo:text-indent="0cm" style:auto-text-indent="false"/>
      <style:text-properties fo:font-size="15pt" fo:font-weight="bold" officeooo:rsid="009a4a64" officeooo:paragraph-rsid="009a4a64" style:font-size-asian="13.1000003814697pt" style:font-weight-asian="bold" style:font-size-complex="15pt" style:font-weight-complex="bold"/>
    </style:style>
    <style:style style:name="P99" style:family="paragraph" style:parent-style-name="List_20_Contents">
      <style:paragraph-properties fo:margin-left="0cm" fo:margin-right="0cm" fo:text-indent="0cm" style:auto-text-indent="false"/>
      <style:text-properties fo:font-size="15pt" fo:font-weight="normal" officeooo:rsid="00677cf4" officeooo:paragraph-rsid="00677cf4" style:font-size-asian="13.1000003814697pt" style:font-weight-asian="normal" style:font-size-complex="15pt" style:font-weight-complex="normal"/>
    </style:style>
    <style:style style:name="P100" style:family="paragraph" style:parent-style-name="List_20_Contents">
      <style:paragraph-properties fo:margin-left="0cm" fo:margin-right="0cm" fo:text-indent="0cm" style:auto-text-indent="false"/>
      <style:text-properties fo:font-size="15pt" fo:font-weight="normal" officeooo:rsid="007b1cb2" officeooo:paragraph-rsid="00677cf4" style:font-size-asian="13.1000003814697pt" style:font-weight-asian="normal" style:font-size-complex="15pt" style:font-weight-complex="normal"/>
    </style:style>
    <style:style style:name="P101" style:family="paragraph" style:parent-style-name="List_20_Contents">
      <style:paragraph-properties fo:margin-left="0cm" fo:margin-right="0cm" fo:text-indent="0cm" style:auto-text-indent="false"/>
      <style:text-properties fo:color="#ce181e" fo:font-size="15pt" fo:font-weight="bold" officeooo:rsid="0067154c" officeooo:paragraph-rsid="0067154c" style:font-size-asian="13.1000003814697pt" style:font-weight-asian="bold" style:font-size-complex="15pt" style:font-weight-complex="bold"/>
    </style:style>
    <style:style style:name="P102" style:family="paragraph" style:parent-style-name="List_20_Contents">
      <style:paragraph-properties fo:margin-left="0cm" fo:margin-right="0cm" fo:text-indent="0cm" style:auto-text-indent="false"/>
      <style:text-properties fo:color="#ce181e" fo:font-size="15pt" fo:font-weight="bold" officeooo:rsid="009a4a64" officeooo:paragraph-rsid="009a4a64" style:font-size-asian="13.1000003814697pt" style:font-weight-asian="bold" style:font-size-complex="15pt" style:font-weight-complex="bold"/>
    </style:style>
    <style:style style:name="P103" style:family="paragraph" style:parent-style-name="List_20_Contents">
      <style:paragraph-properties fo:margin-left="0cm" fo:margin-right="0cm" fo:text-indent="0cm" style:auto-text-indent="false"/>
      <style:text-properties fo:color="#1c3687" fo:font-size="15pt" fo:font-style="italic" fo:font-weight="normal" officeooo:rsid="0068efef" officeooo:paragraph-rsid="0069719f" style:font-size-asian="13.1000003814697pt" style:font-style-asian="italic" style:font-weight-asian="normal" style:font-size-complex="15pt" style:font-style-complex="italic" style:font-weight-complex="normal"/>
    </style:style>
    <style:style style:name="P104" style:family="paragraph" style:parent-style-name="List_20_Contents">
      <style:paragraph-properties fo:margin-left="0cm" fo:margin-right="0cm" fo:text-indent="0cm" style:auto-text-indent="false"/>
      <style:text-properties fo:font-size="18pt" fo:font-weight="bold" officeooo:rsid="007b1cb2" officeooo:paragraph-rsid="009a4a64" style:font-size-asian="18pt" style:font-weight-asian="bold" style:font-size-complex="18pt" style:font-weight-complex="bold"/>
    </style:style>
    <style:style style:name="P105" style:family="paragraph" style:parent-style-name="Text_20_body">
      <style:paragraph-properties fo:margin-left="0cm" fo:margin-right="0cm" fo:text-indent="0cm" style:auto-text-indent="false"/>
      <style:text-properties fo:font-size="15pt" officeooo:rsid="007e96e5" officeooo:paragraph-rsid="007e96e5" style:font-size-asian="15pt" style:font-size-complex="15pt"/>
    </style:style>
    <style:style style:name="P106" style:family="paragraph" style:parent-style-name="Text_20_body">
      <style:paragraph-properties fo:margin-left="0cm" fo:margin-right="0cm" fo:text-indent="0cm" style:auto-text-indent="false"/>
      <style:text-properties fo:font-size="15pt" fo:font-weight="normal" officeooo:rsid="007b1cb2" officeooo:paragraph-rsid="00677cf4" style:font-size-asian="13.1000003814697pt" style:font-weight-asian="normal" style:font-size-complex="15pt" style:font-weight-complex="normal"/>
    </style:style>
    <style:style style:name="P107" style:family="paragraph" style:parent-style-name="Text_20_body">
      <style:paragraph-properties fo:margin-left="0cm" fo:margin-right="0cm" fo:text-indent="0cm" style:auto-text-indent="false"/>
      <style:text-properties fo:font-size="15pt" fo:font-weight="normal" officeooo:rsid="007b1cb2" officeooo:paragraph-rsid="009a4a64" style:font-size-asian="15pt" style:font-weight-asian="normal" style:font-size-complex="15pt" style:font-weight-complex="normal"/>
    </style:style>
    <style:style style:name="P108" style:family="paragraph" style:parent-style-name="Text_20_body">
      <style:paragraph-properties fo:margin-left="0cm" fo:margin-right="0cm" fo:text-indent="0cm" style:auto-text-indent="false"/>
      <style:text-properties fo:font-size="15pt" fo:font-weight="normal" officeooo:rsid="007b1cb2" officeooo:paragraph-rsid="00677cf4" style:font-size-asian="15pt" style:font-weight-asian="normal" style:font-size-complex="15pt" style:font-weight-complex="normal"/>
    </style:style>
    <style:style style:name="P109" style:family="paragraph" style:parent-style-name="Text_20_body">
      <style:paragraph-properties fo:margin-left="0cm" fo:margin-right="0cm" fo:text-indent="0cm" style:auto-text-indent="false"/>
      <style:text-properties fo:font-size="15pt" fo:font-weight="normal" officeooo:rsid="007e96e5" officeooo:paragraph-rsid="007e96e5" style:font-size-asian="15pt" style:font-weight-asian="normal" style:font-size-complex="15pt" style:font-weight-complex="normal"/>
    </style:style>
    <style:style style:name="P110" style:family="paragraph" style:parent-style-name="Text_20_body">
      <style:paragraph-properties fo:margin-left="0cm" fo:margin-right="0cm" fo:text-indent="0cm" style:auto-text-indent="false"/>
      <style:text-properties fo:font-size="15pt" fo:font-weight="bold" officeooo:rsid="007b1cb2" officeooo:paragraph-rsid="00677cf4" style:font-size-asian="15pt" style:font-weight-asian="normal" style:font-size-complex="15pt" style:font-weight-complex="normal"/>
    </style:style>
    <style:style style:name="P111" style:family="paragraph" style:parent-style-name="Text_20_body">
      <style:paragraph-properties fo:margin-left="0cm" fo:margin-right="0cm" fo:text-indent="0cm" style:auto-text-indent="false"/>
      <style:text-properties fo:color="#182f7c" fo:font-size="15pt" officeooo:rsid="007e96e5" officeooo:paragraph-rsid="007e96e5" style:font-size-asian="15pt" style:font-size-complex="15pt"/>
    </style:style>
    <style:style style:name="P112" style:family="paragraph" style:parent-style-name="Text_20_body">
      <style:paragraph-properties fo:margin-left="0cm" fo:margin-right="0cm" fo:text-indent="0cm" style:auto-text-indent="false"/>
      <style:text-properties fo:color="#182f7c" fo:font-size="15pt" fo:font-weight="normal" officeooo:rsid="007e96e5" officeooo:paragraph-rsid="007e96e5" style:font-size-asian="15pt" style:font-weight-asian="normal" style:font-size-complex="15pt" style:font-weight-complex="normal"/>
    </style:style>
    <style:style style:name="P113" style:family="paragraph" style:parent-style-name="Text_20_body">
      <style:paragraph-properties fo:margin-left="0cm" fo:margin-right="0cm" fo:text-indent="0cm" style:auto-text-indent="false"/>
      <style:text-properties fo:color="#182f7c" fo:font-size="15pt" fo:font-weight="normal" officeooo:rsid="00957317" officeooo:paragraph-rsid="00957317" style:font-size-asian="15pt" style:font-weight-asian="normal" style:font-size-complex="15pt" style:font-weight-complex="normal"/>
    </style:style>
    <style:style style:name="P114" style:family="paragraph" style:parent-style-name="Text_20_body">
      <style:paragraph-properties fo:margin-left="0cm" fo:margin-right="0cm" fo:text-indent="0cm" style:auto-text-indent="false"/>
      <style:text-properties fo:color="#1c3687" fo:font-size="15pt" officeooo:rsid="007e96e5" officeooo:paragraph-rsid="007e96e5" style:font-size-asian="15pt" style:font-size-complex="15pt"/>
    </style:style>
    <style:style style:name="P115" style:family="paragraph" style:parent-style-name="Text_20_body">
      <style:paragraph-properties fo:margin-left="0cm" fo:margin-right="0cm" fo:text-indent="0cm" style:auto-text-indent="false"/>
      <style:text-properties fo:color="#1c3687" fo:font-size="15pt" fo:font-style="italic" fo:font-weight="normal" officeooo:rsid="008f22b8" officeooo:paragraph-rsid="0092c02b" style:font-size-asian="15pt" style:font-style-asian="italic" style:font-weight-asian="normal" style:font-size-complex="15pt" style:font-style-complex="italic" style:font-weight-complex="normal"/>
    </style:style>
    <style:style style:name="P116" style:family="paragraph" style:parent-style-name="Text_20_body">
      <style:paragraph-properties fo:margin-left="0cm" fo:margin-right="0cm" fo:text-indent="0cm" style:auto-text-indent="false"/>
      <style:text-properties fo:color="#1c3687" fo:font-size="15pt" fo:font-style="italic" fo:font-weight="normal" officeooo:rsid="008f22b8" officeooo:paragraph-rsid="007e96e5" style:font-size-asian="15pt" style:font-style-asian="italic" style:font-weight-asian="normal" style:font-size-complex="15pt" style:font-style-complex="italic" style:font-weight-complex="normal"/>
    </style:style>
    <style:style style:name="P117" style:family="paragraph" style:parent-style-name="Heading_20_2">
      <style:paragraph-properties fo:margin-left="0cm" fo:margin-right="0cm" fo:text-indent="0cm" style:auto-text-indent="false"/>
      <style:text-properties fo:font-size="15pt" fo:font-weight="bold" officeooo:rsid="007b1cb2" officeooo:paragraph-rsid="00677cf4" style:font-size-asian="15pt" style:font-weight-asian="bold" style:font-size-complex="15pt" style:font-weight-complex="bold"/>
    </style:style>
    <style:style style:name="P118" style:family="paragraph" style:parent-style-name="Heading_20_2">
      <style:paragraph-properties fo:margin-left="0cm" fo:margin-right="0cm" fo:text-indent="0cm" style:auto-text-indent="false"/>
      <style:text-properties fo:color="#ce181e" fo:font-size="15pt" fo:font-weight="bold" officeooo:rsid="007b1cb2" officeooo:paragraph-rsid="00677cf4" style:font-size-asian="15pt" style:font-weight-asian="bold" style:font-size-complex="15pt" style:font-weight-complex="bold"/>
    </style:style>
    <style:style style:name="P119" style:family="paragraph" style:parent-style-name="List_20_Heading">
      <style:text-properties officeooo:paragraph-rsid="0075ea1d"/>
    </style:style>
    <style:style style:name="P120" style:family="paragraph" style:parent-style-name="List_20_Heading">
      <style:text-properties fo:font-size="15pt" style:font-size-asian="15pt" style:font-size-complex="15pt"/>
    </style:style>
    <style:style style:name="P121" style:family="paragraph" style:parent-style-name="List_20_Heading">
      <style:text-properties fo:color="#ce181e" fo:font-size="15pt" style:font-size-asian="15pt" style:font-size-complex="15pt"/>
    </style:style>
    <style:style style:name="P122" style:family="paragraph" style:parent-style-name="Preformatted_20_Text">
      <style:text-properties officeooo:paragraph-rsid="00827fb8"/>
    </style:style>
    <style:style style:name="P123" style:family="paragraph" style:parent-style-name="Standard" style:list-style-name="L1">
      <style:text-properties officeooo:paragraph-rsid="006205e8"/>
    </style:style>
    <style:style style:name="P124" style:family="paragraph" style:parent-style-name="Standard" style:list-style-name="L2">
      <style:text-properties fo:font-size="15pt" officeooo:rsid="001c97b2" officeooo:paragraph-rsid="001c97b2" style:font-size-asian="15pt" style:font-size-complex="15pt"/>
    </style:style>
    <style:style style:name="P125" style:family="paragraph" style:parent-style-name="Standard" style:list-style-name="L2">
      <style:text-properties fo:font-size="15pt" officeooo:rsid="001cc297" officeooo:paragraph-rsid="001cc297" style:font-size-asian="15pt" style:font-size-complex="15pt"/>
    </style:style>
    <style:style style:name="P126" style:family="paragraph" style:parent-style-name="Standard" style:list-style-name="L2">
      <style:text-properties fo:font-size="15pt" officeooo:rsid="001cc297" officeooo:paragraph-rsid="0036c75d" style:font-size-asian="15pt" style:font-size-complex="15pt"/>
    </style:style>
    <style:style style:name="P127" style:family="paragraph" style:parent-style-name="Standard" style:list-style-name="L2">
      <style:text-properties fo:font-size="15pt" officeooo:rsid="0036c75d" officeooo:paragraph-rsid="0036c75d" style:font-size-asian="15pt" style:font-size-complex="15pt"/>
    </style:style>
    <style:style style:name="P128" style:family="paragraph" style:parent-style-name="Standard" style:list-style-name="L10">
      <style:text-properties fo:font-size="15pt" officeooo:paragraph-rsid="004076b0" style:font-size-asian="15pt" style:font-size-complex="15pt"/>
    </style:style>
    <style:style style:name="P129" style:family="paragraph" style:parent-style-name="Standard" style:list-style-name="L3">
      <style:text-properties fo:font-size="15pt" style:text-underline-style="none" officeooo:rsid="001fac56" officeooo:paragraph-rsid="001fac56" style:font-size-asian="15pt" style:font-size-complex="15pt"/>
    </style:style>
    <style:style style:name="P130" style:family="paragraph" style:parent-style-name="Standard" style:list-style-name="L2">
      <style:text-properties fo:color="#182f7c" fo:font-size="15pt" officeooo:rsid="0036c75d" officeooo:paragraph-rsid="0036c75d" style:font-size-asian="15pt" style:font-size-complex="15pt"/>
    </style:style>
    <style:style style:name="P131" style:family="paragraph" style:parent-style-name="Standard" style:list-style-name="L2">
      <style:text-properties fo:color="#182f7c" fo:font-size="15pt" officeooo:rsid="001cc297" officeooo:paragraph-rsid="001cc297" style:font-size-asian="15pt" style:font-size-complex="15pt"/>
    </style:style>
    <style:style style:name="P132" style:family="paragraph" style:parent-style-name="Standard" style:list-style-name="L3">
      <style:text-properties fo:color="#182f7c" fo:font-size="15pt" officeooo:rsid="0038bfdc" officeooo:paragraph-rsid="0038bfdc" style:font-size-asian="15pt" style:font-size-complex="15pt"/>
    </style:style>
    <style:style style:name="P133" style:family="paragraph" style:parent-style-name="Standard" style:list-style-name="L3">
      <style:text-properties fo:color="#182f7c" fo:font-size="15pt" style:text-underline-style="none" officeooo:rsid="0038bfdc" officeooo:paragraph-rsid="0038bfdc" style:font-size-asian="15pt" style:font-size-complex="15pt"/>
    </style:style>
    <style:style style:name="P134" style:family="paragraph" style:parent-style-name="Standard" style:list-style-name="L4">
      <style:text-properties fo:color="#182f7c" fo:font-size="15pt" style:text-underline-style="none" officeooo:rsid="0038bfdc" officeooo:paragraph-rsid="0038bfdc" style:font-size-asian="15pt" style:font-size-complex="15pt"/>
    </style:style>
    <style:style style:name="P135" style:family="paragraph" style:parent-style-name="Standard" style:list-style-name="L7">
      <style:text-properties fo:color="#182f7c" fo:font-size="15pt" style:text-underline-style="none" officeooo:rsid="003a58d3" officeooo:paragraph-rsid="003a58d3" style:font-size-asian="15pt" style:font-size-complex="15pt"/>
    </style:style>
    <style:style style:name="P136" style:family="paragraph" style:parent-style-name="Standard" style:list-style-name="L7">
      <style:paragraph-properties>
        <style:tab-stops>
          <style:tab-stop style:position="8.916cm"/>
        </style:tab-stops>
      </style:paragraph-properties>
      <style:text-properties fo:color="#182f7c" fo:font-size="15pt" style:text-underline-style="none" officeooo:rsid="0039cc93" officeooo:paragraph-rsid="0039cc93" style:font-size-asian="15pt" style:font-size-complex="15pt"/>
    </style:style>
    <style:style style:name="P137" style:family="paragraph" style:parent-style-name="Standard" style:list-style-name="L7">
      <style:text-properties fo:color="#182f7c" fo:font-size="15pt" style:text-underline-style="none" officeooo:rsid="0039cc93" officeooo:paragraph-rsid="0039cc93" style:font-size-asian="15pt" style:font-size-complex="15pt"/>
    </style:style>
    <style:style style:name="P138" style:family="paragraph" style:parent-style-name="Standard" style:list-style-name="L9">
      <style:text-properties fo:color="#182f7c" fo:font-size="15pt" style:text-underline-style="none" officeooo:rsid="003e62d1" officeooo:paragraph-rsid="003ea757" style:font-size-asian="15pt" style:font-size-complex="15pt"/>
    </style:style>
    <style:style style:name="P139" style:family="paragraph" style:parent-style-name="Standard" style:list-style-name="L9">
      <style:text-properties fo:color="#182f7c" fo:font-size="15pt" style:text-underline-style="none" officeooo:rsid="003ea757" officeooo:paragraph-rsid="003e62d1" style:font-size-asian="15pt" style:font-size-complex="15pt"/>
    </style:style>
    <style:style style:name="P140" style:family="paragraph" style:parent-style-name="Standard" style:list-style-name="L8">
      <style:text-properties fo:color="#182f7c" fo:font-size="15pt" style:text-underline-style="none" officeooo:rsid="003c3914" officeooo:paragraph-rsid="003c3914" style:font-size-asian="13.1000003814697pt" style:font-size-complex="15pt"/>
    </style:style>
    <style:style style:name="P141" style:family="paragraph" style:parent-style-name="Standard" style:list-style-name="L8">
      <style:text-properties fo:color="#182f7c" fo:font-size="15pt" style:text-underline-style="none" officeooo:rsid="003d8ae8" officeooo:paragraph-rsid="003d8ae8" style:font-size-asian="13.1000003814697pt" style:font-size-complex="15pt"/>
    </style:style>
    <style:style style:name="P142" style:family="paragraph" style:parent-style-name="Standard" style:list-style-name="L3">
      <style:text-properties fo:color="#000000" fo:font-size="15pt" officeooo:rsid="001e199b" officeooo:paragraph-rsid="0021d0bb" style:font-size-asian="15pt" style:font-size-complex="15pt"/>
    </style:style>
    <style:style style:name="P143" style:family="paragraph" style:parent-style-name="Standard" style:list-style-name="L3">
      <style:text-properties fo:color="#000000" fo:font-size="15pt" officeooo:rsid="001e199b" officeooo:paragraph-rsid="001e199b" style:font-size-asian="15pt" style:font-size-complex="15pt"/>
    </style:style>
    <style:style style:name="P144" style:family="paragraph" style:parent-style-name="Standard" style:list-style-name="L3">
      <style:text-properties fo:color="#000000" fo:font-size="15pt" officeooo:rsid="001e199b" officeooo:paragraph-rsid="001fac56" style:font-size-asian="15pt" style:font-size-complex="15pt"/>
    </style:style>
    <style:style style:name="P145" style:family="paragraph" style:parent-style-name="Standard" style:list-style-name="L3">
      <style:text-properties fo:color="#000000" fo:font-size="15pt" officeooo:rsid="0036c75d" officeooo:paragraph-rsid="0036c75d" style:font-size-asian="15pt" style:font-size-complex="15pt"/>
    </style:style>
    <style:style style:name="P146" style:family="paragraph" style:parent-style-name="Standard" style:list-style-name="L3">
      <style:text-properties fo:color="#000000" fo:font-size="15pt" officeooo:rsid="001fac56" officeooo:paragraph-rsid="006205e8" style:font-size-asian="15pt" style:font-size-complex="15pt"/>
    </style:style>
    <style:style style:name="P147" style:family="paragraph" style:parent-style-name="Standard" style:list-style-name="L4">
      <style:text-properties fo:color="#000000" fo:font-size="15pt" style:text-underline-style="none" officeooo:rsid="001fac56" officeooo:paragraph-rsid="001fac56" style:font-size-asian="15pt" style:font-size-complex="15pt"/>
    </style:style>
    <style:style style:name="P148" style:family="paragraph" style:parent-style-name="Standard" style:list-style-name="L4">
      <style:text-properties fo:color="#000000" fo:font-size="15pt" style:text-underline-style="none" officeooo:rsid="0021d0bb" officeooo:paragraph-rsid="0021d0bb" style:font-size-asian="15pt" style:font-size-complex="15pt"/>
    </style:style>
    <style:style style:name="P149" style:family="paragraph" style:parent-style-name="Standard" style:list-style-name="L5">
      <style:text-properties fo:color="#000000" fo:font-size="15pt" style:text-underline-style="none" officeooo:rsid="0021d0bb" officeooo:paragraph-rsid="0021d0bb" style:font-size-asian="15pt" style:font-size-complex="15pt"/>
    </style:style>
    <style:style style:name="P150" style:family="paragraph" style:parent-style-name="Standard" style:list-style-name="L4">
      <style:text-properties fo:color="#000000" fo:font-size="15pt" style:text-underline-style="none" officeooo:rsid="0038bfdc" officeooo:paragraph-rsid="0038bfdc" style:font-size-asian="15pt" style:font-size-complex="15pt"/>
    </style:style>
    <style:style style:name="P151" style:family="paragraph" style:parent-style-name="Standard" style:list-style-name="L5">
      <style:text-properties fo:color="#000000" fo:font-size="15pt" style:text-underline-style="none" officeooo:rsid="0022c59f" officeooo:paragraph-rsid="0022c59f" style:font-size-asian="15pt" style:font-size-complex="15pt"/>
    </style:style>
    <style:style style:name="P152" style:family="paragraph" style:parent-style-name="Standard" style:list-style-name="L5">
      <style:text-properties fo:color="#000000" fo:font-size="15pt" style:text-underline-style="none" officeooo:rsid="002303d5" officeooo:paragraph-rsid="002303d5" style:font-size-asian="15pt" style:font-size-complex="15pt"/>
    </style:style>
    <style:style style:name="P153" style:family="paragraph" style:parent-style-name="Standard" style:list-style-name="L6">
      <style:text-properties fo:color="#000000" fo:font-size="15pt" style:text-underline-style="none" officeooo:rsid="0024ccca" officeooo:paragraph-rsid="0024ccca" style:font-size-asian="15pt" style:font-size-complex="15pt"/>
    </style:style>
    <style:style style:name="P154" style:family="paragraph" style:parent-style-name="Standard" style:list-style-name="L6">
      <style:text-properties fo:color="#000000" fo:font-size="15pt" style:text-underline-style="none" officeooo:rsid="0024ccca" officeooo:paragraph-rsid="005e8b74" style:font-size-asian="15pt" style:font-size-complex="15pt"/>
    </style:style>
    <style:style style:name="P155" style:family="paragraph" style:parent-style-name="Standard" style:list-style-name="L6">
      <style:text-properties fo:color="#000000" fo:font-size="15pt" style:text-underline-style="none" officeooo:rsid="00265b46" officeooo:paragraph-rsid="00265b46" style:font-size-asian="15pt" style:font-size-complex="15pt"/>
    </style:style>
    <style:style style:name="P156" style:family="paragraph" style:parent-style-name="Standard" style:list-style-name="L7">
      <style:text-properties fo:color="#000000" fo:font-size="15pt" style:text-underline-style="none" officeooo:rsid="003578e5" officeooo:paragraph-rsid="003578e5" style:font-size-asian="15pt" style:font-size-complex="15pt"/>
    </style:style>
    <style:style style:name="P157" style:family="paragraph" style:parent-style-name="Standard" style:list-style-name="L7">
      <style:text-properties fo:color="#000000" fo:font-size="15pt" style:text-underline-style="none" officeooo:rsid="003a58d3" officeooo:paragraph-rsid="003a58d3" style:font-size-asian="15pt" style:font-size-complex="15pt"/>
    </style:style>
    <style:style style:name="P158" style:family="paragraph" style:parent-style-name="Standard" style:list-style-name="L9">
      <style:text-properties fo:color="#000000" fo:font-size="15pt" style:text-underline-style="none" officeooo:rsid="003e62d1" officeooo:paragraph-rsid="003ea757" style:font-size-asian="15pt" style:font-size-complex="15pt"/>
    </style:style>
    <style:style style:name="P159" style:family="paragraph" style:parent-style-name="Standard" style:list-style-name="L9">
      <style:text-properties fo:color="#000000" fo:font-size="15pt" style:text-underline-style="none" officeooo:rsid="003ea757" officeooo:paragraph-rsid="003ea757" style:font-size-asian="15pt" style:font-size-complex="15pt"/>
    </style:style>
    <style:style style:name="P160" style:family="paragraph" style:parent-style-name="Standard" style:list-style-name="L10">
      <style:text-properties fo:color="#000000" fo:font-size="15pt" style:text-underline-style="none" officeooo:rsid="004076b0" officeooo:paragraph-rsid="004076b0" style:font-size-asian="15pt" style:font-size-complex="15pt"/>
    </style:style>
    <style:style style:name="P161" style:family="paragraph" style:parent-style-name="Standard" style:list-style-name="L8">
      <style:text-properties fo:color="#000000" fo:font-size="15pt" style:text-underline-style="none" officeooo:rsid="003c3914" officeooo:paragraph-rsid="003c3914" style:font-size-asian="13.1000003814697pt" style:font-size-complex="15pt"/>
    </style:style>
    <style:style style:name="P162" style:family="paragraph" style:parent-style-name="Standard" style:list-style-name="L8">
      <style:text-properties fo:color="#000000" fo:font-size="15pt" style:text-underline-style="none" officeooo:rsid="003e62d1" officeooo:paragraph-rsid="003e62d1" style:font-size-asian="13.1000003814697pt" style:font-size-complex="15pt"/>
    </style:style>
    <style:style style:name="P163" style:family="paragraph" style:parent-style-name="Standard" style:list-style-name="L8">
      <style:text-properties fo:color="#000000" fo:font-size="15pt" style:text-underline-style="none" officeooo:rsid="003d8ae8" officeooo:paragraph-rsid="003d8ae8" style:font-size-asian="13.1000003814697pt" style:font-size-complex="15pt"/>
    </style:style>
    <style:style style:name="P164" style:family="paragraph" style:parent-style-name="Standard" style:list-style-name="L10">
      <style:text-properties officeooo:paragraph-rsid="004076b0"/>
    </style:style>
    <style:style style:name="P165" style:family="paragraph" style:parent-style-name="Standard" style:list-style-name="L22">
      <style:text-properties fo:font-style="normal" fo:font-weight="normal" officeooo:rsid="0056f345" officeooo:paragraph-rsid="0056f345" style:font-style-asian="normal" style:font-weight-asian="normal" style:font-style-complex="normal" style:font-weight-complex="normal"/>
    </style:style>
    <style:style style:name="P166" style:family="paragraph" style:parent-style-name="Text_20_body" style:list-style-name="L8">
      <style:text-properties fo:color="#000000" fo:font-size="15pt" style:text-underline-style="none" officeooo:rsid="003d8ae8" officeooo:paragraph-rsid="003e62d1" style:font-size-asian="13.1000003814697pt" style:font-size-complex="15pt"/>
    </style:style>
    <style:style style:name="P167" style:family="paragraph" style:parent-style-name="Text_20_body" style:list-style-name="L8">
      <style:text-properties fo:color="#000000" fo:font-size="15pt" style:text-underline-style="none" officeooo:rsid="004076b0" officeooo:paragraph-rsid="004076b0" style:font-size-asian="13.1000003814697pt" style:font-size-complex="15pt"/>
    </style:style>
    <style:style style:name="P168" style:family="paragraph" style:parent-style-name="Text_20_body" style:list-style-name="L9">
      <style:text-properties fo:color="#000000" fo:font-size="15pt" style:text-underline-style="none" officeooo:rsid="003ea757" officeooo:paragraph-rsid="003ea757" style:font-size-asian="15pt" style:font-size-complex="15pt"/>
    </style:style>
    <style:style style:name="P169" style:family="paragraph" style:parent-style-name="Text_20_body" style:list-style-name="L18">
      <style:text-properties fo:color="#000000" fo:font-size="15pt" fo:font-weight="normal" officeooo:rsid="0064c582" officeooo:paragraph-rsid="0064c582" style:font-size-asian="15pt" style:font-weight-asian="normal" style:font-size-complex="15pt" style:font-weight-complex="normal"/>
    </style:style>
    <style:style style:name="P170" style:family="paragraph" style:parent-style-name="Text_20_body" style:list-style-name="L48">
      <style:text-properties fo:color="#000000" fo:font-size="15pt" fo:font-weight="normal" officeooo:rsid="008dc2c4" officeooo:paragraph-rsid="0096d635" style:font-size-asian="15pt" style:font-weight-asian="normal" style:font-size-complex="15pt" style:font-weight-complex="normal"/>
    </style:style>
    <style:style style:name="P171" style:family="paragraph" style:parent-style-name="Text_20_body" style:list-style-name="L52">
      <style:text-properties fo:color="#000000" fo:font-size="15pt" fo:font-weight="normal" officeooo:rsid="0090c0c8" officeooo:paragraph-rsid="0090c0c8" style:font-size-asian="13.1000003814697pt" style:font-weight-asian="normal" style:font-size-complex="15pt" style:font-weight-complex="normal"/>
    </style:style>
    <style:style style:name="P172" style:family="paragraph" style:parent-style-name="Text_20_body" style:list-style-name="L53">
      <style:text-properties fo:color="#000000" fo:font-size="15pt" fo:font-weight="normal" officeooo:rsid="00a2719b" officeooo:paragraph-rsid="00a2719b" style:font-size-asian="13.1000003814697pt" style:font-weight-asian="normal" style:font-size-complex="15pt" style:font-weight-complex="normal"/>
    </style:style>
    <style:style style:name="P173" style:family="paragraph" style:parent-style-name="Text_20_body" style:list-style-name="L53">
      <style:text-properties fo:color="#000000" fo:font-size="15pt" fo:font-weight="normal" officeooo:rsid="00a2719b" officeooo:paragraph-rsid="00a469bd" style:font-size-asian="13.1000003814697pt" style:font-weight-asian="normal" style:font-size-complex="15pt" style:font-weight-complex="normal"/>
    </style:style>
    <style:style style:name="P174" style:family="paragraph" style:parent-style-name="Text_20_body" style:list-style-name="L53">
      <style:text-properties fo:color="#000000" fo:font-size="15pt" fo:font-style="normal" fo:font-weight="normal" officeooo:rsid="00a469bd" officeooo:paragraph-rsid="00a469bd" style:font-size-asian="13.1000003814697pt" style:font-style-asian="normal" style:font-weight-asian="normal" style:font-size-complex="15pt" style:font-style-complex="normal" style:font-weight-complex="normal"/>
    </style:style>
    <style:style style:name="P175" style:family="paragraph" style:parent-style-name="Text_20_body" style:list-style-name="L54">
      <style:text-properties fo:color="#000000" fo:font-size="15pt" fo:font-style="normal" fo:font-weight="normal" officeooo:rsid="00a469bd" officeooo:paragraph-rsid="00a469bd" style:font-size-asian="13.1000003814697pt" style:font-style-asian="normal" style:font-weight-asian="normal" style:font-size-complex="15pt" style:font-style-complex="normal" style:font-weight-complex="normal"/>
    </style:style>
    <style:style style:name="P176" style:family="paragraph" style:parent-style-name="Text_20_body" style:list-style-name="L55">
      <style:text-properties fo:color="#000000" fo:font-size="15pt" fo:font-style="normal" fo:font-weight="normal" officeooo:rsid="00a469bd" officeooo:paragraph-rsid="00a469bd" style:font-size-asian="13.1000003814697pt" style:font-style-asian="normal" style:font-weight-asian="normal" style:font-size-complex="15pt" style:font-style-complex="normal" style:font-weight-complex="normal"/>
    </style:style>
    <style:style style:name="P177" style:family="paragraph" style:parent-style-name="Text_20_body" style:list-style-name="L53">
      <style:text-properties fo:color="#000000" fo:font-size="15pt" fo:font-style="normal" fo:font-weight="normal" officeooo:rsid="00a82e3e" officeooo:paragraph-rsid="00a82e3e" style:font-size-asian="13.1000003814697pt" style:font-style-asian="normal" style:font-weight-asian="normal" style:font-size-complex="15pt" style:font-style-complex="normal" style:font-weight-complex="normal"/>
    </style:style>
    <style:style style:name="P178" style:family="paragraph" style:parent-style-name="Text_20_body" style:list-style-name="L55">
      <style:text-properties fo:color="#000000" fo:font-size="15pt" fo:font-style="normal" fo:font-weight="normal" officeooo:rsid="00ac1004" officeooo:paragraph-rsid="00ac1004" style:font-size-asian="13.1000003814697pt" style:font-style-asian="normal" style:font-weight-asian="normal" style:font-size-complex="15pt" style:font-style-complex="normal" style:font-weight-complex="normal"/>
    </style:style>
    <style:style style:name="P179" style:family="paragraph" style:parent-style-name="Text_20_body" style:list-style-name="L53">
      <style:text-properties fo:color="#000000" fo:font-size="15pt" fo:font-style="normal" fo:font-weight="normal" officeooo:rsid="00a469bd" officeooo:paragraph-rsid="00a469bd" style:font-size-asian="15pt" style:font-style-asian="normal" style:font-weight-asian="normal" style:font-size-complex="15pt" style:font-style-complex="normal" style:font-weight-complex="normal"/>
    </style:style>
    <style:style style:name="P180" style:family="paragraph" style:parent-style-name="Text_20_body" style:list-style-name="L56">
      <style:text-properties fo:color="#000000" fo:font-size="15pt" fo:font-style="normal" fo:font-weight="normal" officeooo:rsid="00a469bd" officeooo:paragraph-rsid="00a469bd" style:font-size-asian="15pt" style:font-style-asian="normal" style:font-weight-asian="normal" style:font-size-complex="15pt" style:font-style-complex="normal" style:font-weight-complex="normal"/>
    </style:style>
    <style:style style:name="P181" style:family="paragraph" style:parent-style-name="Text_20_body">
      <style:text-properties fo:color="#000000" fo:font-size="15pt" fo:font-style="normal" fo:font-weight="normal" officeooo:rsid="00a469bd" officeooo:paragraph-rsid="00a469bd" style:font-size-asian="15pt" style:font-style-asian="normal" style:font-weight-asian="normal" style:font-size-complex="15pt" style:font-style-complex="normal" style:font-weight-complex="normal"/>
    </style:style>
    <style:style style:name="P182" style:family="paragraph" style:parent-style-name="Text_20_body" style:list-style-name="L53">
      <style:text-properties fo:color="#000000" fo:font-size="15pt" fo:font-style="normal" fo:font-weight="normal" officeooo:rsid="00a82e3e" officeooo:paragraph-rsid="00a82e3e" style:font-size-asian="15pt" style:font-style-asian="normal" style:font-weight-asian="normal" style:font-size-complex="15pt" style:font-style-complex="normal" style:font-weight-complex="normal"/>
    </style:style>
    <style:style style:name="P183" style:family="paragraph" style:parent-style-name="Text_20_body" style:list-style-name="L54">
      <style:text-properties fo:color="#000000" fo:font-size="15pt" fo:font-style="normal" fo:font-weight="normal" officeooo:rsid="00a9e08e" officeooo:paragraph-rsid="00a9e08e" style:font-size-asian="15pt" style:font-style-asian="normal" style:font-weight-asian="normal" style:font-size-complex="15pt" style:font-style-complex="normal" style:font-weight-complex="normal"/>
    </style:style>
    <style:style style:name="P184" style:family="paragraph" style:parent-style-name="Text_20_body" style:list-style-name="L54">
      <style:text-properties fo:color="#000000" fo:font-size="15pt" fo:font-style="normal" fo:font-weight="normal" officeooo:rsid="00aa6ca7" officeooo:paragraph-rsid="00aa6ca7" style:font-size-asian="15pt" style:font-style-asian="normal" style:font-weight-asian="normal" style:font-size-complex="15pt" style:font-style-complex="normal" style:font-weight-complex="normal"/>
    </style:style>
    <style:style style:name="P185" style:family="paragraph" style:parent-style-name="Text_20_body">
      <style:text-properties fo:color="#000000" fo:font-size="15pt" fo:font-style="normal" fo:font-weight="normal" officeooo:rsid="00ab5ccc" officeooo:paragraph-rsid="00a469bd" style:font-size-asian="15pt" style:font-style-asian="normal" style:font-weight-asian="normal" style:font-size-complex="15pt" style:font-style-complex="normal" style:font-weight-complex="normal"/>
    </style:style>
    <style:style style:name="P186" style:family="paragraph" style:parent-style-name="Text_20_body" style:list-style-name="L55">
      <style:text-properties fo:color="#000000" fo:font-size="15pt" fo:font-style="normal" fo:font-weight="normal" officeooo:rsid="00ac1004" officeooo:paragraph-rsid="00ac1004" style:font-size-asian="15pt" style:font-style-asian="normal" style:font-weight-asian="normal" style:font-size-complex="15pt" style:font-style-complex="normal" style:font-weight-complex="normal"/>
    </style:style>
    <style:style style:name="P187" style:family="paragraph" style:parent-style-name="Text_20_body" style:list-style-name="L55">
      <style:text-properties fo:color="#000000" fo:font-size="15pt" fo:font-style="normal" fo:font-weight="normal" officeooo:rsid="00ac1004" officeooo:paragraph-rsid="00ae7720" style:font-size-asian="15pt" style:font-style-asian="normal" style:font-weight-asian="normal" style:font-size-complex="15pt" style:font-style-complex="normal" style:font-weight-complex="normal"/>
    </style:style>
    <style:style style:name="P188" style:family="paragraph" style:parent-style-name="Text_20_body" style:list-style-name="L55">
      <style:text-properties fo:color="#000000" fo:font-size="15pt" fo:font-style="normal" fo:font-weight="normal" officeooo:rsid="00ad43b7" officeooo:paragraph-rsid="00ad43b7" style:font-size-asian="15pt" style:font-style-asian="normal" style:font-weight-asian="normal" style:font-size-complex="15pt" style:font-style-complex="normal" style:font-weight-complex="normal"/>
    </style:style>
    <style:style style:name="P189" style:family="paragraph" style:parent-style-name="Text_20_body" style:list-style-name="L54">
      <style:text-properties fo:color="#000000" fo:font-style="normal" officeooo:rsid="00a9e08e" officeooo:paragraph-rsid="00aa6ca7" style:font-style-asian="normal" style:font-style-complex="normal"/>
    </style:style>
    <style:style style:name="P190" style:family="paragraph" style:parent-style-name="Text_20_body" style:list-style-name="L54">
      <style:text-properties fo:color="#000000" fo:font-style="normal" officeooo:rsid="00aa6ca7" officeooo:paragraph-rsid="00aa6ca7" style:font-style-asian="normal" style:font-style-complex="normal"/>
    </style:style>
    <style:style style:name="P191" style:family="paragraph" style:parent-style-name="Text_20_body" style:list-style-name="L8">
      <style:text-properties fo:color="#182f7c" fo:font-size="15pt" style:text-underline-style="none" officeooo:rsid="004076b0" officeooo:paragraph-rsid="004076b0" style:font-size-asian="13.1000003814697pt" style:font-size-complex="15pt"/>
    </style:style>
    <style:style style:name="P192" style:family="paragraph" style:parent-style-name="Text_20_body" style:list-style-name="L9">
      <style:text-properties fo:color="#182f7c" fo:font-size="15pt" style:text-underline-style="none" officeooo:rsid="003ea757" officeooo:paragraph-rsid="003ea757" style:font-size-asian="15pt" style:font-size-complex="15pt"/>
    </style:style>
    <style:style style:name="P193" style:family="paragraph" style:parent-style-name="Text_20_body" style:list-style-name="L9">
      <style:text-properties fo:color="#182f7c" fo:font-size="15pt" style:text-underline-style="none" officeooo:rsid="004076b0" officeooo:paragraph-rsid="004076b0" style:font-size-asian="15pt" style:font-size-complex="15pt"/>
    </style:style>
    <style:style style:name="P194" style:family="paragraph" style:parent-style-name="Text_20_body" style:list-style-name="L10">
      <style:text-properties fo:color="#182f7c" fo:font-size="15pt" officeooo:rsid="0040cf27" officeooo:paragraph-rsid="0040cf27" style:font-size-asian="15pt" style:font-size-complex="15pt"/>
    </style:style>
    <style:style style:name="P195" style:family="paragraph" style:parent-style-name="Text_20_body" style:list-style-name="L10">
      <style:text-properties fo:color="#182f7c" fo:font-size="15pt" officeooo:rsid="00412ef3" officeooo:paragraph-rsid="00412ef3" style:font-size-asian="15pt" style:font-size-complex="15pt"/>
    </style:style>
    <style:style style:name="P196" style:family="paragraph" style:parent-style-name="Text_20_body" style:list-style-name="L14">
      <style:text-properties fo:color="#182f7c" fo:font-size="15pt" officeooo:rsid="0046f7d5" officeooo:paragraph-rsid="0046f7d5" style:font-size-asian="15pt" style:font-size-complex="15pt"/>
    </style:style>
    <style:style style:name="P197" style:family="paragraph" style:parent-style-name="Text_20_body" style:list-style-name="L14">
      <style:text-properties fo:color="#182f7c" fo:font-size="15pt" officeooo:rsid="0047da8e" officeooo:paragraph-rsid="0047da8e" style:font-size-asian="15pt" style:font-size-complex="15pt"/>
    </style:style>
    <style:style style:name="P198" style:family="paragraph" style:parent-style-name="Text_20_body" style:list-style-name="L14">
      <style:text-properties fo:color="#182f7c" fo:font-size="15pt" officeooo:rsid="0049429a" officeooo:paragraph-rsid="0049429a" style:font-size-asian="15pt" style:font-size-complex="15pt"/>
    </style:style>
    <style:style style:name="P199" style:family="paragraph" style:parent-style-name="Text_20_body" style:list-style-name="L10">
      <style:text-properties fo:color="#182f7c" fo:font-size="15pt" officeooo:rsid="0041c56e" officeooo:paragraph-rsid="0041c56e" style:font-size-asian="13.1000003814697pt" style:font-size-complex="15pt"/>
    </style:style>
    <style:style style:name="P200" style:family="paragraph" style:parent-style-name="Text_20_body" style:list-style-name="L14">
      <style:text-properties fo:color="#182f7c" fo:font-size="15pt" fo:font-weight="normal" officeooo:rsid="0046f7d5" officeooo:paragraph-rsid="0046f7d5" style:font-size-asian="15pt" style:font-weight-asian="normal" style:font-size-complex="15pt" style:font-weight-complex="normal"/>
    </style:style>
    <style:style style:name="P201" style:family="paragraph" style:parent-style-name="Text_20_body" style:list-style-name="L15">
      <style:text-properties fo:color="#182f7c" fo:font-size="15pt" fo:font-weight="normal" officeooo:rsid="0049429a" officeooo:paragraph-rsid="0049429a" style:font-size-asian="15pt" style:font-weight-asian="normal" style:font-size-complex="15pt" style:font-weight-complex="normal"/>
    </style:style>
    <style:style style:name="P202" style:family="paragraph" style:parent-style-name="Text_20_body" style:list-style-name="L15">
      <style:text-properties fo:color="#182f7c" fo:font-size="15pt" fo:font-weight="normal" officeooo:rsid="00497bef" officeooo:paragraph-rsid="00497bef" style:font-size-asian="15pt" style:font-weight-asian="normal" style:font-size-complex="15pt" style:font-weight-complex="normal"/>
    </style:style>
    <style:style style:name="P203" style:family="paragraph" style:parent-style-name="Text_20_body" style:list-style-name="L15">
      <style:text-properties fo:color="#182f7c" fo:font-size="15pt" fo:font-weight="normal" officeooo:rsid="00497bef" officeooo:paragraph-rsid="005d67ba" style:font-size-asian="15pt" style:font-weight-asian="normal" style:font-size-complex="15pt" style:font-weight-complex="normal"/>
    </style:style>
    <style:style style:name="P204" style:family="paragraph" style:parent-style-name="Text_20_body" style:list-style-name="L15">
      <style:text-properties fo:color="#182f7c" fo:font-size="15pt" fo:font-weight="normal" officeooo:rsid="004afe8e" officeooo:paragraph-rsid="004afe8e" style:font-size-asian="15pt" style:font-weight-asian="normal" style:font-size-complex="15pt" style:font-weight-complex="normal"/>
    </style:style>
    <style:style style:name="P205" style:family="paragraph" style:parent-style-name="Text_20_body" style:list-style-name="L16">
      <style:text-properties fo:color="#182f7c" fo:font-size="15pt" fo:font-weight="normal" officeooo:rsid="0051b34f" officeooo:paragraph-rsid="0051b34f" style:font-size-asian="15pt" style:font-weight-asian="normal" style:font-size-complex="15pt" style:font-weight-complex="normal"/>
    </style:style>
    <style:style style:name="P206" style:family="paragraph" style:parent-style-name="Text_20_body" style:list-style-name="L17">
      <style:text-properties fo:color="#182f7c" fo:font-size="15pt" fo:font-weight="normal" officeooo:rsid="004e3925" officeooo:paragraph-rsid="004e3925" style:font-size-asian="15pt" style:font-weight-asian="normal" style:font-size-complex="15pt" style:font-weight-complex="normal"/>
    </style:style>
    <style:style style:name="P207" style:family="paragraph" style:parent-style-name="Text_20_body" style:list-style-name="L17">
      <style:text-properties fo:color="#182f7c" fo:font-size="15pt" fo:font-weight="normal" officeooo:rsid="004e3925" officeooo:paragraph-rsid="00502cb1" style:font-size-asian="15pt" style:font-weight-asian="normal" style:font-size-complex="15pt" style:font-weight-complex="normal"/>
    </style:style>
    <style:style style:name="P208" style:family="paragraph" style:parent-style-name="Text_20_body" style:list-style-name="L17">
      <style:text-properties fo:color="#182f7c" fo:font-size="15pt" fo:font-weight="normal" officeooo:rsid="00502cb1" officeooo:paragraph-rsid="00502cb1" style:font-size-asian="15pt" style:font-weight-asian="normal" style:font-size-complex="15pt" style:font-weight-complex="normal"/>
    </style:style>
    <style:style style:name="P209" style:family="paragraph" style:parent-style-name="Text_20_body" style:list-style-name="L18">
      <style:text-properties fo:color="#182f7c" fo:font-size="15pt" fo:font-weight="normal" officeooo:rsid="00502cb1" officeooo:paragraph-rsid="00502cb1" style:font-size-asian="15pt" style:font-weight-asian="normal" style:font-size-complex="15pt" style:font-weight-complex="normal"/>
    </style:style>
    <style:style style:name="P210" style:family="paragraph" style:parent-style-name="Text_20_body" style:list-style-name="L18">
      <style:text-properties fo:color="#182f7c" fo:font-size="15pt" fo:font-weight="normal" officeooo:rsid="0064c582" officeooo:paragraph-rsid="0064c582" style:font-size-asian="15pt" style:font-weight-asian="normal" style:font-size-complex="15pt" style:font-weight-complex="normal"/>
    </style:style>
    <style:style style:name="P211" style:family="paragraph" style:parent-style-name="Text_20_body" style:list-style-name="L43">
      <style:text-properties fo:color="#182f7c" fo:font-size="15pt" fo:font-weight="normal" officeooo:rsid="00805fb4" officeooo:paragraph-rsid="009e9129" style:font-size-asian="15pt" style:font-weight-asian="normal" style:font-size-complex="15pt" style:font-weight-complex="normal"/>
    </style:style>
    <style:style style:name="P212" style:family="paragraph" style:parent-style-name="Text_20_body" style:list-style-name="L43">
      <style:text-properties fo:color="#182f7c" fo:font-size="15pt" fo:font-weight="normal" officeooo:rsid="0081808b" officeooo:paragraph-rsid="0081808b" style:font-size-asian="15pt" style:font-weight-asian="normal" style:font-size-complex="15pt" style:font-weight-complex="normal"/>
    </style:style>
    <style:style style:name="P213" style:family="paragraph" style:parent-style-name="Text_20_body" style:list-style-name="L43">
      <style:text-properties fo:color="#182f7c" fo:font-size="15pt" fo:font-weight="normal" officeooo:rsid="0082065a" officeooo:paragraph-rsid="0082065a" style:font-size-asian="15pt" style:font-weight-asian="normal" style:font-size-complex="15pt" style:font-weight-complex="normal"/>
    </style:style>
    <style:style style:name="P214" style:family="paragraph" style:parent-style-name="Text_20_body" style:list-style-name="L43">
      <style:text-properties fo:color="#182f7c" fo:font-size="15pt" fo:font-weight="normal" officeooo:rsid="00827fb8" officeooo:paragraph-rsid="0096d635" style:font-size-asian="15pt" style:font-weight-asian="normal" style:font-size-complex="15pt" style:font-weight-complex="normal"/>
    </style:style>
    <style:style style:name="P215" style:family="paragraph" style:parent-style-name="Text_20_body" style:list-style-name="L43">
      <style:text-properties fo:color="#182f7c" fo:font-size="15pt" fo:font-weight="normal" officeooo:rsid="00827fb8" officeooo:paragraph-rsid="00827fb8" style:font-size-asian="15pt" style:font-weight-asian="normal" style:font-size-complex="15pt" style:font-weight-complex="normal"/>
    </style:style>
    <style:style style:name="P216" style:family="paragraph" style:parent-style-name="Text_20_body" style:list-style-name="L48">
      <style:text-properties fo:color="#182f7c" fo:font-size="15pt" fo:font-weight="normal" officeooo:rsid="008a19ce" officeooo:paragraph-rsid="008a19ce" style:font-size-asian="15pt" style:font-weight-asian="normal" style:font-size-complex="15pt" style:font-weight-complex="normal"/>
    </style:style>
    <style:style style:name="P217" style:family="paragraph" style:parent-style-name="Text_20_body" style:list-style-name="L48">
      <style:text-properties fo:color="#182f7c" fo:font-size="15pt" fo:font-weight="normal" officeooo:rsid="008ca7a1" officeooo:paragraph-rsid="008ca7a1" style:font-size-asian="15pt" style:font-weight-asian="normal" style:font-size-complex="15pt" style:font-weight-complex="normal"/>
    </style:style>
    <style:style style:name="P218" style:family="paragraph" style:parent-style-name="Text_20_body" style:list-style-name="L48">
      <style:text-properties fo:color="#182f7c" fo:font-size="15pt" fo:font-weight="normal" officeooo:rsid="008b69d4" officeooo:paragraph-rsid="008b69d4" style:font-size-asian="15pt" style:font-weight-asian="normal" style:font-size-complex="15pt" style:font-weight-complex="normal"/>
    </style:style>
    <style:style style:name="P219" style:family="paragraph" style:parent-style-name="Text_20_body" style:list-style-name="L48">
      <style:text-properties fo:color="#182f7c" fo:font-size="15pt" fo:font-weight="normal" officeooo:rsid="008dc2c4" officeooo:paragraph-rsid="008dc2c4" style:font-size-asian="15pt" style:font-weight-asian="normal" style:font-size-complex="15pt" style:font-weight-complex="normal"/>
    </style:style>
    <style:style style:name="P220" style:family="paragraph" style:parent-style-name="Text_20_body" style:list-style-name="L48">
      <style:text-properties fo:color="#182f7c" fo:font-size="15pt" fo:font-weight="normal" officeooo:rsid="008dc2c4" officeooo:paragraph-rsid="0096d635" style:font-size-asian="15pt" style:font-weight-asian="normal" style:font-size-complex="15pt" style:font-weight-complex="normal"/>
    </style:style>
    <style:style style:name="P221" style:family="paragraph" style:parent-style-name="Text_20_body" style:list-style-name="L25">
      <style:text-properties fo:color="#182f7c" fo:font-size="15pt" fo:font-style="normal" fo:font-weight="normal" officeooo:rsid="0059d14f" officeooo:paragraph-rsid="0059d14f" style:font-size-asian="15pt" style:font-style-asian="normal" style:font-weight-asian="normal" style:font-size-complex="15pt" style:font-style-complex="normal" style:font-weight-complex="normal"/>
    </style:style>
    <style:style style:name="P222" style:family="paragraph" style:parent-style-name="Text_20_body" style:list-style-name="L46">
      <style:text-properties fo:color="#182f7c" fo:font-size="15pt" fo:font-style="normal" fo:font-weight="normal" officeooo:rsid="00894d99" officeooo:paragraph-rsid="00894d99" style:font-size-asian="15pt" style:font-style-asian="normal" style:font-weight-asian="normal" style:font-size-complex="15pt" style:font-style-complex="normal" style:font-weight-complex="normal"/>
    </style:style>
    <style:style style:name="P223" style:family="paragraph" style:parent-style-name="Text_20_body" style:list-style-name="L48">
      <style:text-properties fo:color="#182f7c" fo:font-size="15pt" fo:font-style="normal" fo:font-weight="normal" officeooo:rsid="008a1eb2" officeooo:paragraph-rsid="008a1eb2" style:font-size-asian="15pt" style:font-style-asian="normal" style:font-weight-asian="normal" style:font-size-complex="15pt" style:font-style-complex="normal" style:font-weight-complex="normal"/>
    </style:style>
    <style:style style:name="P224" style:family="paragraph" style:parent-style-name="Text_20_body" style:list-style-name="L44">
      <style:text-properties fo:color="#182f7c" fo:font-size="15pt" fo:font-style="italic" fo:font-weight="normal" officeooo:rsid="0083f557" officeooo:paragraph-rsid="00855e1c" style:font-size-asian="15pt" style:font-style-asian="italic" style:font-weight-asian="normal" style:font-size-complex="15pt" style:font-style-complex="italic" style:font-weight-complex="normal"/>
    </style:style>
    <style:style style:name="P225" style:family="paragraph" style:parent-style-name="Text_20_body" style:list-style-name="L44">
      <style:text-properties fo:color="#182f7c" fo:font-size="15pt" fo:font-style="italic" fo:font-weight="normal" officeooo:rsid="0083f557" officeooo:paragraph-rsid="0083f557" style:font-size-asian="15pt" style:font-style-asian="italic" style:font-weight-asian="normal" style:font-size-complex="15pt" style:font-style-complex="italic" style:font-weight-complex="normal"/>
    </style:style>
    <style:style style:name="P226" style:family="paragraph" style:parent-style-name="Text_20_body" style:list-style-name="L44">
      <style:text-properties fo:color="#182f7c" fo:font-size="15pt" fo:font-style="italic" fo:font-weight="normal" officeooo:rsid="00855e1c" officeooo:paragraph-rsid="00855e1c" style:font-size-asian="15pt" style:font-style-asian="italic" style:font-weight-asian="normal" style:font-size-complex="15pt" style:font-style-complex="italic" style:font-weight-complex="normal"/>
    </style:style>
    <style:style style:name="P227" style:family="paragraph" style:parent-style-name="Text_20_body" style:list-style-name="L44">
      <style:text-properties fo:color="#182f7c" fo:font-size="15pt" fo:font-style="italic" fo:font-weight="normal" officeooo:rsid="00855e1c" officeooo:paragraph-rsid="009d7229" style:font-size-asian="15pt" style:font-style-asian="italic" style:font-weight-asian="normal" style:font-size-complex="15pt" style:font-style-complex="italic" style:font-weight-complex="normal"/>
    </style:style>
    <style:style style:name="P228" style:family="paragraph" style:parent-style-name="Text_20_body" style:list-style-name="L48">
      <style:text-properties fo:color="#182f7c" fo:font-size="15pt" fo:font-style="italic" fo:font-weight="normal" officeooo:rsid="008b69d4" officeooo:paragraph-rsid="008b69d4" style:font-size-asian="15pt" style:font-style-asian="italic" style:font-weight-asian="normal" style:font-size-complex="15pt" style:font-style-complex="italic" style:font-weight-complex="normal"/>
    </style:style>
    <style:style style:name="P229" style:family="paragraph" style:parent-style-name="Text_20_body" style:list-style-name="L48">
      <style:text-properties fo:color="#182f7c" fo:font-size="15pt" fo:font-style="italic" fo:font-weight="normal" officeooo:rsid="008b69d4" officeooo:paragraph-rsid="0096d635" style:font-size-asian="15pt" style:font-style-asian="italic" style:font-weight-asian="normal" style:font-size-complex="15pt" style:font-style-complex="italic" style:font-weight-complex="normal"/>
    </style:style>
    <style:style style:name="P230" style:family="paragraph" style:parent-style-name="Text_20_body" style:list-style-name="L9">
      <style:text-properties fo:color="#182f7c" officeooo:rsid="003ea757" officeooo:paragraph-rsid="003ea757"/>
    </style:style>
    <style:style style:name="P231" style:family="paragraph" style:parent-style-name="Text_20_body" style:list-style-name="L9">
      <style:text-properties fo:color="#182f7c" officeooo:rsid="004076b0" officeooo:paragraph-rsid="004076b0"/>
    </style:style>
    <style:style style:name="P232" style:family="paragraph" style:parent-style-name="Text_20_body" style:list-style-name="L44">
      <style:text-properties fo:color="#182f7c" officeooo:paragraph-rsid="0083f557"/>
    </style:style>
    <style:style style:name="P233" style:family="paragraph" style:parent-style-name="Text_20_body" style:list-style-name="L44">
      <style:text-properties fo:color="#182f7c" officeooo:paragraph-rsid="00855e1c"/>
    </style:style>
    <style:style style:name="P234" style:family="paragraph" style:parent-style-name="Text_20_body" style:list-style-name="L44">
      <style:text-properties fo:color="#182f7c" officeooo:paragraph-rsid="0096d635"/>
    </style:style>
    <style:style style:name="P235" style:family="paragraph" style:parent-style-name="Text_20_body" style:list-style-name="L44">
      <style:text-properties fo:color="#182f7c" officeooo:paragraph-rsid="00957317"/>
    </style:style>
    <style:style style:name="P236" style:family="paragraph" style:parent-style-name="Text_20_body" style:list-style-name="L44">
      <style:text-properties fo:color="#182f7c" fo:font-style="italic" officeooo:rsid="0083f557" officeooo:paragraph-rsid="0083f557" style:font-style-asian="italic" style:font-style-complex="italic"/>
    </style:style>
    <style:style style:name="P237" style:family="paragraph" style:parent-style-name="Text_20_body" style:list-style-name="L9">
      <style:text-properties officeooo:paragraph-rsid="003ea757"/>
    </style:style>
    <style:style style:name="P238" style:family="paragraph" style:parent-style-name="Text_20_body" style:list-style-name="L10">
      <style:text-properties officeooo:paragraph-rsid="0041c56e"/>
    </style:style>
    <style:style style:name="P239" style:family="paragraph" style:parent-style-name="Text_20_body" style:list-style-name="L10">
      <style:text-properties fo:font-size="15pt" officeooo:paragraph-rsid="004076b0" style:font-size-asian="15pt" style:font-size-complex="15pt"/>
    </style:style>
    <style:style style:name="P240" style:family="paragraph" style:parent-style-name="Text_20_body" style:list-style-name="L10">
      <style:text-properties fo:font-size="15pt" officeooo:paragraph-rsid="0042d6fc" style:font-size-asian="15pt" style:font-size-complex="15pt"/>
    </style:style>
    <style:style style:name="P241" style:family="paragraph" style:parent-style-name="Text_20_body" style:list-style-name="L10">
      <style:text-properties fo:font-size="15pt" officeooo:rsid="0040cf27" officeooo:paragraph-rsid="0040cf27" style:font-size-asian="15pt" style:font-size-complex="15pt"/>
    </style:style>
    <style:style style:name="P242" style:family="paragraph" style:parent-style-name="Text_20_body" style:list-style-name="L10">
      <style:text-properties fo:font-size="15pt" officeooo:rsid="00412ef3" officeooo:paragraph-rsid="00412ef3" style:font-size-asian="15pt" style:font-size-complex="15pt"/>
    </style:style>
    <style:style style:name="P243" style:family="paragraph" style:parent-style-name="Text_20_body" style:list-style-name="L10">
      <style:text-properties fo:font-size="15pt" officeooo:rsid="00412ef3" officeooo:paragraph-rsid="00439cdc" style:font-size-asian="15pt" style:font-size-complex="15pt"/>
    </style:style>
    <style:style style:name="P244" style:family="paragraph" style:parent-style-name="Text_20_body" style:list-style-name="L13">
      <style:text-properties fo:font-size="15pt" officeooo:rsid="00412ef3" officeooo:paragraph-rsid="00412ef3" style:font-size-asian="15pt" style:font-size-complex="15pt"/>
    </style:style>
    <style:style style:name="P245" style:family="paragraph" style:parent-style-name="Text_20_body" style:list-style-name="L14">
      <style:text-properties fo:font-size="15pt" officeooo:rsid="0046f7d5" officeooo:paragraph-rsid="0046f7d5" style:font-size-asian="15pt" style:font-size-complex="15pt"/>
    </style:style>
    <style:style style:name="P246" style:family="paragraph" style:parent-style-name="Text_20_body" style:list-style-name="L14">
      <style:text-properties fo:font-size="15pt" officeooo:rsid="0047da8e" officeooo:paragraph-rsid="0047da8e" style:font-size-asian="15pt" style:font-size-complex="15pt"/>
    </style:style>
    <style:style style:name="P247" style:family="paragraph" style:parent-style-name="Text_20_body" style:list-style-name="L14">
      <style:text-properties fo:font-size="15pt" officeooo:rsid="0047da8e" officeooo:paragraph-rsid="0049429a" style:font-size-asian="15pt" style:font-size-complex="15pt"/>
    </style:style>
    <style:style style:name="P248" style:family="paragraph" style:parent-style-name="Text_20_body" style:list-style-name="L14">
      <style:text-properties fo:font-size="15pt" officeooo:rsid="0049429a" officeooo:paragraph-rsid="0049429a" style:font-size-asian="15pt" style:font-size-complex="15pt"/>
    </style:style>
    <style:style style:name="P249" style:family="paragraph" style:parent-style-name="Text_20_body" style:list-style-name="L40">
      <style:text-properties fo:font-size="15pt" style:font-size-asian="15pt" style:font-size-complex="15pt"/>
    </style:style>
    <style:style style:name="P250" style:family="paragraph" style:parent-style-name="Text_20_body" style:list-style-name="L41">
      <style:text-properties fo:font-size="15pt" style:font-size-asian="15pt" style:font-size-complex="15pt"/>
    </style:style>
    <style:style style:name="P251" style:family="paragraph" style:parent-style-name="Text_20_body" style:list-style-name="L42">
      <style:text-properties fo:font-size="15pt" style:font-size-asian="15pt" style:font-size-complex="15pt"/>
    </style:style>
    <style:style style:name="P252" style:family="paragraph" style:parent-style-name="Text_20_body" style:list-style-name="L46">
      <style:text-properties fo:font-size="15pt" officeooo:rsid="00894d99" officeooo:paragraph-rsid="00894d99" style:font-size-asian="15pt" style:font-size-complex="15pt"/>
    </style:style>
    <style:style style:name="P253" style:family="paragraph" style:parent-style-name="Text_20_body" style:list-style-name="L47">
      <style:text-properties fo:font-size="15pt" officeooo:rsid="008a19ce" officeooo:paragraph-rsid="0096d635" style:font-size-asian="15pt" style:font-size-complex="15pt"/>
    </style:style>
    <style:style style:name="P254" style:family="paragraph" style:parent-style-name="Text_20_body" style:list-style-name="L47">
      <style:text-properties fo:font-size="15pt" officeooo:rsid="008a19ce" officeooo:paragraph-rsid="008a19ce" style:font-size-asian="15pt" style:font-size-complex="15pt"/>
    </style:style>
    <style:style style:name="P255" style:family="paragraph" style:parent-style-name="Text_20_body" style:list-style-name="L48">
      <style:text-properties fo:font-size="15pt" officeooo:rsid="008dc2c4" officeooo:paragraph-rsid="008dc2c4" style:font-size-asian="15pt" style:font-size-complex="15pt"/>
    </style:style>
    <style:style style:name="P256" style:family="paragraph" style:parent-style-name="Text_20_body" style:list-style-name="L50">
      <style:text-properties fo:font-size="15pt" officeooo:rsid="008f22b8" officeooo:paragraph-rsid="008f22b8" style:font-size-asian="15pt" style:font-size-complex="15pt"/>
    </style:style>
    <style:style style:name="P257" style:family="paragraph" style:parent-style-name="Text_20_body" style:list-style-name="L53">
      <style:text-properties fo:font-size="15pt" officeooo:rsid="00a82e3e" officeooo:paragraph-rsid="00a82e3e" style:font-size-asian="15pt" style:font-size-complex="15pt"/>
    </style:style>
    <style:style style:name="P258" style:family="paragraph" style:parent-style-name="Text_20_body" style:list-style-name="L10">
      <style:text-properties fo:font-size="15pt" officeooo:rsid="0041c56e" officeooo:paragraph-rsid="0041c56e" style:font-size-asian="13.1000003814697pt" style:font-size-complex="15pt"/>
    </style:style>
    <style:style style:name="P259" style:family="paragraph" style:parent-style-name="Text_20_body" style:list-style-name="L10">
      <style:text-properties fo:font-size="15pt" officeooo:rsid="0042c327" officeooo:paragraph-rsid="0042c327" style:font-size-asian="13.1000003814697pt" style:font-size-complex="15pt"/>
    </style:style>
    <style:style style:name="P260" style:family="paragraph" style:parent-style-name="Text_20_body" style:list-style-name="L10">
      <style:text-properties fo:font-size="15pt" officeooo:rsid="0042c327" officeooo:paragraph-rsid="0042d6fc" style:font-size-asian="13.1000003814697pt" style:font-size-complex="15pt"/>
    </style:style>
    <style:style style:name="P261" style:family="paragraph" style:parent-style-name="Text_20_body" style:list-style-name="L11">
      <style:text-properties fo:font-size="15pt" officeooo:rsid="00455adf" officeooo:paragraph-rsid="00455adf" style:font-size-asian="13.1000003814697pt" style:font-size-complex="15pt"/>
    </style:style>
    <style:style style:name="P262" style:family="paragraph" style:parent-style-name="Text_20_body" style:list-style-name="L12">
      <style:text-properties fo:font-size="15pt" officeooo:rsid="00455adf" officeooo:paragraph-rsid="00455adf" style:font-size-asian="13.1000003814697pt" style:font-size-complex="15pt"/>
    </style:style>
    <style:style style:name="P263" style:family="paragraph" style:parent-style-name="Text_20_body" style:list-style-name="L14">
      <style:text-properties fo:font-size="15pt" fo:font-weight="normal" officeooo:rsid="0046f7d5" officeooo:paragraph-rsid="0046f7d5" style:font-size-asian="15pt" style:font-weight-asian="normal" style:font-size-complex="15pt" style:font-weight-complex="normal"/>
    </style:style>
    <style:style style:name="P264" style:family="paragraph" style:parent-style-name="Text_20_body" style:list-style-name="L15">
      <style:text-properties fo:font-size="15pt" fo:font-weight="normal" officeooo:rsid="0049429a" officeooo:paragraph-rsid="0049429a" style:font-size-asian="15pt" style:font-weight-asian="normal" style:font-size-complex="15pt" style:font-weight-complex="normal"/>
    </style:style>
    <style:style style:name="P265" style:family="paragraph" style:parent-style-name="Text_20_body" style:list-style-name="L15">
      <style:text-properties fo:font-size="15pt" fo:font-weight="normal" officeooo:rsid="00497bef" officeooo:paragraph-rsid="00497bef" style:font-size-asian="15pt" style:font-weight-asian="normal" style:font-size-complex="15pt" style:font-weight-complex="normal"/>
    </style:style>
    <style:style style:name="P266" style:family="paragraph" style:parent-style-name="Text_20_body" style:list-style-name="L15">
      <style:text-properties fo:font-size="15pt" fo:font-weight="normal" officeooo:rsid="00497bef" officeooo:paragraph-rsid="005d67ba" style:font-size-asian="15pt" style:font-weight-asian="normal" style:font-size-complex="15pt" style:font-weight-complex="normal"/>
    </style:style>
    <style:style style:name="P267" style:family="paragraph" style:parent-style-name="Text_20_body" style:list-style-name="L15">
      <style:text-properties fo:font-size="15pt" fo:font-weight="normal" officeooo:rsid="004afe8e" officeooo:paragraph-rsid="004afe8e" style:font-size-asian="15pt" style:font-weight-asian="normal" style:font-size-complex="15pt" style:font-weight-complex="normal"/>
    </style:style>
    <style:style style:name="P268" style:family="paragraph" style:parent-style-name="Text_20_body" style:list-style-name="L15">
      <style:text-properties fo:font-size="15pt" fo:font-weight="normal" officeooo:rsid="004e3925" officeooo:paragraph-rsid="004e3925" style:font-size-asian="15pt" style:font-weight-asian="normal" style:font-size-complex="15pt" style:font-weight-complex="normal"/>
    </style:style>
    <style:style style:name="P269" style:family="paragraph" style:parent-style-name="Text_20_body" style:list-style-name="L17">
      <style:text-properties fo:font-size="15pt" fo:font-weight="normal" officeooo:rsid="004e3925" officeooo:paragraph-rsid="004e3925" style:font-size-asian="15pt" style:font-weight-asian="normal" style:font-size-complex="15pt" style:font-weight-complex="normal"/>
    </style:style>
    <style:style style:name="P270" style:family="paragraph" style:parent-style-name="Text_20_body" style:list-style-name="L17">
      <style:text-properties fo:font-size="15pt" fo:font-weight="normal" officeooo:rsid="004e3925" officeooo:paragraph-rsid="00502cb1" style:font-size-asian="15pt" style:font-weight-asian="normal" style:font-size-complex="15pt" style:font-weight-complex="normal"/>
    </style:style>
    <style:style style:name="P271" style:family="paragraph" style:parent-style-name="Text_20_body" style:list-style-name="L16">
      <style:text-properties fo:font-size="15pt" fo:font-weight="normal" officeooo:rsid="0051b34f" officeooo:paragraph-rsid="0051b34f" style:font-size-asian="15pt" style:font-weight-asian="normal" style:font-size-complex="15pt" style:font-weight-complex="normal"/>
    </style:style>
    <style:style style:name="P272" style:family="paragraph" style:parent-style-name="Text_20_body" style:list-style-name="L17">
      <style:text-properties fo:font-size="15pt" fo:font-weight="normal" officeooo:rsid="00502cb1" officeooo:paragraph-rsid="00502cb1" style:font-size-asian="15pt" style:font-weight-asian="normal" style:font-size-complex="15pt" style:font-weight-complex="normal"/>
    </style:style>
    <style:style style:name="P273" style:family="paragraph" style:parent-style-name="Text_20_body" style:list-style-name="L18">
      <style:text-properties fo:font-size="15pt" fo:font-weight="normal" officeooo:rsid="00502cb1" officeooo:paragraph-rsid="00502cb1" style:font-size-asian="15pt" style:font-weight-asian="normal" style:font-size-complex="15pt" style:font-weight-complex="normal"/>
    </style:style>
    <style:style style:name="P274" style:family="paragraph" style:parent-style-name="Text_20_body" style:list-style-name="L43">
      <style:text-properties fo:font-size="15pt" fo:font-weight="normal" officeooo:rsid="00805fb4" officeooo:paragraph-rsid="009e9129" style:font-size-asian="15pt" style:font-weight-asian="normal" style:font-size-complex="15pt" style:font-weight-complex="normal"/>
    </style:style>
    <style:style style:name="P275" style:family="paragraph" style:parent-style-name="Text_20_body" style:list-style-name="L43">
      <style:text-properties fo:font-size="15pt" fo:font-weight="normal" officeooo:rsid="00815db1" officeooo:paragraph-rsid="00815db1" style:font-size-asian="15pt" style:font-weight-asian="normal" style:font-size-complex="15pt" style:font-weight-complex="normal"/>
    </style:style>
    <style:style style:name="P276" style:family="paragraph" style:parent-style-name="Text_20_body" style:list-style-name="L43">
      <style:text-properties fo:font-size="15pt" fo:font-weight="normal" officeooo:rsid="0081808b" officeooo:paragraph-rsid="0081808b" style:font-size-asian="15pt" style:font-weight-asian="normal" style:font-size-complex="15pt" style:font-weight-complex="normal"/>
    </style:style>
    <style:style style:name="P277" style:family="paragraph" style:parent-style-name="Text_20_body" style:list-style-name="L43">
      <style:text-properties fo:font-size="15pt" fo:font-weight="normal" officeooo:rsid="0082065a" officeooo:paragraph-rsid="0082065a" style:font-size-asian="15pt" style:font-weight-asian="normal" style:font-size-complex="15pt" style:font-weight-complex="normal"/>
    </style:style>
    <style:style style:name="P278" style:family="paragraph" style:parent-style-name="Text_20_body" style:list-style-name="L47">
      <style:text-properties fo:font-size="15pt" fo:font-weight="normal" officeooo:rsid="008a19ce" officeooo:paragraph-rsid="008a19ce" style:font-size-asian="15pt" style:font-weight-asian="normal" style:font-size-complex="15pt" style:font-weight-complex="normal"/>
    </style:style>
    <style:style style:name="P279" style:family="paragraph" style:parent-style-name="Text_20_body" style:list-style-name="L48">
      <style:text-properties fo:font-size="15pt" fo:font-weight="normal" officeooo:rsid="008a19ce" officeooo:paragraph-rsid="008a19ce" style:font-size-asian="15pt" style:font-weight-asian="normal" style:font-size-complex="15pt" style:font-weight-complex="normal"/>
    </style:style>
    <style:style style:name="P280" style:family="paragraph" style:parent-style-name="Text_20_body" style:list-style-name="L48">
      <style:text-properties fo:font-size="15pt" fo:font-weight="normal" officeooo:rsid="008a19ce" officeooo:paragraph-rsid="008a1eb2" style:font-size-asian="15pt" style:font-weight-asian="normal" style:font-size-complex="15pt" style:font-weight-complex="normal"/>
    </style:style>
    <style:style style:name="P281" style:family="paragraph" style:parent-style-name="Text_20_body" style:list-style-name="L48">
      <style:text-properties fo:font-size="15pt" fo:font-weight="normal" officeooo:rsid="009e9129" officeooo:paragraph-rsid="008a1eb2" style:font-size-asian="15pt" style:font-weight-asian="normal" style:font-size-complex="15pt" style:font-weight-complex="normal"/>
    </style:style>
    <style:style style:name="P282" style:family="paragraph" style:parent-style-name="Text_20_body" style:list-style-name="L48">
      <style:text-properties fo:font-size="15pt" fo:font-weight="normal" officeooo:rsid="008a1eb2" officeooo:paragraph-rsid="008a1eb2" style:font-size-asian="15pt" style:font-weight-asian="normal" style:font-size-complex="15pt" style:font-weight-complex="normal"/>
    </style:style>
    <style:style style:name="P283" style:family="paragraph" style:parent-style-name="Text_20_body" style:list-style-name="L48">
      <style:text-properties fo:font-size="15pt" fo:font-weight="normal" officeooo:rsid="008b69d4" officeooo:paragraph-rsid="008ca7a1" style:font-size-asian="15pt" style:font-weight-asian="normal" style:font-size-complex="15pt" style:font-weight-complex="normal"/>
    </style:style>
    <style:style style:name="P284" style:family="paragraph" style:parent-style-name="Text_20_body" style:list-style-name="L48">
      <style:text-properties fo:font-size="15pt" fo:font-weight="normal" officeooo:rsid="008ca7a1" officeooo:paragraph-rsid="008ca7a1" style:font-size-asian="15pt" style:font-weight-asian="normal" style:font-size-complex="15pt" style:font-weight-complex="normal"/>
    </style:style>
    <style:style style:name="P285" style:family="paragraph" style:parent-style-name="Text_20_body" style:list-style-name="L48">
      <style:text-properties fo:font-size="15pt" fo:font-weight="normal" officeooo:rsid="008dc2c4" officeooo:paragraph-rsid="008dc2c4" style:font-size-asian="15pt" style:font-weight-asian="normal" style:font-size-complex="15pt" style:font-weight-complex="normal"/>
    </style:style>
    <style:style style:name="P286" style:family="paragraph" style:parent-style-name="Text_20_body" style:list-style-name="L49">
      <style:text-properties fo:font-size="15pt" fo:font-weight="normal" officeooo:rsid="0094275a" officeooo:paragraph-rsid="0094275a" style:font-size-asian="15pt" style:font-weight-asian="normal" style:font-size-complex="15pt" style:font-weight-complex="normal"/>
    </style:style>
    <style:style style:name="P287" style:family="paragraph" style:parent-style-name="Text_20_body" style:list-style-name="L51">
      <style:text-properties fo:font-size="15pt" fo:font-weight="normal" officeooo:rsid="0094275a" officeooo:paragraph-rsid="0094275a" style:font-size-asian="15pt" style:font-weight-asian="normal" style:font-size-complex="15pt" style:font-weight-complex="normal"/>
    </style:style>
    <style:style style:name="P288" style:family="paragraph" style:parent-style-name="Text_20_body" style:list-style-name="L50">
      <style:text-properties fo:font-size="15pt" fo:font-weight="normal" officeooo:rsid="008f22b8" officeooo:paragraph-rsid="008f22b8" style:font-size-asian="15pt" style:font-weight-asian="normal" style:font-size-complex="15pt" style:font-weight-complex="normal"/>
    </style:style>
    <style:style style:name="P289" style:family="paragraph" style:parent-style-name="Text_20_body" style:list-style-name="L48">
      <style:text-properties fo:font-size="15pt" fo:font-weight="normal" officeooo:rsid="00b09adc" officeooo:paragraph-rsid="00b09adc" style:font-size-asian="15pt" style:font-weight-asian="normal" style:font-size-complex="15pt" style:font-weight-complex="normal"/>
    </style:style>
    <style:style style:name="P290" style:family="paragraph" style:parent-style-name="Text_20_body" style:list-style-name="L19">
      <style:text-properties fo:font-size="15pt" fo:font-style="normal" fo:font-weight="normal" officeooo:rsid="00539c28" officeooo:paragraph-rsid="00539c28" style:font-size-asian="15pt" style:font-style-asian="normal" style:font-weight-asian="normal" style:font-size-complex="15pt" style:font-style-complex="normal" style:font-weight-complex="normal"/>
    </style:style>
    <style:style style:name="P291" style:family="paragraph" style:parent-style-name="Text_20_body" style:list-style-name="L20">
      <style:text-properties fo:font-size="15pt" fo:font-style="normal" fo:font-weight="normal" officeooo:rsid="00552006" officeooo:paragraph-rsid="00552006" style:font-size-asian="15pt" style:font-style-asian="normal" style:font-weight-asian="normal" style:font-size-complex="15pt" style:font-style-complex="normal" style:font-weight-complex="normal"/>
    </style:style>
    <style:style style:name="P292" style:family="paragraph" style:parent-style-name="Text_20_body" style:list-style-name="L21">
      <style:text-properties fo:font-size="15pt" fo:font-style="normal" fo:font-weight="normal" officeooo:rsid="00552006" officeooo:paragraph-rsid="00552006" style:font-size-asian="15pt" style:font-style-asian="normal" style:font-weight-asian="normal" style:font-size-complex="15pt" style:font-style-complex="normal" style:font-weight-complex="normal"/>
    </style:style>
    <style:style style:name="P293" style:family="paragraph" style:parent-style-name="Text_20_body" style:list-style-name="L21">
      <style:text-properties fo:font-size="15pt" fo:font-style="normal" fo:font-weight="normal" officeooo:rsid="00556172" officeooo:paragraph-rsid="00556172" style:font-size-asian="15pt" style:font-style-asian="normal" style:font-weight-asian="normal" style:font-size-complex="15pt" style:font-style-complex="normal" style:font-weight-complex="normal"/>
    </style:style>
    <style:style style:name="P294" style:family="paragraph" style:parent-style-name="Text_20_body" style:list-style-name="L25">
      <style:text-properties fo:font-size="15pt" fo:font-style="normal" fo:font-weight="normal" officeooo:rsid="0058d281" officeooo:paragraph-rsid="0058d281" style:font-size-asian="15pt" style:font-style-asian="normal" style:font-weight-asian="normal" style:font-size-complex="15pt" style:font-style-complex="normal" style:font-weight-complex="normal"/>
    </style:style>
    <style:style style:name="P295" style:family="paragraph" style:parent-style-name="Text_20_body" style:list-style-name="L27">
      <style:text-properties fo:font-size="15pt" fo:font-style="normal" fo:font-weight="normal" officeooo:rsid="0066a9d1" officeooo:paragraph-rsid="0066a9d1" style:font-size-asian="15pt" style:font-style-asian="normal" style:font-weight-asian="normal" style:font-size-complex="15pt" style:font-style-complex="normal" style:font-weight-complex="normal"/>
    </style:style>
    <style:style style:name="P296" style:family="paragraph" style:parent-style-name="Text_20_body" style:list-style-name="L28">
      <style:text-properties fo:font-size="15pt" fo:font-style="normal" fo:font-weight="normal" officeooo:rsid="0066a9d1" officeooo:paragraph-rsid="0066a9d1" style:font-size-asian="15pt" style:font-style-asian="normal" style:font-weight-asian="normal" style:font-size-complex="15pt" style:font-style-complex="normal" style:font-weight-complex="normal"/>
    </style:style>
    <style:style style:name="P297" style:family="paragraph" style:parent-style-name="Text_20_body" style:list-style-name="L44">
      <style:text-properties fo:font-size="15pt" fo:font-style="normal" fo:font-weight="normal" officeooo:rsid="0083f557" officeooo:paragraph-rsid="0083f557" style:font-size-asian="15pt" style:font-style-asian="normal" style:font-weight-asian="normal" style:font-size-complex="15pt" style:font-style-complex="normal" style:font-weight-complex="normal"/>
    </style:style>
    <style:style style:name="P298" style:family="paragraph" style:parent-style-name="Text_20_body" style:list-style-name="L44">
      <style:text-properties fo:font-size="15pt" fo:font-style="normal" fo:font-weight="normal" officeooo:rsid="00855e1c" officeooo:paragraph-rsid="00957317" style:font-size-asian="15pt" style:font-style-asian="normal" style:font-weight-asian="normal" style:font-size-complex="15pt" style:font-style-complex="normal" style:font-weight-complex="normal"/>
    </style:style>
    <style:style style:name="P299" style:family="paragraph" style:parent-style-name="Text_20_body" style:list-style-name="L48">
      <style:text-properties fo:font-size="15pt" fo:font-style="normal" fo:font-weight="normal" officeooo:rsid="008a1eb2" officeooo:paragraph-rsid="008a1eb2" style:font-size-asian="15pt" style:font-style-asian="normal" style:font-weight-asian="normal" style:font-size-complex="15pt" style:font-style-complex="normal" style:font-weight-complex="normal"/>
    </style:style>
    <style:style style:name="P300" style:family="paragraph" style:parent-style-name="Text_20_body" style:list-style-name="L44">
      <style:text-properties fo:font-size="15pt" fo:font-style="normal" fo:font-weight="bold" officeooo:rsid="00855e1c" officeooo:paragraph-rsid="00855e1c" style:font-size-asian="15pt" style:font-style-asian="normal" style:font-weight-asian="bold" style:font-size-complex="15pt" style:font-style-complex="normal" style:font-weight-complex="bold"/>
    </style:style>
    <style:style style:name="P301" style:family="paragraph" style:parent-style-name="Text_20_body" style:list-style-name="L43">
      <style:text-properties fo:font-size="15pt" fo:font-weight="bold" officeooo:rsid="00815db1" officeooo:paragraph-rsid="00815db1" style:font-size-asian="15pt" style:font-weight-asian="bold" style:font-size-complex="15pt" style:font-weight-complex="bold"/>
    </style:style>
    <style:style style:name="P302" style:family="paragraph" style:parent-style-name="Text_20_body" style:list-style-name="L10">
      <style:text-properties officeooo:rsid="0040cf27" officeooo:paragraph-rsid="0040cf27"/>
    </style:style>
    <style:style style:name="P303" style:family="paragraph" style:parent-style-name="Text_20_body" style:list-style-name="L13">
      <style:text-properties officeooo:rsid="00455adf" officeooo:paragraph-rsid="00455adf"/>
    </style:style>
    <style:style style:name="P304" style:family="paragraph" style:parent-style-name="Text_20_body" style:list-style-name="L14">
      <style:text-properties fo:color="#ce181e" fo:font-size="15pt" officeooo:rsid="0049429a" officeooo:paragraph-rsid="0049429a" style:font-size-asian="15pt" style:font-size-complex="15pt"/>
    </style:style>
    <style:style style:name="P305" style:family="paragraph" style:parent-style-name="Text_20_body" style:list-style-name="L44">
      <style:text-properties fo:color="#ce181e" fo:font-size="15pt" fo:font-style="normal" fo:font-weight="bold" officeooo:rsid="00855e1c" officeooo:paragraph-rsid="009d7229" style:font-size-asian="15pt" style:font-style-asian="normal" style:font-weight-asian="bold" style:font-size-complex="15pt" style:font-style-complex="normal" style:font-weight-complex="bold"/>
    </style:style>
    <style:style style:name="P306" style:family="paragraph" style:parent-style-name="Text_20_body" style:list-style-name="L53">
      <style:text-properties fo:color="#ce181e" fo:font-size="15pt" fo:font-style="normal" fo:font-weight="bold" officeooo:rsid="00a82e3e" officeooo:paragraph-rsid="00a82e3e" style:font-size-asian="13.1000003814697pt" style:font-style-asian="normal" style:font-weight-asian="bold" style:font-size-complex="15pt" style:font-style-complex="normal" style:font-weight-complex="bold"/>
    </style:style>
    <style:style style:name="P307" style:family="paragraph" style:parent-style-name="Text_20_body" style:list-style-name="L44">
      <style:text-properties fo:color="#ce181e" fo:font-size="15pt" fo:font-weight="bold" officeooo:rsid="007e96e5" officeooo:paragraph-rsid="00957317" style:font-size-asian="15pt" style:font-weight-asian="bold" style:font-size-complex="15pt" style:font-weight-complex="bold"/>
    </style:style>
    <style:style style:name="P308" style:family="paragraph" style:parent-style-name="Text_20_body" style:list-style-name="L48">
      <style:text-properties fo:color="#ce181e" fo:font-size="15pt" fo:font-weight="bold" officeooo:rsid="008a1eb2" officeooo:paragraph-rsid="008a1eb2" style:font-size-asian="15pt" style:font-weight-asian="bold" style:font-size-complex="15pt" style:font-weight-complex="bold"/>
    </style:style>
    <style:style style:name="P309" style:family="paragraph" style:parent-style-name="Text_20_body" style:list-style-name="L22">
      <style:text-properties fo:font-style="normal" fo:font-weight="normal" officeooo:rsid="0056f345" officeooo:paragraph-rsid="0056f345" style:font-style-asian="normal" style:font-weight-asian="normal" style:font-style-complex="normal" style:font-weight-complex="normal"/>
    </style:style>
    <style:style style:name="P310" style:family="paragraph" style:parent-style-name="Text_20_body" style:list-style-name="L23">
      <style:text-properties fo:font-style="normal" fo:font-weight="normal" officeooo:rsid="0056f345" officeooo:paragraph-rsid="0056f345" style:font-style-asian="normal" style:font-weight-asian="normal" style:font-style-complex="normal" style:font-weight-complex="normal"/>
    </style:style>
    <style:style style:name="P311" style:family="paragraph" style:parent-style-name="Text_20_body" style:list-style-name="L24">
      <style:text-properties fo:font-style="normal" fo:font-weight="normal" officeooo:rsid="0058d281" officeooo:paragraph-rsid="0058d281" style:font-style-asian="normal" style:font-weight-asian="normal" style:font-style-complex="normal" style:font-weight-complex="normal"/>
    </style:style>
    <style:style style:name="P312" style:family="paragraph" style:parent-style-name="Text_20_body" style:list-style-name="L26">
      <style:text-properties officeooo:paragraph-rsid="005b2b29"/>
    </style:style>
    <style:style style:name="P313" style:family="paragraph" style:parent-style-name="Text_20_body" style:list-style-name="L26">
      <style:text-properties officeooo:paragraph-rsid="0066a9d1"/>
    </style:style>
    <style:style style:name="P314" style:family="paragraph" style:parent-style-name="Text_20_body" style:list-style-name="L28">
      <style:text-properties officeooo:rsid="006a430a" officeooo:paragraph-rsid="006a430a"/>
    </style:style>
    <style:style style:name="P315" style:family="paragraph" style:parent-style-name="Text_20_body" style:list-style-name="L28">
      <style:text-properties fo:color="#1c3687" fo:font-size="15pt" fo:font-style="normal" fo:font-weight="normal" officeooo:rsid="006a430a" officeooo:paragraph-rsid="006a430a" style:font-size-asian="15pt" style:font-style-asian="normal" style:font-weight-asian="normal" style:font-size-complex="15pt" style:font-style-complex="normal" style:font-weight-complex="normal"/>
    </style:style>
    <style:style style:name="P316" style:family="paragraph" style:parent-style-name="Text_20_body" style:list-style-name="L43">
      <style:text-properties fo:color="#1c3687" fo:font-size="15pt" fo:font-style="italic" fo:font-weight="normal" officeooo:rsid="00815db1" officeooo:paragraph-rsid="00815db1" style:font-size-asian="15pt" style:font-style-asian="italic" style:font-weight-asian="normal" style:font-size-complex="15pt" style:font-style-complex="italic" style:font-weight-complex="normal"/>
    </style:style>
    <style:style style:name="P317" style:family="paragraph" style:parent-style-name="Text_20_body" style:list-style-name="L48">
      <style:text-properties fo:color="#1c3687" fo:font-size="15pt" fo:font-style="italic" fo:font-weight="normal" officeooo:rsid="008f22b8" officeooo:paragraph-rsid="008f22b8" style:font-size-asian="15pt" style:font-style-asian="italic" style:font-weight-asian="normal" style:font-size-complex="15pt" style:font-style-complex="italic" style:font-weight-complex="normal"/>
    </style:style>
    <style:style style:name="P318" style:family="paragraph" style:parent-style-name="Text_20_body" style:list-style-name="L48">
      <style:text-properties fo:color="#1c3687" fo:font-size="15pt" fo:font-style="italic" fo:font-weight="normal" officeooo:rsid="008f22b8" officeooo:paragraph-rsid="0096d635" style:font-size-asian="15pt" style:font-style-asian="italic" style:font-weight-asian="normal" style:font-size-complex="15pt" style:font-style-complex="italic" style:font-weight-complex="normal"/>
    </style:style>
    <style:style style:name="P319" style:family="paragraph" style:parent-style-name="Text_20_body" style:list-style-name="L49">
      <style:text-properties fo:color="#1c3687" fo:font-size="15pt" fo:font-style="italic" fo:font-weight="normal" officeooo:rsid="0094275a" officeooo:paragraph-rsid="0094275a" style:font-size-asian="15pt" style:font-style-asian="italic" style:font-weight-asian="normal" style:font-size-complex="15pt" style:font-style-complex="italic" style:font-weight-complex="normal"/>
    </style:style>
    <style:style style:name="P320" style:family="paragraph" style:parent-style-name="Text_20_body" style:list-style-name="L49">
      <style:text-properties fo:color="#1c3687" fo:font-size="15pt" fo:font-weight="normal" officeooo:rsid="0094275a" officeooo:paragraph-rsid="0096d635" style:font-size-asian="15pt" style:font-weight-asian="normal" style:font-size-complex="15pt" style:font-weight-complex="normal"/>
    </style:style>
    <style:style style:name="P321" style:family="paragraph" style:parent-style-name="Text_20_body" style:list-style-name="L50">
      <style:text-properties fo:color="#1c3687" fo:font-size="15pt" fo:font-weight="normal" officeooo:rsid="008f22b8" officeooo:paragraph-rsid="008f22b8" style:font-size-asian="15pt" style:font-weight-asian="normal" style:font-size-complex="15pt" style:font-weight-complex="normal"/>
    </style:style>
    <style:style style:name="P322" style:family="paragraph" style:parent-style-name="Text_20_body" style:list-style-name="L34">
      <style:text-properties fo:color="#1c3687" officeooo:rsid="006d4b43" officeooo:paragraph-rsid="006d4b43"/>
    </style:style>
    <style:style style:name="P323" style:family="paragraph" style:parent-style-name="Text_20_body" style:list-style-name="L48">
      <style:text-properties fo:color="#1c3687" fo:font-style="italic" officeooo:rsid="008f22b8" officeooo:paragraph-rsid="008f22b8" style:font-style-asian="italic" style:font-style-complex="italic"/>
    </style:style>
    <style:style style:name="P324" style:family="paragraph" style:parent-style-name="Text_20_body" style:list-style-name="L34">
      <style:text-properties officeooo:paragraph-rsid="0066b3c2"/>
    </style:style>
    <style:style style:name="P325" style:family="paragraph" style:parent-style-name="Text_20_body" style:list-style-name="L42"/>
    <style:style style:name="P326" style:family="paragraph" style:parent-style-name="Text_20_body" style:list-style-name="L44">
      <style:text-properties officeooo:paragraph-rsid="00815db1"/>
    </style:style>
    <style:style style:name="P327" style:family="paragraph" style:parent-style-name="Text_20_body" style:list-style-name="L44">
      <style:text-properties officeooo:paragraph-rsid="00855e1c"/>
    </style:style>
    <style:style style:name="P328" style:family="paragraph" style:parent-style-name="Text_20_body" style:list-style-name="L45">
      <style:text-properties officeooo:paragraph-rsid="007e96e5"/>
    </style:style>
    <style:style style:name="P329" style:family="paragraph" style:parent-style-name="Text_20_body" style:list-style-name="L47">
      <style:text-properties officeooo:paragraph-rsid="007e96e5"/>
    </style:style>
    <style:style style:name="P330" style:family="paragraph" style:parent-style-name="Text_20_body" style:list-style-name="L48">
      <style:text-properties officeooo:paragraph-rsid="008dc2c4"/>
    </style:style>
    <style:style style:name="P331" style:family="paragraph" style:parent-style-name="Text_20_body" style:list-style-name="L48">
      <style:text-properties officeooo:paragraph-rsid="007e96e5"/>
    </style:style>
    <style:style style:name="P332" style:family="paragraph" style:parent-style-name="Text_20_body" style:list-style-name="L49">
      <style:text-properties officeooo:paragraph-rsid="0094275a"/>
    </style:style>
    <style:style style:name="P333" style:family="paragraph" style:parent-style-name="Text_20_body" style:list-style-name="L51">
      <style:text-properties officeooo:rsid="0094275a" officeooo:paragraph-rsid="0094275a"/>
    </style:style>
    <style:style style:name="P334" style:family="paragraph" style:parent-style-name="Text_20_body" style:list-style-name="L52">
      <style:text-properties officeooo:paragraph-rsid="0090c0c8"/>
    </style:style>
    <style:style style:name="P335" style:family="paragraph" style:parent-style-name="Text_20_body" style:list-style-name="L53">
      <style:text-properties officeooo:paragraph-rsid="00a9aaba"/>
    </style:style>
    <style:style style:name="P336" style:family="paragraph" style:parent-style-name="Text_20_body" style:list-style-name="L53">
      <style:text-properties fo:color="#21409a" fo:font-size="15pt" fo:font-weight="normal" officeooo:rsid="00a2719b" officeooo:paragraph-rsid="00a2719b" style:font-size-asian="13.1000003814697pt" style:font-weight-asian="normal" style:font-size-complex="15pt" style:font-weight-complex="normal"/>
    </style:style>
    <style:style style:name="P337" style:family="paragraph" style:parent-style-name="Text_20_body" style:list-style-name="L53">
      <style:text-properties fo:color="#21409a" fo:font-size="15pt" fo:font-weight="normal" officeooo:rsid="00a469bd" officeooo:paragraph-rsid="00a469bd" style:font-size-asian="13.1000003814697pt" style:font-weight-asian="normal" style:font-size-complex="15pt" style:font-weight-complex="normal"/>
    </style:style>
    <style:style style:name="P338" style:family="paragraph" style:parent-style-name="Text_20_body" style:list-style-name="L48">
      <style:text-properties fo:color="#21409a" fo:font-size="15pt" fo:font-weight="normal" officeooo:rsid="00b09adc" officeooo:paragraph-rsid="00b09adc" style:font-size-asian="15pt" style:font-weight-asian="normal" style:font-size-complex="15pt" style:font-weight-complex="normal"/>
    </style:style>
    <style:style style:name="P339" style:family="paragraph" style:parent-style-name="Text_20_body" style:list-style-name="L53">
      <style:text-properties fo:color="#21409a" fo:font-size="15pt" officeooo:rsid="00a82e3e" officeooo:paragraph-rsid="00a82e3e" style:font-size-asian="15pt" style:font-size-complex="15pt"/>
    </style:style>
    <style:style style:name="P340" style:family="paragraph" style:parent-style-name="Text_20_body" style:list-style-name="L53">
      <style:text-properties fo:color="#21409a" fo:font-size="15pt" fo:font-style="normal" fo:font-weight="normal" officeooo:rsid="00a9aaba" officeooo:paragraph-rsid="00a9aaba" style:font-size-asian="15pt" style:font-style-asian="normal" style:font-weight-asian="normal" style:font-size-complex="15pt" style:font-style-complex="normal" style:font-weight-complex="normal"/>
    </style:style>
    <style:style style:name="P341" style:family="paragraph" style:parent-style-name="Text_20_body" style:list-style-name="L55">
      <style:text-properties fo:color="#21409a" fo:font-size="15pt" fo:font-style="normal" fo:font-weight="normal" officeooo:rsid="00ac1004" officeooo:paragraph-rsid="00ac1004" style:font-size-asian="15pt" style:font-style-asian="normal" style:font-weight-asian="normal" style:font-size-complex="15pt" style:font-style-complex="normal" style:font-weight-complex="normal"/>
    </style:style>
    <style:style style:name="P342" style:family="paragraph" style:parent-style-name="Text_20_body" style:list-style-name="L55">
      <style:text-properties fo:color="#21409a" fo:font-size="15pt" fo:font-style="normal" fo:font-weight="normal" officeooo:rsid="00ad43b7" officeooo:paragraph-rsid="00ad43b7" style:font-size-asian="15pt" style:font-style-asian="normal" style:font-weight-asian="normal" style:font-size-complex="15pt" style:font-style-complex="normal" style:font-weight-complex="normal"/>
    </style:style>
    <style:style style:name="P343" style:family="paragraph" style:parent-style-name="Text_20_body" style:list-style-name="L55">
      <style:text-properties fo:color="#21409a" fo:font-size="15pt" fo:font-style="normal" fo:font-weight="normal" officeooo:rsid="00a469bd" officeooo:paragraph-rsid="00ad43b7" style:font-size-asian="15pt" style:font-style-asian="normal" style:font-weight-asian="normal" style:font-size-complex="15pt" style:font-style-complex="normal" style:font-weight-complex="normal"/>
    </style:style>
    <style:style style:name="P344" style:family="paragraph" style:parent-style-name="Text_20_body">
      <style:text-properties fo:color="#21409a" fo:font-size="15pt" fo:font-style="italic" fo:font-weight="normal" officeooo:rsid="00a9aaba" officeooo:paragraph-rsid="00a9aaba" style:font-size-asian="15pt" style:font-style-asian="italic" style:font-weight-asian="normal" style:font-size-complex="15pt" style:font-style-complex="italic" style:font-weight-complex="normal"/>
    </style:style>
    <style:style style:name="P345" style:family="paragraph" style:parent-style-name="Text_20_body">
      <style:text-properties fo:color="#21409a" fo:font-size="15pt" fo:font-style="italic" fo:font-weight="normal" officeooo:rsid="00a9e08e" officeooo:paragraph-rsid="00a9aaba" style:font-size-asian="15pt" style:font-style-asian="italic" style:font-weight-asian="normal" style:font-size-complex="15pt" style:font-style-complex="italic" style:font-weight-complex="normal"/>
    </style:style>
    <style:style style:name="P346" style:family="paragraph" style:parent-style-name="Text_20_body">
      <style:text-properties fo:color="#21409a" fo:font-size="15pt" fo:font-style="italic" fo:font-weight="normal" officeooo:rsid="00a9e08e" officeooo:paragraph-rsid="00a9e08e" style:font-size-asian="15pt" style:font-style-asian="italic" style:font-weight-asian="normal" style:font-size-complex="15pt" style:font-style-complex="italic" style:font-weight-complex="normal"/>
    </style:style>
    <style:style style:name="P347" style:family="paragraph" style:parent-style-name="Text_20_body" style:list-style-name="L40">
      <style:paragraph-properties fo:margin-top="0cm" fo:margin-bottom="0cm" loext:contextual-spacing="false"/>
      <style:text-properties fo:font-size="15pt" style:font-size-asian="15pt" style:font-size-complex="15pt"/>
    </style:style>
    <style:style style:name="P348" style:family="paragraph" style:parent-style-name="Text_20_body" style:list-style-name="L41">
      <style:paragraph-properties fo:margin-top="0cm" fo:margin-bottom="0cm" loext:contextual-spacing="false"/>
      <style:text-properties fo:font-size="15pt" style:font-size-asian="15pt" style:font-size-complex="15pt"/>
    </style:style>
    <style:style style:name="P349" style:family="paragraph" style:parent-style-name="List_20_Contents" style:list-style-name="L29">
      <style:text-properties fo:font-size="15pt" style:font-size-asian="15pt" style:font-size-complex="15pt"/>
    </style:style>
    <style:style style:name="P350" style:family="paragraph" style:parent-style-name="List_20_Contents" style:list-style-name="L30">
      <style:text-properties fo:font-size="15pt" officeooo:rsid="006a430a" officeooo:paragraph-rsid="006a430a" style:font-size-asian="15pt" style:font-size-complex="15pt"/>
    </style:style>
    <style:style style:name="P351" style:family="paragraph" style:parent-style-name="List_20_Contents" style:list-style-name="L30">
      <style:text-properties fo:font-size="15pt" officeooo:rsid="006f071f" officeooo:paragraph-rsid="006f071f" style:font-size-asian="15pt" style:font-size-complex="15pt"/>
    </style:style>
    <style:style style:name="P352" style:family="paragraph" style:parent-style-name="List_20_Contents" style:list-style-name="L32">
      <style:text-properties fo:font-size="15pt" officeooo:rsid="006b923d" officeooo:paragraph-rsid="006b923d" style:font-size-asian="15pt" style:font-size-complex="15pt"/>
    </style:style>
    <style:style style:name="P353" style:family="paragraph" style:parent-style-name="List_20_Contents" style:list-style-name="L32">
      <style:text-properties fo:font-size="15pt" officeooo:rsid="006bd1be" officeooo:paragraph-rsid="006bd1be" style:font-size-asian="15pt" style:font-size-complex="15pt"/>
    </style:style>
    <style:style style:name="P354" style:family="paragraph" style:parent-style-name="List_20_Contents" style:list-style-name="L36">
      <style:text-properties fo:font-size="15pt" fo:font-weight="normal" officeooo:rsid="006ce24c" officeooo:paragraph-rsid="006ce24c" style:font-size-asian="13.1000003814697pt" style:font-weight-asian="normal" style:font-size-complex="15pt" style:font-weight-complex="normal"/>
    </style:style>
    <style:style style:name="P355" style:family="paragraph" style:parent-style-name="List_20_Contents" style:list-style-name="L36">
      <style:text-properties fo:font-size="15pt" fo:font-weight="normal" officeooo:rsid="006d4b43" officeooo:paragraph-rsid="006d4b43" style:font-size-asian="13.1000003814697pt" style:font-weight-asian="normal" style:font-size-complex="15pt" style:font-weight-complex="normal"/>
    </style:style>
    <style:style style:name="P356" style:family="paragraph" style:parent-style-name="List_20_Contents" style:list-style-name="L38">
      <style:text-properties fo:font-size="15pt" fo:font-weight="normal" officeooo:rsid="006d4b43" officeooo:paragraph-rsid="006d4b43" style:font-size-asian="13.1000003814697pt" style:font-weight-asian="normal" style:font-size-complex="15pt" style:font-weight-complex="normal"/>
    </style:style>
    <style:style style:name="P357" style:family="paragraph" style:parent-style-name="List_20_Contents" style:list-style-name="L39">
      <style:text-properties fo:font-size="15pt" fo:font-weight="normal" officeooo:rsid="00677cf4" officeooo:paragraph-rsid="00677cf4" style:font-size-asian="13.1000003814697pt" style:font-weight-asian="normal" style:font-size-complex="15pt" style:font-weight-complex="normal"/>
    </style:style>
    <style:style style:name="P358" style:family="paragraph" style:parent-style-name="List_20_Contents" style:list-style-name="L39">
      <style:text-properties fo:font-size="15pt" fo:font-weight="normal" officeooo:rsid="0068efef" officeooo:paragraph-rsid="0068efef" style:font-size-asian="13.1000003814697pt" style:font-weight-asian="normal" style:font-size-complex="15pt" style:font-weight-complex="normal"/>
    </style:style>
    <style:style style:name="P359" style:family="paragraph" style:parent-style-name="List_20_Contents" style:list-style-name="L30">
      <style:text-properties fo:color="#1c3687" fo:font-size="15pt" officeooo:rsid="006a430a" officeooo:paragraph-rsid="006a430a" style:font-size-asian="15pt" style:font-size-complex="15pt"/>
    </style:style>
    <style:style style:name="P360" style:family="paragraph" style:parent-style-name="List_20_Contents" style:list-style-name="L32">
      <style:text-properties fo:color="#1c3687" fo:font-size="15pt" officeooo:rsid="006b923d" officeooo:paragraph-rsid="006b923d" style:font-size-asian="15pt" style:font-size-complex="15pt"/>
    </style:style>
    <style:style style:name="P361" style:family="paragraph" style:parent-style-name="List_20_Contents" style:list-style-name="L32">
      <style:text-properties fo:color="#1c3687" fo:font-size="15pt" fo:font-style="italic" officeooo:rsid="006bd1be" officeooo:paragraph-rsid="006bd1be" style:font-size-asian="15pt" style:font-style-asian="italic" style:font-size-complex="15pt" style:font-style-complex="italic"/>
    </style:style>
    <style:style style:name="P362" style:family="paragraph" style:parent-style-name="List_20_Contents" style:list-style-name="L36">
      <style:text-properties fo:color="#1c3687" fo:font-size="15pt" fo:font-style="italic" fo:font-weight="normal" officeooo:rsid="006d4b43" officeooo:paragraph-rsid="006d4b43" style:font-size-asian="13.1000003814697pt" style:font-style-asian="italic" style:font-weight-asian="normal" style:font-size-complex="15pt" style:font-style-complex="italic" style:font-weight-complex="normal"/>
    </style:style>
    <style:style style:name="P363" style:family="paragraph" style:parent-style-name="List_20_Contents" style:list-style-name="L36">
      <style:text-properties fo:color="#1c3687" fo:font-size="15pt" fo:font-style="italic" fo:font-weight="normal" officeooo:rsid="006d4b43" officeooo:paragraph-rsid="00734297" style:font-size-asian="13.1000003814697pt" style:font-style-asian="italic" style:font-weight-asian="normal" style:font-size-complex="15pt" style:font-style-complex="italic" style:font-weight-complex="normal"/>
    </style:style>
    <style:style style:name="P364" style:family="paragraph" style:parent-style-name="List_20_Contents" style:list-style-name="L39">
      <style:text-properties fo:color="#1c3687" fo:font-size="15pt" fo:font-style="italic" fo:font-weight="normal" officeooo:rsid="0068efef" officeooo:paragraph-rsid="0068efef" style:font-size-asian="13.1000003814697pt" style:font-style-asian="italic" style:font-weight-asian="normal" style:font-size-complex="15pt" style:font-style-complex="italic" style:font-weight-complex="normal"/>
    </style:style>
    <style:style style:name="P365" style:family="paragraph" style:parent-style-name="List_20_Contents" style:list-style-name="L39">
      <style:text-properties fo:color="#1c3687" fo:font-size="15pt" fo:font-style="italic" fo:font-weight="normal" officeooo:rsid="0068efef" officeooo:paragraph-rsid="00677cf4" style:font-size-asian="13.1000003814697pt" style:font-style-asian="italic" style:font-weight-asian="normal" style:font-size-complex="15pt" style:font-style-complex="italic" style:font-weight-complex="normal"/>
    </style:style>
    <style:style style:name="P366" style:family="paragraph" style:parent-style-name="List_20_Contents" style:list-style-name="L36">
      <style:text-properties fo:color="#1c3687" fo:font-size="15pt" fo:font-weight="normal" officeooo:rsid="006ce24c" officeooo:paragraph-rsid="006ce24c" style:font-size-asian="13.1000003814697pt" style:font-weight-asian="normal" style:font-size-complex="15pt" style:font-weight-complex="normal"/>
    </style:style>
    <style:style style:name="P367" style:family="paragraph" style:parent-style-name="List_20_Contents" style:list-style-name="L38">
      <style:text-properties fo:color="#1c3687" fo:font-size="15pt" fo:font-weight="normal" officeooo:rsid="006d4b43" officeooo:paragraph-rsid="006d4b43" style:font-size-asian="13.1000003814697pt" style:font-weight-asian="normal" style:font-size-complex="15pt" style:font-weight-complex="normal"/>
    </style:style>
    <style:style style:name="P368" style:family="paragraph" style:parent-style-name="List_20_Contents" style:list-style-name="L39">
      <style:text-properties fo:color="#1c3687" fo:font-size="15pt" fo:font-weight="normal" officeooo:rsid="00677cf4" officeooo:paragraph-rsid="00677cf4" style:font-size-asian="13.1000003814697pt" style:font-weight-asian="normal" style:font-size-complex="15pt" style:font-weight-complex="normal"/>
    </style:style>
    <style:style style:name="P369" style:family="paragraph" style:parent-style-name="List_20_Contents" style:list-style-name="L39">
      <style:text-properties fo:color="#1c3687" fo:font-size="15pt" fo:font-weight="normal" officeooo:rsid="0068efef" officeooo:paragraph-rsid="0068efef" style:font-size-asian="13.1000003814697pt" style:font-weight-asian="normal" style:font-size-complex="15pt" style:font-weight-complex="normal"/>
    </style:style>
    <style:style style:name="P370" style:family="paragraph" style:parent-style-name="List_20_Contents" style:list-style-name="L38">
      <style:text-properties fo:color="#1c3687" style:text-line-through-style="none" style:text-line-through-type="none" fo:font-size="15pt" fo:font-style="italic" fo:font-weight="normal" officeooo:rsid="006d4b43" officeooo:paragraph-rsid="006d4b43" style:font-size-asian="13.1000003814697pt" style:font-style-asian="italic" style:font-weight-asian="normal" style:font-size-complex="15pt" style:font-style-complex="italic" style:font-weight-complex="normal"/>
    </style:style>
    <style:style style:name="P371" style:family="paragraph" style:parent-style-name="List_20_Contents" style:list-style-name="L38">
      <style:text-properties fo:color="#1c3687" style:text-line-through-style="none" style:text-line-through-type="none" fo:font-size="15pt" fo:font-style="italic" fo:font-weight="normal" officeooo:rsid="006d4b43" officeooo:paragraph-rsid="007484e5" style:font-size-asian="13.1000003814697pt" style:font-style-asian="italic" style:font-weight-asian="normal" style:font-size-complex="15pt" style:font-style-complex="italic" style:font-weight-complex="normal"/>
    </style:style>
    <style:style style:name="P372" style:family="paragraph" style:parent-style-name="List_20_Contents" style:list-style-name="L39">
      <style:text-properties fo:color="#1c3687" fo:font-style="italic" officeooo:rsid="0069719f" officeooo:paragraph-rsid="0069719f" style:font-style-asian="italic" style:font-style-complex="italic"/>
    </style:style>
    <style:style style:name="P373" style:family="paragraph" style:parent-style-name="List_20_Contents" style:list-style-name="L31"/>
    <style:style style:name="P374" style:family="paragraph" style:parent-style-name="List_20_Contents" style:list-style-name="L33">
      <style:text-properties officeooo:paragraph-rsid="0066b3c2"/>
    </style:style>
    <style:style style:name="P375" style:family="paragraph" style:parent-style-name="List_20_Contents" style:list-style-name="L35">
      <style:text-properties officeooo:paragraph-rsid="0066b3c2"/>
    </style:style>
    <style:style style:name="P376" style:family="paragraph" style:parent-style-name="List_20_Contents" style:list-style-name="L37">
      <style:text-properties officeooo:paragraph-rsid="0066b3c2"/>
    </style:style>
    <style:style style:name="P377" style:family="paragraph" style:parent-style-name="List_20_Contents" style:list-style-name="L39">
      <style:text-properties officeooo:paragraph-rsid="00677cf4"/>
    </style:style>
    <style:style style:name="P378" style:family="paragraph" style:parent-style-name="List_20_Contents" style:list-style-name="L39">
      <style:text-properties officeooo:rsid="00677cf4" officeooo:paragraph-rsid="00677cf4"/>
    </style:style>
    <style:style style:name="P379" style:family="paragraph" style:parent-style-name="List_20_Contents" style:list-style-name="L39">
      <style:text-properties officeooo:rsid="0068efef" officeooo:paragraph-rsid="0068efef"/>
    </style:style>
    <style:style style:name="P380" style:family="paragraph" style:parent-style-name="List_20_Contents" style:list-style-name="L39">
      <style:text-properties officeooo:rsid="0069719f" officeooo:paragraph-rsid="0069719f"/>
    </style:style>
    <style:style style:name="P381" style:family="paragraph" style:parent-style-name="List_20_Contents" style:list-style-name="L39">
      <style:paragraph-properties fo:margin-left="0cm" fo:margin-right="0cm" fo:text-indent="0cm" style:auto-text-indent="false"/>
      <style:text-properties fo:color="#1c3687" fo:font-size="15pt" fo:font-style="italic" fo:font-weight="normal" officeooo:rsid="0068efef" officeooo:paragraph-rsid="0068efef" style:font-size-asian="13.1000003814697pt" style:font-style-asian="italic" style:font-weight-asian="normal" style:font-size-complex="15pt" style:font-style-complex="italic" style:font-weight-complex="normal"/>
    </style:style>
    <style:style style:name="T1" style:family="text">
      <style:text-properties officeooo:rsid="001cc297"/>
    </style:style>
    <style:style style:name="T2" style:family="text">
      <style:text-properties officeooo:rsid="001fac56"/>
    </style:style>
    <style:style style:name="T3" style:family="text">
      <style:text-properties officeooo:rsid="00265b46"/>
    </style:style>
    <style:style style:name="T4" style:family="text">
      <style:text-properties fo:color="#f58220"/>
    </style:style>
    <style:style style:name="T5" style:family="text">
      <style:text-properties fo:color="#f58220" officeooo:rsid="002983f5"/>
    </style:style>
    <style:style style:name="T6" style:family="text">
      <style:text-properties officeooo:rsid="002983f5"/>
    </style:style>
    <style:style style:name="T7" style:family="text">
      <style:text-properties officeooo:rsid="002e9c28"/>
    </style:style>
    <style:style style:name="T8" style:family="text">
      <style:text-properties officeooo:rsid="0036c75d"/>
    </style:style>
    <style:style style:name="T9" style:family="text">
      <style:text-properties officeooo:rsid="0039cc93"/>
    </style:style>
    <style:style style:name="T10" style:family="text">
      <style:text-properties officeooo:rsid="003d8ae8"/>
    </style:style>
    <style:style style:name="T11" style:family="text">
      <style:text-properties officeooo:rsid="003e62d1"/>
    </style:style>
    <style:style style:name="T12" style:family="text">
      <style:text-properties officeooo:rsid="003ea757"/>
    </style:style>
    <style:style style:name="T13" style:family="text">
      <style:text-properties fo:color="#000000"/>
    </style:style>
    <style:style style:name="T14" style:family="text">
      <style:text-properties fo:color="#000000" fo:font-size="15pt" style:text-underline-style="none" officeooo:rsid="003ea757" style:font-size-asian="15pt" style:font-size-complex="15pt"/>
    </style:style>
    <style:style style:name="T15" style:family="text">
      <style:text-properties fo:color="#000000" fo:font-size="15pt" style:text-underline-style="none" officeooo:rsid="004076b0" style:font-size-asian="15pt" style:font-size-complex="15pt"/>
    </style:style>
    <style:style style:name="T16" style:family="text">
      <style:text-properties fo:color="#000000" fo:font-size="15pt" style:text-underline-style="none" officeooo:rsid="0040a7f7" style:font-size-asian="15pt" style:font-size-complex="15pt"/>
    </style:style>
    <style:style style:name="T17" style:family="text">
      <style:text-properties fo:color="#000000" fo:font-size="15pt" fo:font-style="normal" fo:font-weight="normal" officeooo:rsid="005b2b29" style:font-size-asian="15pt" style:font-style-asian="normal" style:font-weight-asian="normal" style:font-size-complex="15pt" style:font-style-complex="normal" style:font-weight-complex="normal"/>
    </style:style>
    <style:style style:name="T18" style:family="text">
      <style:text-properties fo:color="#000000" fo:font-size="15pt" fo:font-style="normal" fo:font-weight="normal" officeooo:rsid="00a9aaba" style:font-size-asian="15pt" style:font-style-asian="normal" style:font-weight-asian="normal" style:font-size-complex="15pt" style:font-style-complex="normal" style:font-weight-complex="normal"/>
    </style:style>
    <style:style style:name="T19" style:family="text">
      <style:text-properties fo:color="#000000" fo:font-size="15pt" officeooo:rsid="002d04aa" style:font-size-asian="15pt" style:font-size-complex="15pt"/>
    </style:style>
    <style:style style:name="T20" style:family="text">
      <style:text-properties fo:color="#000000" fo:font-size="15pt" fo:font-weight="normal" officeooo:rsid="0094275a" style:font-size-asian="15pt" style:font-weight-asian="normal" style:font-size-complex="15pt" style:font-weight-complex="normal"/>
    </style:style>
    <style:style style:name="T21" style:family="text">
      <style:text-properties fo:color="#000000" fo:font-size="15pt" fo:font-weight="normal" officeooo:rsid="0090c0c8" style:font-size-asian="13.1000003814697pt" style:font-weight-asian="normal" style:font-size-complex="15pt" style:font-weight-complex="normal"/>
    </style:style>
    <style:style style:name="T22" style:family="text">
      <style:text-properties fo:color="#000000" fo:font-style="normal" fo:font-weight="normal" style:font-style-asian="normal" style:font-weight-asian="normal" style:font-style-complex="normal" style:font-weight-complex="normal"/>
    </style:style>
    <style:style style:name="T23" style:family="text">
      <style:text-properties fo:color="#000000" fo:font-weight="normal" style:font-weight-asian="normal" style:font-weight-complex="normal"/>
    </style:style>
    <style:style style:name="T24" style:family="text">
      <style:text-properties fo:font-size="15pt" style:font-size-asian="15pt" style:font-size-complex="15pt"/>
    </style:style>
    <style:style style:name="T25" style:family="text">
      <style:text-properties fo:font-size="15pt" officeooo:rsid="0040a7f7" style:font-size-asian="15pt" style:font-size-complex="15pt"/>
    </style:style>
    <style:style style:name="T26" style:family="text">
      <style:text-properties fo:font-size="15pt" officeooo:rsid="00412ef3" style:font-size-asian="15pt" style:font-size-complex="15pt"/>
    </style:style>
    <style:style style:name="T27" style:family="text">
      <style:text-properties fo:font-size="15pt" officeooo:rsid="0046f7d5" style:font-size-asian="15pt" style:font-size-complex="15pt"/>
    </style:style>
    <style:style style:name="T28" style:family="text">
      <style:text-properties fo:font-size="15pt" officeooo:rsid="00539c28" style:font-size-asian="15pt" style:font-size-complex="15pt"/>
    </style:style>
    <style:style style:name="T29" style:family="text">
      <style:text-properties fo:font-size="15pt" officeooo:rsid="00588eec" style:font-size-asian="15pt" style:font-size-complex="15pt"/>
    </style:style>
    <style:style style:name="T30" style:family="text">
      <style:text-properties fo:font-size="15pt" officeooo:rsid="0060861e" style:font-size-asian="15pt" style:font-size-complex="15pt"/>
    </style:style>
    <style:style style:name="T31" style:family="text">
      <style:text-properties fo:font-size="15pt" officeooo:rsid="00734297" style:font-size-asian="15pt" style:font-size-complex="15pt"/>
    </style:style>
    <style:style style:name="T32" style:family="text">
      <style:text-properties fo:font-size="15pt" officeooo:rsid="00815db1" style:font-size-asian="15pt" style:font-size-complex="15pt"/>
    </style:style>
    <style:style style:name="T33" style:family="text">
      <style:text-properties fo:font-size="15pt" officeooo:rsid="007e96e5" style:font-size-asian="15pt" style:font-size-complex="15pt"/>
    </style:style>
    <style:style style:name="T34" style:family="text">
      <style:text-properties fo:font-size="15pt" officeooo:rsid="0041c56e" style:font-size-asian="13.1000003814697pt" style:font-size-complex="15pt"/>
    </style:style>
    <style:style style:name="T35" style:family="text">
      <style:text-properties fo:font-size="15pt" fo:font-style="normal" fo:font-weight="normal" style:font-size-asian="15pt" style:font-style-asian="normal" style:font-weight-asian="normal" style:font-size-complex="15pt" style:font-style-complex="normal" style:font-weight-complex="normal"/>
    </style:style>
    <style:style style:name="T36" style:family="text">
      <style:text-properties fo:font-size="15pt" fo:font-style="normal" fo:font-weight="normal" officeooo:rsid="005b2b29" style:font-size-asian="15pt" style:font-style-asian="normal" style:font-weight-asian="normal" style:font-size-complex="15pt" style:font-style-complex="normal" style:font-weight-complex="normal"/>
    </style:style>
    <style:style style:name="T37" style:family="text">
      <style:text-properties fo:font-size="15pt" fo:font-style="normal" fo:font-weight="normal" officeooo:rsid="0060861e" style:font-size-asian="15pt" style:font-style-asian="normal" style:font-weight-asian="normal" style:font-size-complex="15pt" style:font-style-complex="normal" style:font-weight-complex="normal"/>
    </style:style>
    <style:style style:name="T38" style:family="text">
      <style:text-properties fo:font-size="15pt" fo:font-style="normal" fo:font-weight="normal" officeooo:rsid="0066a9d1" style:font-size-asian="15pt" style:font-style-asian="normal" style:font-weight-asian="normal" style:font-size-complex="15pt" style:font-style-complex="normal" style:font-weight-complex="normal"/>
    </style:style>
    <style:style style:name="T39" style:family="text">
      <style:text-properties fo:font-size="15pt" fo:font-style="normal" fo:font-weight="normal" officeooo:rsid="0083f557" style:font-size-asian="15pt" style:font-style-asian="normal" style:font-weight-asian="normal" style:font-size-complex="15pt" style:font-style-complex="normal" style:font-weight-complex="normal"/>
    </style:style>
    <style:style style:name="T40" style:family="text">
      <style:text-properties fo:font-size="15pt" fo:font-style="normal" fo:font-weight="normal" officeooo:rsid="00855e1c" style:font-size-asian="15pt" style:font-style-asian="normal" style:font-weight-asian="normal" style:font-size-complex="15pt" style:font-style-complex="normal" style:font-weight-complex="normal"/>
    </style:style>
    <style:style style:name="T41" style:family="text">
      <style:text-properties fo:font-size="15pt" fo:font-style="normal" fo:font-weight="normal" officeooo:rsid="008a19ce" style:font-size-asian="15pt" style:font-style-asian="normal" style:font-weight-asian="normal" style:font-size-complex="15pt" style:font-style-complex="normal" style:font-weight-complex="normal"/>
    </style:style>
    <style:style style:name="T42" style:family="text">
      <style:text-properties fo:font-size="15pt" fo:font-style="normal" fo:font-weight="normal" officeooo:rsid="00b29252" style:font-size-asian="15pt" style:font-style-asian="normal" style:font-weight-asian="normal" style:font-size-complex="15pt" style:font-style-complex="normal" style:font-weight-complex="normal"/>
    </style:style>
    <style:style style:name="T43" style:family="text">
      <style:text-properties fo:font-size="15pt" fo:font-style="normal" fo:font-weight="bold" style:font-size-asian="15pt" style:font-style-asian="normal" style:font-weight-asian="bold" style:font-size-complex="15pt" style:font-style-complex="normal" style:font-weight-complex="bold"/>
    </style:style>
    <style:style style:name="T44" style:family="text">
      <style:text-properties fo:font-size="15pt" fo:font-style="normal" fo:font-weight="bold" officeooo:rsid="0060861e" style:font-size-asian="15pt" style:font-style-asian="normal" style:font-weight-asian="bold" style:font-size-complex="15pt" style:font-style-complex="normal" style:font-weight-complex="bold"/>
    </style:style>
    <style:style style:name="T45" style:family="text">
      <style:text-properties fo:font-size="15pt" fo:font-style="normal" fo:font-weight="bold" officeooo:rsid="005b2b29" style:font-size-asian="15pt" style:font-style-asian="normal" style:font-weight-asian="bold" style:font-size-complex="15pt" style:font-style-complex="normal" style:font-weight-complex="bold"/>
    </style:style>
    <style:style style:name="T46" style:family="text">
      <style:text-properties fo:font-size="15pt" fo:font-style="normal" style:font-size-asian="15pt" style:font-style-asian="normal" style:font-size-complex="15pt" style:font-style-complex="normal"/>
    </style:style>
    <style:style style:name="T47" style:family="text">
      <style:text-properties fo:font-size="15pt" fo:font-style="normal" officeooo:rsid="00855e1c" style:font-size-asian="15pt" style:font-style-asian="normal" style:font-size-complex="15pt" style:font-style-complex="normal"/>
    </style:style>
    <style:style style:name="T48" style:family="text">
      <style:text-properties fo:font-size="15pt" fo:font-weight="bold" style:font-size-asian="15pt" style:font-size-complex="15pt"/>
    </style:style>
    <style:style style:name="T49" style:family="text">
      <style:text-properties fo:font-size="15pt" fo:font-weight="bold" style:font-size-asian="15pt" style:font-weight-asian="bold" style:font-size-complex="15pt" style:font-weight-complex="bold"/>
    </style:style>
    <style:style style:name="T50" style:family="text">
      <style:text-properties fo:font-size="15pt" fo:font-weight="bold" officeooo:rsid="0060861e" style:font-size-asian="15pt" style:font-weight-asian="bold" style:font-size-complex="15pt" style:font-weight-complex="bold"/>
    </style:style>
    <style:style style:name="T51" style:family="text">
      <style:text-properties fo:font-size="15pt" fo:font-weight="bold" officeooo:rsid="0083f557" style:font-size-asian="15pt" style:font-weight-asian="bold" style:font-size-complex="15pt" style:font-weight-complex="bold"/>
    </style:style>
    <style:style style:name="T52" style:family="text">
      <style:text-properties fo:font-size="15pt" fo:font-weight="bold" officeooo:rsid="008dc2c4" style:font-size-asian="15pt" style:font-weight-asian="bold" style:font-size-complex="15pt" style:font-weight-complex="bold"/>
    </style:style>
    <style:style style:name="T53" style:family="text">
      <style:text-properties fo:font-size="15pt" style:text-underline-style="none" style:font-size-asian="15pt" style:font-size-complex="15pt"/>
    </style:style>
    <style:style style:name="T54" style:family="text">
      <style:text-properties fo:font-size="15pt" style:text-underline-style="none" officeooo:rsid="003ea757" style:font-size-asian="15pt" style:font-size-complex="15pt"/>
    </style:style>
    <style:style style:name="T55" style:family="text">
      <style:text-properties fo:font-size="15pt" fo:font-weight="normal" style:font-size-asian="13.1000003814697pt" style:font-weight-asian="normal" style:font-size-complex="15pt" style:font-weight-complex="normal"/>
    </style:style>
    <style:style style:name="T56" style:family="text">
      <style:text-properties fo:font-size="15pt" fo:font-weight="normal" officeooo:rsid="0066b3c2" style:font-size-asian="13.1000003814697pt" style:font-weight-asian="normal" style:font-size-complex="15pt" style:font-weight-complex="normal"/>
    </style:style>
    <style:style style:name="T57" style:family="text">
      <style:text-properties fo:font-size="15pt" fo:font-weight="normal" officeooo:rsid="00677cf4" style:font-size-asian="13.1000003814697pt" style:font-weight-asian="normal" style:font-size-complex="15pt" style:font-weight-complex="normal"/>
    </style:style>
    <style:style style:name="T58" style:family="text">
      <style:text-properties fo:font-size="15pt" fo:font-weight="normal" officeooo:rsid="0068efef" style:font-size-asian="13.1000003814697pt" style:font-weight-asian="normal" style:font-size-complex="15pt" style:font-weight-complex="normal"/>
    </style:style>
    <style:style style:name="T59" style:family="text">
      <style:text-properties fo:font-size="15pt" fo:font-weight="normal" officeooo:rsid="0069719f" style:font-size-asian="13.1000003814697pt" style:font-weight-asian="normal" style:font-size-complex="15pt" style:font-weight-complex="normal"/>
    </style:style>
    <style:style style:name="T60" style:family="text">
      <style:text-properties fo:font-size="15pt" fo:font-weight="normal" officeooo:rsid="006d4b43" style:font-size-asian="13.1000003814697pt" style:font-weight-asian="normal" style:font-size-complex="15pt" style:font-weight-complex="normal"/>
    </style:style>
    <style:style style:name="T61" style:family="text">
      <style:text-properties fo:font-size="15pt" fo:font-weight="normal" officeooo:rsid="00734297" style:font-size-asian="13.1000003814697pt" style:font-weight-asian="normal" style:font-size-complex="15pt" style:font-weight-complex="normal"/>
    </style:style>
    <style:style style:name="T62" style:family="text">
      <style:text-properties fo:font-size="15pt" fo:font-weight="normal" style:font-size-asian="15pt" style:font-weight-asian="normal" style:font-size-complex="15pt" style:font-weight-complex="normal"/>
    </style:style>
    <style:style style:name="T63" style:family="text">
      <style:text-properties fo:font-size="15pt" fo:font-weight="normal" officeooo:rsid="00815db1" style:font-size-asian="15pt" style:font-weight-asian="normal" style:font-size-complex="15pt" style:font-weight-complex="normal"/>
    </style:style>
    <style:style style:name="T64" style:family="text">
      <style:text-properties fo:font-size="15pt" fo:font-weight="normal" officeooo:rsid="0083f557" style:font-size-asian="15pt" style:font-weight-asian="normal" style:font-size-complex="15pt" style:font-weight-complex="normal"/>
    </style:style>
    <style:style style:name="T65" style:family="text">
      <style:text-properties fo:font-size="15pt" fo:font-weight="normal" officeooo:rsid="007e96e5" style:font-size-asian="15pt" style:font-weight-asian="normal" style:font-size-complex="15pt" style:font-weight-complex="normal"/>
    </style:style>
    <style:style style:name="T66" style:family="text">
      <style:text-properties fo:font-size="15pt" fo:font-weight="normal" officeooo:rsid="008a19ce" style:font-size-asian="15pt" style:font-weight-asian="normal" style:font-size-complex="15pt" style:font-weight-complex="normal"/>
    </style:style>
    <style:style style:name="T67" style:family="text">
      <style:text-properties fo:font-size="15pt" fo:font-weight="normal" officeooo:rsid="008dc2c4" style:font-size-asian="15pt" style:font-weight-asian="normal" style:font-size-complex="15pt" style:font-weight-complex="normal"/>
    </style:style>
    <style:style style:name="T68" style:family="text">
      <style:text-properties fo:font-size="15pt" fo:font-weight="normal" officeooo:rsid="008f22b8" style:font-size-asian="15pt" style:font-weight-asian="normal" style:font-size-complex="15pt" style:font-weight-complex="normal"/>
    </style:style>
    <style:style style:name="T69" style:family="text">
      <style:text-properties fo:font-size="15pt" fo:font-weight="normal" officeooo:rsid="0094275a" style:font-size-asian="15pt" style:font-weight-asian="normal" style:font-size-complex="15pt" style:font-weight-complex="normal"/>
    </style:style>
    <style:style style:name="T70" style:family="text">
      <style:text-properties fo:font-size="15pt" fo:font-weight="normal" officeooo:rsid="00855e1c" style:font-size-asian="15pt" style:font-weight-asian="normal" style:font-size-complex="15pt" style:font-weight-complex="normal"/>
    </style:style>
    <style:style style:name="T71" style:family="text">
      <style:text-properties fo:font-size="15pt" fo:font-weight="normal" officeooo:rsid="009e9129" style:font-size-asian="15pt" style:font-weight-asian="normal" style:font-size-complex="15pt" style:font-weight-complex="normal"/>
    </style:style>
    <style:style style:name="T72" style:family="text">
      <style:text-properties fo:font-size="15pt" fo:font-weight="normal" officeooo:rsid="00a9e08e" style:font-size-asian="15pt" style:font-weight-asian="normal" style:font-size-complex="15pt" style:font-weight-complex="normal"/>
    </style:style>
    <style:style style:name="T73" style:family="text">
      <style:text-properties fo:font-size="15pt" fo:font-style="italic" fo:font-weight="normal" officeooo:rsid="0083f557" style:font-size-asian="15pt" style:font-style-asian="italic" style:font-weight-asian="normal" style:font-size-complex="15pt" style:font-style-complex="italic" style:font-weight-complex="normal"/>
    </style:style>
    <style:style style:name="T74" style:family="text">
      <style:text-properties fo:font-size="15pt" fo:font-style="italic" fo:font-weight="normal" officeooo:rsid="00855e1c" style:font-size-asian="15pt" style:font-style-asian="italic" style:font-weight-asian="normal" style:font-size-complex="15pt" style:font-style-complex="italic" style:font-weight-complex="normal"/>
    </style:style>
    <style:style style:name="T75" style:family="text">
      <style:text-properties fo:font-size="15pt" fo:font-style="italic" fo:font-weight="normal" officeooo:rsid="008a19ce" style:font-size-asian="15pt" style:font-style-asian="italic" style:font-weight-asian="normal" style:font-size-complex="15pt" style:font-style-complex="italic" style:font-weight-complex="normal"/>
    </style:style>
    <style:style style:name="T76" style:family="text">
      <style:text-properties fo:font-size="15pt" fo:font-style="italic" fo:font-weight="normal" officeooo:rsid="008f22b8" style:font-size-asian="15pt" style:font-weight-asian="normal" style:font-size-complex="15pt" style:font-weight-complex="normal"/>
    </style:style>
    <style:style style:name="T77" style:family="text">
      <style:text-properties fo:font-size="18pt" style:font-size-asian="18pt" style:font-size-complex="18pt"/>
    </style:style>
    <style:style style:name="T78" style:family="text">
      <style:text-properties fo:font-size="18pt" officeooo:rsid="00412ef3" style:font-size-asian="18pt" style:font-size-complex="18pt"/>
    </style:style>
    <style:style style:name="T79" style:family="text">
      <style:text-properties officeooo:rsid="0042c327"/>
    </style:style>
    <style:style style:name="T80" style:family="text">
      <style:text-properties officeooo:rsid="0042d6fc"/>
    </style:style>
    <style:style style:name="T81" style:family="text">
      <style:text-properties officeooo:rsid="0046f7d5"/>
    </style:style>
    <style:style style:name="T82" style:family="text">
      <style:text-properties officeooo:rsid="0049429a"/>
    </style:style>
    <style:style style:name="T83" style:family="text">
      <style:text-properties officeooo:rsid="004afe8e"/>
    </style:style>
    <style:style style:name="T84" style:family="text">
      <style:text-properties officeooo:rsid="00502cb1"/>
    </style:style>
    <style:style style:name="T85" style:family="text">
      <style:text-properties fo:color="#ce181e"/>
    </style:style>
    <style:style style:name="T86" style:family="text">
      <style:text-properties fo:color="#ce181e" fo:font-size="18pt" fo:font-weight="bold" officeooo:rsid="00455adf" style:font-size-asian="15.75pt" style:font-weight-asian="bold" style:font-size-complex="18pt" style:font-weight-complex="bold"/>
    </style:style>
    <style:style style:name="T87" style:family="text">
      <style:text-properties fo:color="#ce181e" fo:font-size="18pt" fo:font-weight="bold" officeooo:rsid="00ab5ccc" style:font-size-asian="18pt" style:font-weight-asian="bold" style:font-size-complex="18pt" style:font-weight-complex="bold"/>
    </style:style>
    <style:style style:name="T88" style:family="text">
      <style:text-properties fo:color="#ce181e" fo:font-size="18pt" fo:font-style="normal" fo:font-weight="bold" officeooo:rsid="005b2b29" style:font-size-asian="18pt" style:font-style-asian="normal" style:font-weight-asian="bold" style:font-size-complex="18pt" style:font-style-complex="normal" style:font-weight-complex="bold"/>
    </style:style>
    <style:style style:name="T89" style:family="text">
      <style:text-properties fo:color="#ce181e" officeooo:rsid="006205e8"/>
    </style:style>
    <style:style style:name="T90" style:family="text">
      <style:text-properties fo:color="#ce181e" fo:font-size="15pt" fo:font-style="normal" fo:font-weight="bold" officeooo:rsid="0075ea1d" style:font-size-asian="15pt" style:font-style-asian="normal" style:font-weight-asian="bold" style:font-size-complex="15pt" style:font-style-complex="normal" style:font-weight-complex="bold"/>
    </style:style>
    <style:style style:name="T91" style:family="text">
      <style:text-properties fo:color="#ce181e" fo:font-size="15pt" fo:font-style="normal" style:font-size-asian="15pt" style:font-style-asian="normal" style:font-size-complex="15pt" style:font-style-complex="normal"/>
    </style:style>
    <style:style style:name="T92" style:family="text">
      <style:text-properties fo:color="#ce181e" fo:font-size="15pt" fo:font-weight="bold" officeooo:rsid="0083f557" style:font-size-asian="15pt" style:font-weight-asian="bold" style:font-size-complex="15pt" style:font-weight-complex="bold"/>
    </style:style>
    <style:style style:name="T93" style:family="text">
      <style:text-properties fo:color="#ce181e" fo:font-size="15pt" fo:font-weight="bold" officeooo:rsid="008dc2c4" style:font-size-asian="15pt" style:font-weight-asian="bold" style:font-size-complex="15pt" style:font-weight-complex="bold"/>
    </style:style>
    <style:style style:name="T94" style:family="text">
      <style:text-properties fo:color="#ce181e" fo:font-size="15pt" fo:font-weight="bold" style:font-size-asian="15pt" style:font-size-complex="15pt"/>
    </style:style>
    <style:style style:name="T95" style:family="text">
      <style:text-properties fo:color="#ce181e" officeooo:rsid="00815db1"/>
    </style:style>
    <style:style style:name="T96" style:family="text">
      <style:text-properties fo:color="#ce181e" officeooo:rsid="007e96e5"/>
    </style:style>
    <style:style style:name="T97" style:family="text">
      <style:text-properties fo:color="#ce181e" fo:font-weight="bold"/>
    </style:style>
    <style:style style:name="T98" style:family="text">
      <style:text-properties fo:color="#ce181e" fo:font-weight="bold" officeooo:rsid="00988053" style:font-weight-asian="bold" style:font-weight-complex="bold"/>
    </style:style>
    <style:style style:name="T99" style:family="text">
      <style:text-properties fo:color="#1c3687"/>
    </style:style>
    <style:style style:name="T100" style:family="text">
      <style:text-properties fo:color="#1c3687" fo:font-size="15pt" fo:font-style="italic" fo:font-weight="normal" officeooo:rsid="0068efef" style:font-size-asian="13.1000003814697pt" style:font-style-asian="italic" style:font-weight-asian="normal" style:font-size-complex="15pt" style:font-style-complex="italic" style:font-weight-complex="normal"/>
    </style:style>
    <style:style style:name="T101" style:family="text">
      <style:text-properties fo:color="#1c3687" fo:font-size="15pt" fo:font-style="italic" style:font-size-asian="15pt" style:font-style-asian="italic" style:font-size-complex="15pt" style:font-style-complex="italic"/>
    </style:style>
    <style:style style:name="T102" style:family="text">
      <style:text-properties fo:color="#1c3687" fo:font-size="15pt" fo:font-weight="normal" style:font-size-asian="13.1000003814697pt" style:font-weight-asian="normal" style:font-size-complex="15pt" style:font-weight-complex="normal"/>
    </style:style>
    <style:style style:name="T103" style:family="text">
      <style:text-properties fo:color="#1c3687" fo:font-size="15pt" fo:font-weight="normal" officeooo:rsid="0068efef" style:font-size-asian="13.1000003814697pt" style:font-weight-asian="normal" style:font-size-complex="15pt" style:font-weight-complex="normal"/>
    </style:style>
    <style:style style:name="T104" style:family="text">
      <style:text-properties fo:color="#1c3687" fo:font-size="15pt" fo:font-weight="normal" officeooo:rsid="0094275a" style:font-size-asian="15pt" style:font-weight-asian="normal" style:font-size-complex="15pt" style:font-weight-complex="normal"/>
    </style:style>
    <style:style style:name="T105" style:family="text">
      <style:text-properties fo:color="#1c3687" fo:font-style="italic" style:font-style-asian="italic" style:font-style-complex="italic"/>
    </style:style>
    <style:style style:name="T106" style:family="text">
      <style:text-properties fo:color="#1c3687" fo:font-style="italic" fo:font-weight="normal" officeooo:rsid="008f22b8" style:font-style-asian="italic" style:font-weight-asian="normal" style:font-style-complex="italic" style:font-weight-complex="normal"/>
    </style:style>
    <style:style style:name="T107" style:family="text">
      <style:text-properties fo:color="#1c3687" fo:font-style="italic" fo:font-weight="normal" officeooo:rsid="0092c02b" style:font-style-asian="italic" style:font-weight-asian="normal" style:font-style-complex="italic" style:font-weight-complex="normal"/>
    </style:style>
    <style:style style:name="T108" style:family="text">
      <style:text-properties fo:color="#1c3687" fo:font-weight="normal" style:font-weight-asian="normal" style:font-weight-complex="normal"/>
    </style:style>
    <style:style style:name="T109" style:family="text">
      <style:text-properties fo:color="#1c3687" fo:font-weight="normal" officeooo:rsid="0096d635" style:font-weight-asian="normal" style:font-weight-complex="normal"/>
    </style:style>
    <style:style style:name="T110" style:family="text">
      <style:text-properties fo:color="#182f7c"/>
    </style:style>
    <style:style style:name="T111" style:family="text">
      <style:text-properties fo:color="#182f7c" officeooo:rsid="00265b46"/>
    </style:style>
    <style:style style:name="T112" style:family="text">
      <style:text-properties fo:color="#182f7c" fo:font-size="15pt" officeooo:rsid="002d04aa" style:font-size-asian="15pt" style:font-size-complex="15pt"/>
    </style:style>
    <style:style style:name="T113" style:family="text">
      <style:text-properties fo:color="#182f7c" fo:font-size="15pt" officeooo:rsid="0041c56e" style:font-size-asian="13.1000003814697pt" style:font-size-complex="15pt"/>
    </style:style>
    <style:style style:name="T114" style:family="text">
      <style:text-properties fo:color="#182f7c" officeooo:rsid="002983f5"/>
    </style:style>
    <style:style style:name="T115" style:family="text">
      <style:text-properties fo:color="#182f7c" officeooo:rsid="003d8ae8"/>
    </style:style>
    <style:style style:name="T116" style:family="text">
      <style:text-properties fo:color="#182f7c" fo:font-weight="normal" style:font-weight-asian="normal" style:font-weight-complex="normal"/>
    </style:style>
    <style:style style:name="T117" style:family="text">
      <style:text-properties fo:color="#182f7c" officeooo:rsid="008a1eb2"/>
    </style:style>
    <style:style style:name="T118" style:family="text">
      <style:text-properties fo:color="#182f7c" fo:font-style="normal" style:font-style-asian="normal" style:font-style-complex="normal"/>
    </style:style>
    <style:style style:name="T119" style:family="text">
      <style:text-properties fo:color="#182f7c" officeooo:rsid="00a0822a"/>
    </style:style>
    <style:style style:name="T120" style:family="text">
      <style:text-properties officeooo:rsid="0065462d"/>
    </style:style>
    <style:style style:name="T121" style:family="text">
      <style:text-properties fo:font-weight="normal" style:font-weight-asian="normal" style:font-weight-complex="normal"/>
    </style:style>
    <style:style style:name="T122" style:family="text">
      <style:text-properties fo:font-weight="normal" officeooo:rsid="008f22b8" style:font-weight-asian="normal" style:font-weight-complex="normal"/>
    </style:style>
    <style:style style:name="T123" style:family="text">
      <style:text-properties fo:font-weight="normal" officeooo:rsid="009e9129" style:font-weight-asian="normal" style:font-weight-complex="normal"/>
    </style:style>
    <style:style style:name="T124" style:family="text">
      <style:text-properties officeooo:rsid="006bd1be"/>
    </style:style>
    <style:style style:name="T125" style:family="text">
      <style:text-properties officeooo:rsid="006d4b43"/>
    </style:style>
    <style:style style:name="T126" style:family="text">
      <style:text-properties style:text-line-through-style="none" style:text-line-through-type="none"/>
    </style:style>
    <style:style style:name="T127" style:family="text">
      <style:text-properties style:text-line-through-style="none" style:text-line-through-type="none" officeooo:rsid="00734297"/>
    </style:style>
    <style:style style:name="T128" style:family="text">
      <style:text-properties officeooo:rsid="00734297"/>
    </style:style>
    <style:style style:name="T129" style:family="text">
      <style:text-properties officeooo:rsid="0078e3b5"/>
    </style:style>
    <style:style style:name="T130" style:family="text">
      <style:text-properties officeooo:rsid="007b1cb2"/>
    </style:style>
    <style:style style:name="T131" style:family="text">
      <style:text-properties fo:font-weight="bold"/>
    </style:style>
    <style:style style:name="T132" style:family="text">
      <style:text-properties fo:font-weight="bold" style:font-weight-asian="bold" style:font-weight-complex="bold"/>
    </style:style>
    <style:style style:name="T133" style:family="text">
      <style:text-properties fo:font-weight="bold" officeooo:rsid="00988053" style:font-weight-asian="bold" style:font-weight-complex="bold"/>
    </style:style>
    <style:style style:name="T134" style:family="text">
      <style:text-properties fo:font-style="normal" style:font-style-asian="normal" style:font-style-complex="normal"/>
    </style:style>
    <style:style style:name="T135" style:family="text">
      <style:text-properties fo:font-style="normal" officeooo:rsid="009e9129" style:font-style-asian="normal" style:font-style-complex="normal"/>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fo:font-weight="normal" officeooo:rsid="0087d479" style:font-style-asian="normal" style:font-weight-asian="normal" style:font-style-complex="normal" style:font-weight-complex="normal"/>
    </style:style>
    <style:style style:name="T138" style:family="text">
      <style:text-properties fo:font-style="normal" fo:font-weight="normal" officeooo:rsid="00a469bd" style:font-style-asian="normal" style:font-weight-asian="normal" style:font-style-complex="normal" style:font-weight-complex="normal"/>
    </style:style>
    <style:style style:name="T139" style:family="text">
      <style:text-properties officeooo:rsid="007e5d46"/>
    </style:style>
    <style:style style:name="T140" style:family="text">
      <style:text-properties officeooo:rsid="007e96e5"/>
    </style:style>
    <style:style style:name="T141" style:family="text">
      <style:text-properties fo:font-style="italic" style:font-style-asian="italic" style:font-style-complex="italic"/>
    </style:style>
    <style:style style:name="T142" style:family="text">
      <style:text-properties officeooo:rsid="008ca7a1"/>
    </style:style>
    <style:style style:name="T143" style:family="text">
      <style:text-properties officeooo:rsid="009e9129"/>
    </style:style>
    <style:style style:name="T144" style:family="text">
      <style:text-properties officeooo:rsid="00a2719b"/>
    </style:style>
    <style:style style:name="T145" style:family="text">
      <style:text-properties officeooo:rsid="00a469bd"/>
    </style:style>
    <style:style style:name="T146" style:family="text">
      <style:text-properties officeooo:rsid="00a6fc5e"/>
    </style:style>
    <style:style style:name="T147" style:family="text">
      <style:text-properties fo:color="#21409a"/>
    </style:style>
    <style:style style:name="T148" style:family="text">
      <style:text-properties fo:color="#21409a" fo:font-size="15pt" fo:font-style="italic" fo:font-weight="normal" style:font-size-asian="15pt" style:font-style-asian="italic" style:font-weight-asian="normal" style:font-size-complex="15pt" style:font-style-complex="italic" style:font-weight-complex="normal"/>
    </style:style>
    <style:style style:name="T149" style:family="text">
      <style:text-properties fo:color="#21409a" fo:font-size="15pt" fo:font-style="italic" fo:font-weight="normal" officeooo:rsid="00a9aaba" style:font-size-asian="15pt" style:font-style-asian="italic" style:font-weight-asian="normal" style:font-size-complex="15pt" style:font-style-complex="italic" style:font-weight-complex="normal"/>
    </style:style>
    <style:style style:name="T150" style:family="text">
      <style:text-properties fo:color="#21409a" fo:font-size="15pt" fo:font-style="italic" fo:font-weight="normal" officeooo:rsid="00a9e08e" style:font-size-asian="15pt" style:font-style-asian="italic" style:font-weight-asian="normal" style:font-size-complex="15pt" style:font-style-complex="italic" style:font-weight-complex="normal"/>
    </style:style>
    <style:style style:name="T151" style:family="text">
      <style:text-properties fo:color="#21409a" fo:font-size="15pt" fo:font-style="italic" fo:font-weight="normal" officeooo:rsid="00aa6ca7" style:font-size-asian="15pt" style:font-style-asian="italic" style:font-weight-asian="normal" style:font-size-complex="15pt" style:font-style-complex="italic" style:font-weight-complex="normal"/>
    </style:style>
    <style:style style:name="T152" style:family="text">
      <style:text-properties fo:color="#21409a" style:font-size-asian="15pt"/>
    </style:style>
    <style:style style:name="T153" style:family="text">
      <style:text-properties style:font-size-asian="15pt"/>
    </style:style>
    <style:style style:name="T154" style:family="text">
      <style:text-properties officeooo:rsid="00ab5ccc" style:font-size-asian="15pt"/>
    </style:style>
    <style:style style:name="T155" style:family="text">
      <style:text-properties officeooo:rsid="00b848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tab/><text:tab/><text:tab/><text:tab/><text:tab/>YOCTO PROJECT</text:p>
      <text:p text:style-name="P1"/>
      <text:p text:style-name="P1"/>
      <text:p text:style-name="P1"/>
      <text:p text:style-name="P13">Steps followed to generate an Image using yocto project:</text:p>
      <text:p text:style-name="P18"/>
      <text:p text:style-name="P18"/>
      <text:p text:style-name="P18"/>
      <text:list xml:id="list2789027099" text:style-name="L1">
        <text:list-item>
          <text:p text:style-name="P123"><text:span text:style-name="T19">We have to first download the yocto project bu using <text:s text:c="2"/></text:span><text:span text:style-name="T112">git</text:span><text:span text:style-name="T19"> </text:span><text:span text:style-name="T112">clone</text:span><text:span text:style-name="T19"> -</text:span><text:span text:style-name="T112">b</text:span><text:span text:style-name="T19"> </text:span><text:span text:style-name="T112">sumo</text:span><text:span text:style-name="T19"> </text:span><text:span text:style-name="T112">git://git</text:span><text:span text:style-name="T19">.</text:span><text:span text:style-name="T112">yocto</text:span><text:span text:style-name="T19"> </text:span><text:span text:style-name="T112">project</text:span><text:span text:style-name="T19">.</text:span><text:span text:style-name="T112">org</text:span><text:span text:style-name="T19">/</text:span><text:span text:style-name="T112">poky</text:span><text:span text:style-name="T19">.</text:span><text:span text:style-name="T112">git</text:span><text:span text:style-name="T19"> .</text:span></text:p>
        </text:list-item>
      </text:list>
      <text:list xml:id="list393964161" text:style-name="L2">
        <text:list-item>
          <text:p text:style-name="P124"><text:s/><text:span text:style-name="T7">By </text:span>downloading yocto project <text:s/>it creates a directory called poky.</text:p>
        </text:list-item>
        <text:list-item>
          <text:p text:style-name="P124">Now we have to go to poky directory,<text:span text:style-name="T1">there are layers in poky like meta,meta yacto bsp etc..</text:span></text:p>
          <text:list>
            <text:list-header>
              <text:p text:style-name="P130">$ cd poky</text:p>
            </text:list-header>
          </text:list>
        </text:list-item>
        <text:list-item>
          <text:p text:style-name="P125">To create Image by the default machine configuration <text:s/>then build an enviornment by using <text:span text:style-name="T114">source</text:span><text:span text:style-name="T5"> </text:span><text:span text:style-name="T114">oe</text:span><text:span text:style-name="T5">-</text:span><text:span text:style-name="T114">init</text:span><text:span text:style-name="T5">-</text:span><text:span text:style-name="T114">build</text:span><text:span text:style-name="T5">-</text:span><text:span text:style-name="T114">env</text:span>.</text:p>
          <text:p text:style-name="P131"><text:s text:c="5"/><text:span text:style-name="T8">$ source oe-init-build-env</text:span></text:p>
        </text:list-item>
        <text:list-item>
          <text:p text:style-name="P125">After creating an enviornment you will be automatically directed to build directory .</text:p>
        </text:list-item>
        <text:list-item>
          <text:p text:style-name="P126">After entering into build directory we have to create Image by using <text:span text:style-name="T110">bitbake</text:span> <text:span text:style-name="T110">core</text:span><text:span text:style-name="T4">-</text:span><text:span text:style-name="T110">image</text:span><text:span text:style-name="T4">-</text:span><text:span text:style-name="T110">minimal</text:span> or <text:span text:style-name="T110">sato</text:span> based on our requirement.</text:p>
          <text:list>
            <text:list-header>
              <text:p text:style-name="P130">poky/build $ bitbake core-image-minimal</text:p>
            </text:list-header>
          </text:list>
        </text:list-item>
        <text:list-item>
          <text:p text:style-name="P125">Then it takes some time to create Image for default configuration.</text:p>
        </text:list-item>
        <text:list-item>
          <text:p text:style-name="P127">It downloads all tarballs required to build image , all are present in default directory.</text:p>
          <text:list>
            <text:list-header>
              <text:p text:style-name="P130">$ poky/build/downloads </text:p>
            </text:list-header>
          </text:list>
        </text:list-item>
        <text:list-item>
          <text:p text:style-name="P125">After succesfully completion of all tasks the Image for default machine is created .</text:p>
        </text:list-item>
        <text:list-item>
          <text:p text:style-name="P125">To see the Image created ,go to build directory/tmp directory/deploy directory/imagesdirectory.</text:p>
          <text:p text:style-name="P130">$ poky/build/tmp/deploy/images</text:p>
        </text:list-item>
        <text:list-item>
          <text:p text:style-name="P125">Then you see the created image for default configuration.</text:p>
          <text:p text:style-name="P130">$ poky/build/tmp/deploy/images/qemux86</text:p>
        </text:list-item>
      </text:list>
      <text:p text:style-name="P25"/>
      <text:p text:style-name="P25"/>
      <text:p text:style-name="P14">Steps followed to generate zImage and uImage for our required machine configuration:</text:p>
      <text:p text:style-name="P2"/>
      <text:p text:style-name="P2"/>
      <text:list xml:id="list2598243386" text:style-name="L3">
        <text:list-item>
          <text:p text:style-name="P142">To generate uImage and zImage for our required machine we have to go to the poky directory/meta directory/conf directory.</text:p>
        </text:list-item>
        <text:list-item>
          <text:p text:style-name="P143">In conf directory we have machine directory ,goto machine directory then we have all <text:s/>t<text:span text:style-name="T6">a</text:span>rget machines .</text:p>
        </text:list-item>
        <text:list-item>
          <text:p text:style-name="P144"><text:soft-page-break/>Select any one of our required machines and insert a macro called <text:span text:style-name="T99">KERNEL_IMAGE_TYPE =”uImage”</text:span> for generation of uImage, or type <text:span text:style-name="T99">KERNEL-IMAGE_TYPE</text:span>=”<text:span text:style-name="T99">zImage</text:span>” for generation of zImage.</text:p>
          <text:p text:style-name="P145">$ poky/meta-yacto-bsp/conf/machine/machine name.conf</text:p>
        </text:list-item>
        <text:list-item>
          <text:p text:style-name="P143">After that come to the build directory /<text:span text:style-name="T2">conf directory , in conf directory goto the local.conf file and select the machine in which you edited in meta layer or meta-yacto-bsp.</text:span></text:p>
          <text:p text:style-name="P132">$poky/build/conf/local.conf</text:p>
        </text:list-item>
        <text:list-item>
          <text:p text:style-name="P146">Then generate the required image by using bitbake command like, <text:span text:style-name="T99">bitbake</text:span> <text:span text:style-name="T99">core</text:span><text:span text:style-name="T4">-</text:span><text:span text:style-name="T99">image</text:span><text:span text:style-name="T4">-</text:span><text:span text:style-name="T99">minimal</text:span> <text:span text:style-name="T6">or</text:span> <text:span text:style-name="T99">sato</text:span>.</text:p>
        </text:list-item>
        <text:list-item>
          <text:p text:style-name="P129">Then after succesfully completion of all tasks then it creates Image for our required machine in build/tmp/images directory .</text:p>
          <text:p text:style-name="P133">$ poky/build/tmp/deploy/images</text:p>
        </text:list-item>
      </text:list>
      <text:p text:style-name="P6"/>
      <text:p text:style-name="P12">Steps followed to generate zImage and uImage <text:s/>for our required machine configuration <text:s/>by adding a new layer and recipe :</text:p>
      <text:p text:style-name="P3"/>
      <text:p text:style-name="P3"/>
      <text:list xml:id="list4221179177" text:style-name="L4">
        <text:list-item>
          <text:p text:style-name="P147">To create a new our own layer we have to use a command called <text:span text:style-name="T99">bitbake</text:span><text:span text:style-name="T4">-</text:span><text:span text:style-name="T99">layers</text:span> <text:s/><text:span text:style-name="T99">create</text:span><text:span text:style-name="T4">-</text:span><text:span text:style-name="T99">layer</text:span> <text:s/><text:span text:style-name="T99">layer</text:span> <text:span text:style-name="T99">name</text:span> .</text:p>
          <text:p text:style-name="P134">Poky $ bitbake-layers create-layer layer name</text:p>
        </text:list-item>
        <text:list-item>
          <text:p text:style-name="P148">It is better to start our own layer name with meta-layer name .</text:p>
          <text:p text:style-name="P134">Poky $ bitbake-layers create-layer meta-own name</text:p>
        </text:list-item>
        <text:list-item>
          <text:p text:style-name="P148">Then it creates a layer with the required directories.</text:p>
        </text:list-item>
        <text:list-item>
          <text:p text:style-name="P148">To create a recipe for the layer we have to go to the layer directory/recipes example/example.</text:p>
          <text:p text:style-name="P134">$ poky/meta-own name/recipes-example/example/recipe name .bb</text:p>
        </text:list-item>
        <text:list-item>
          <text:p text:style-name="P150">add compatible version as sumo </text:p>
          <text:p text:style-name="P134">$ poky/meta-own name/conf/layer.conf</text:p>
        </text:list-item>
        <text:list-item>
          <text:p text:style-name="P150">add LAYERSERIES_COMPAT_meta-mylayer="sumo".</text:p>
        </text:list-item>
        <text:list-item>
          <text:p text:style-name="P148">In the example directory we have to create a recipe name ends with .bb.</text:p>
        </text:list-item>
        <text:list-item>
          <text:p text:style-name="P148">Write a small program like hello world outside of recipe,and add that file in that recipe .</text:p>
        </text:list-item>
        <text:list-item>
          <text:p text:style-name="P148">Remaining steps are same as before generation of uImage and zImage.</text:p>
        </text:list-item>
      </text:list>
      <text:p text:style-name="P21"/>
      <text:p text:style-name="P21"/>
      <text:p text:style-name="P11">Steps followed to generate zImage and uImage for our new layer by adding C -Makefile:</text:p>
      <text:p text:style-name="P4"/>
      <text:p text:style-name="P4"/>
      <text:p text:style-name="P4"/>
      <text:list xml:id="list2394551853" text:style-name="L5">
        <text:list-item>
          <text:p text:style-name="P149">After creating our own layer and recipe <text:s/>now create a C makefile by adding multiple c programs in makefile.</text:p>
        </text:list-item>
        <text:list-item>
          <text:p text:style-name="P149"><text:soft-page-break/>Then execute the makefile independently by using command make.</text:p>
        </text:list-item>
        <text:list-item>
          <text:p text:style-name="P149">After successfully making the file, add the makefile in the recipe which we have created.</text:p>
        </text:list-item>
        <text:list-item>
          <text:p text:style-name="P151">In the recipe to complie the makefile we use command called <text:span text:style-name="T99">oe_runmake</text:span>.</text:p>
        </text:list-item>
        <text:list-item>
          <text:p text:style-name="P151">If the created makefile have any errors then <text:span text:style-name="T99">oe_runmake</text:span> fails.</text:p>
        </text:list-item>
        <text:list-item>
          <text:p text:style-name="P152">After solving all the errors, we have to build Image for our required machine and our own recipe <text:s/>by using bitbake <text:span text:style-name="T99">core</text:span><text:span text:style-name="T4">-</text:span><text:span text:style-name="T99">image</text:span><text:span text:style-name="T4">-</text:span><text:span text:style-name="T99">minimal</text:span> or <text:span text:style-name="T99">sato</text:span>.</text:p>
        </text:list-item>
        <text:list-item>
          <text:p text:style-name="P152">We can see our image in build/tmp/deploy/images.</text:p>
        </text:list-item>
      </text:list>
      <text:p text:style-name="P7"/>
      <text:p text:style-name="P10">Steps followed to generate zImage and uimage for new layer by adding generic makefile:</text:p>
      <text:p text:style-name="P5"/>
      <text:p text:style-name="P5"/>
      <text:list xml:id="list1554994977" text:style-name="L6">
        <text:list-item>
          <text:p text:style-name="P153">The main advantage for making a generic makefile is <text:s/>if you make a multiple c files then you can’t add every c file into the c -makefile .</text:p>
        </text:list-item>
        <text:list-item>
          <text:p text:style-name="P153">So to avoid this problem with multiplec files we have to make generic makefile.</text:p>
        </text:list-item>
        <text:list-item>
          <text:p text:style-name="P153">In generic makefile all the .c files should be in one directory.</text:p>
        </text:list-item>
        <text:list-item>
          <text:p text:style-name="P153">Then all the object files will be generated can be placed in one directory ,and executable file generated can be placed in one directory .</text:p>
        </text:list-item>
        <text:list-item>
          <text:p text:style-name="P154">By this there is no need of adding all c files to make file , all are added <text:span text:style-name="T3">by giving a src directory by using <text:s/>command</text:span></text:p>
        </text:list-item>
        <text:list-item>
          <text:p text:style-name="P154"><text:span text:style-name="T3"><text:s/></text:span><text:span text:style-name="T111">srcfiles:=$(wildcard $(srcdir)/*.c).</text:span></text:p>
        </text:list-item>
        <text:list-item>
          <text:p text:style-name="P155">in above command srcdir is the path of c files present.wildcard will take all the .c files present in that path.</text:p>
        </text:list-item>
        <text:list-item>
          <text:p text:style-name="P155">After creating generic makefile , add the makefile to the recipe that we previously made.</text:p>
        </text:list-item>
        <text:list-item>
          <text:p text:style-name="P155">Remaining steps are same as previously generated Image.</text:p>
        </text:list-item>
        <text:list-item>
          <text:p text:style-name="P155">Genetate the Image by using the command bitbake <text:span text:style-name="T99">core</text:span>-<text:span text:style-name="T99">image</text:span>-<text:span text:style-name="T99">minimal</text:span> or <text:span text:style-name="T99">sato</text:span>.</text:p>
        </text:list-item>
      </text:list>
      <text:p text:style-name="P19"/>
      <text:p text:style-name="P19"/>
      <text:p text:style-name="P19"/>
      <text:p text:style-name="P9">Steps followed for <text:s/>choosing our own machine :</text:p>
      <text:p text:style-name="P8"/>
      <text:p text:style-name="P8"/>
      <text:list xml:id="list751154413" text:style-name="L7">
        <text:list-item>
          <text:p text:style-name="P156">first download the layer of your machine in layer.open embeddedcore.</text:p>
        </text:list-item>
        <text:list-item>
          <text:p text:style-name="P156">After successfully downloaded, you can see a new layer is created in poky.</text:p>
        </text:list-item>
        <text:list-item>
          <text:p text:style-name="P156"><text:soft-page-break/>Go to the layer directory/con<text:span text:style-name="T9">f</text:span>/layer.conf and add LAYERSERIES_COMPAT as sumo.</text:p>
          <text:p text:style-name="P135">$ poky/meta-layer/conf/layer.conf</text:p>
        </text:list-item>
        <text:list-item>
          <text:p text:style-name="P156">Go to the machine directory and there will be machines ,so select machine make changes according to our requirement.</text:p>
          <text:p text:style-name="P135">$ poky/meta-layer/conf/machine</text:p>
        </text:list-item>
        <text:list-item>
          <text:p text:style-name="P156">Goto build directory/ conf/bblayers .conf and add layer which we downloaded.</text:p>
          <text:p text:style-name="P136">$poky/build/conf/bblayers.conf</text:p>
        </text:list-item>
        <text:list-item>
          <text:p text:style-name="P156">Got to local . Conf and add machine which we just edited in the layer.</text:p>
          <text:p text:style-name="P137">$poky/build/conf/local.conf</text:p>
        </text:list-item>
        <text:list-item>
          <text:p text:style-name="P156">Generate image by using bitbake core-image-minimal. </text:p>
          <text:p text:style-name="P135">$ <text:s/>poky/build /bitbake core-image-minimal</text:p>
          <text:p text:style-name="P157"><text:s text:c="4"/></text:p>
        </text:list-item>
      </text:list>
      <text:p text:style-name="P17">steps followed to generate an image without using internet</text:p>
      <text:p text:style-name="P22"/>
      <text:p text:style-name="P22"/>
      <text:list xml:id="list3889922611" text:style-name="L8">
        <text:list-item>
          <text:p text:style-name="P161">To generate the image without using internet we have to change some configurations .</text:p>
        </text:list-item>
        <text:list-item>
          <text:p text:style-name="P161">First go to poky directory/build/conf/local.conf file.</text:p>
          <text:p text:style-name="P140">$ poky/build/conf/local.conf</text:p>
        </text:list-item>
        <text:list-item>
          <text:p text:style-name="P161">Add a macro in local.conf file as <text:span text:style-name="T110">BB_NO_NETWORK=”1”.</text:span></text:p>
        </text:list-item>
        <text:list-item>
          <text:p text:style-name="P162">Before using this macro first we need to run with internet ,then it downloads all the packages required.</text:p>
        </text:list-item>
        <text:list-item>
          <text:p text:style-name="P161">By this macro the build system will not use internet to download packages .</text:p>
        </text:list-item>
        <text:list-item>
          <text:p text:style-name="P161"><text:span text:style-name="T10">All the packages are downloaded </text:span><text:s/><text:span text:style-name="T10">in </text:span><text:span text:style-name="T115">$poky/build/downloads directory</text:span></text:p>
        </text:list-item>
        <text:list-item>
          <text:p text:style-name="P163">the DL-DIR variable represents the default directory.</text:p>
        </text:list-item>
        <text:list-item>
          <text:p text:style-name="P163">All the needed packages are taken from the downloads directory which are already previously downloaded.</text:p>
        </text:list-item>
        <text:list-item>
          <text:p text:style-name="P166">If <text:span text:style-name="T11">BB_NO_NETWORK </text:span>set to "1", allows fetches from mirrors that are specified <text:span text:style-name="T11">in sstate mirrors .</text:span></text:p>
          <text:p text:style-name="P191">INHERIT+= “own-mirrors”</text:p>
          <text:p text:style-name="P167">SOURCE_MIRROR_URL= “ path from where the source to be fetched before attempting to download from SRC_URI”.</text:p>
        </text:list-item>
        <text:list-item>
          <text:p text:style-name="P166"><text:span text:style-name="T11">To</text:span> work even when fetching from the network is disabled by <text:span text:style-name="T11">setting BB_NO_NETWORK=</text:span> "1". Using <text:span text:style-name="T11">the SSTATE_MIRROR_ALLOW_NETWORK </text:span>variable is useful if you have <text:soft-page-break/><text:span text:style-name="T11">set SSTATE_MIRRORS to </text:span><text:s/>point to an internal server for your shared state cache, but you want to disable any other fetching from the network. </text:p>
        </text:list-item>
        <text:list-item>
          <text:p text:style-name="P163">Select machine from <text:span text:style-name="T110">$poky/build/conf/local.conf </text:span>by uncommenting the machine.</text:p>
        </text:list-item>
        <text:list-item>
          <text:p text:style-name="P163">Generate the image by using bitbake command.</text:p>
          <text:p text:style-name="P141">$ poky/build/bitbake core-image-minimal.</text:p>
        </text:list-item>
      </text:list>
      <text:p text:style-name="P23"/>
      <text:p text:style-name="P23"/>
      <text:p text:style-name="P16">Steps followed <text:s/><text:span text:style-name="T11">to generate image by using externel source</text:span></text:p>
      <text:p text:style-name="P20"/>
      <text:list xml:id="list2619977666" text:style-name="L9">
        <text:list-item>
          <text:p text:style-name="P158">suppose we have to build software by using externel source files that are outside of open embedded build ststem, then in local.conf file in build directory we have to add macros like <text:s/></text:p>
          <text:p text:style-name="P138">“<text:span text:style-name="T12">inherit externel src”.</text:span></text:p>
          <text:p text:style-name="P139">EXTERNELSRC= “path to the sources required to build image”.</text:p>
        </text:list-item>
        <text:list-item>
          <text:p text:style-name="P159">Externel src class supports building of software from source code that is externel to the open embedded build system.</text:p>
        </text:list-item>
        <text:list-item>
          <text:p text:style-name="P168">To build from software that comes from an external source, all you need to do is inherit the external class <text:s/>and then set the EXTERNALSRC variable to point to your external source code. Here are the statements to put in your local.conf file:</text:p>
          <text:p text:style-name="P192">INHERIT += “externalsrc”</text:p>
          <text:p text:style-name="P230"><text:span text:style-name="T54">E</text:span><text:span text:style-name="T53">XTERNAL_pn_myrecipe=path to the source tree.</text:span></text:p>
        </text:list-item>
      </text:list>
      <text:p text:style-name="P83"><text:s text:c="16"/></text:p>
      <text:list xml:id="list185821196778863" text:continue-numbering="true" text:style-name="L9">
        <text:list-item>
          <text:p text:style-name="P237"><text:span text:style-name="T14">This next example shows how to accomplish the same thing by setting </text:span><text:span text:style-name="T15">EXTERNAL_SRC in </text:span><text:span text:style-name="T14">the recipe itself or in the recipe's append file:</text:span></text:p>
          <text:p text:style-name="P231"><text:span text:style-name="T54">E</text:span><text:span text:style-name="T53">XTERNALSRC= “path”</text:span></text:p>
          <text:p text:style-name="P193">EXTERNALSRC_BUILD= “path”</text:p>
        </text:list-item>
      </text:list>
      <text:p text:style-name="P83"><text:s text:c="16"/></text:p>
      <text:p text:style-name="P15">Steps <text:s/>followed to generate sdk(software development kit):</text:p>
      <text:p text:style-name="P24"/>
      <text:list xml:id="list3426790192" text:style-name="L10">
        <text:list-item>
          <text:p text:style-name="P160">Generally we have two ways to generate sdk <text:s/>they are .</text:p>
          <text:p text:style-name="P160"/>
        </text:list-item>
        <text:list-item>
          <text:p text:style-name="P164"><text:span text:style-name="T15"><text:s/></text:span><text:span text:style-name="T16">First y</text:span><text:span text:style-name="T24">ou can download a tarball installer, which includes the pre-built toolchain, </text:span><text:span text:style-name="T25">the runqemu script </text:span><text:span text:style-name="T24"><text:s/>and support files from the appropriate directory under </text:span><text:a xlink:type="simple" xlink:href="http://downloads.yoctoproject.org/releases/yocto/yocto-2.1/toolchain/" office:target-frame-name="_top" xlink:show="replace" text:style-name="Internet_20_link" text:visited-style-name="Visited_20_Internet_20_Link"><text:span text:style-name="T24">http://downloads.yoctoproject.org/releases/yocto/yocto-</text:span></text:a><text:soft-page-break/><text:a xlink:type="simple" xlink:href="http://downloads.yoctoproject.org/releases/yocto/yocto-2.1/toolchain/" office:target-frame-name="_top" xlink:show="replace" text:style-name="Internet_20_link" text:visited-style-name="Visited_20_Internet_20_Link"><text:span text:style-name="T24">2.1/toolchain/</text:span></text:a><text:span text:style-name="T24">. Toolchains are available for 32-bit and 64-bit x86 development systems from the </text:span><text:span text:style-name="Source_20_Text"><text:span text:style-name="T24">i686</text:span></text:span><text:span text:style-name="T24"> and </text:span><text:span text:style-name="Source_20_Text"><text:span text:style-name="T24">x86_64</text:span></text:span><text:span text:style-name="T24"> directories, respectively. The toolchains the Yocto Project provides are based off </text:span><text:span text:style-name="T25">the core-image-sato image</text:span><text:span text:style-name="T24"> and contain libraries appropriate for developing against that image. Each type of development system supports five or more target architectures. </text:span></text:p>
          <text:p text:style-name="P128"/>
        </text:list-item>
        <text:list-item>
          <text:p text:style-name="P239">The names of the tarball installer scripts are such that a string representing the host system appears first in the filename and then is immediately followed by a string representing the target architecture. </text:p>
        </text:list-item>
        <text:list-item>
          <text:p text:style-name="P194">poky-glibc-host_system-image_type-arch-toolchain-release_version.sh</text:p>
        </text:list-item>
        <text:list-item>
          <text:p text:style-name="P241">where:</text:p>
        </text:list-item>
        <text:list-item>
          <text:p text:style-name="P241">host_system is a string representating your development system <text:s/></text:p>
          <text:list>
            <text:list-item>
              <text:list>
                <text:list-header>
                  <text:p text:style-name="P241">i686 or x86_64</text:p>
                </text:list-header>
              </text:list>
            </text:list-item>
          </text:list>
        </text:list-item>
        <text:list-item>
          <text:p text:style-name="P241">image_type is the image foe which the sdk was built.</text:p>
        </text:list-item>
        <text:list-item>
          <text:p text:style-name="P241">Arch is a string reoresenting the tuned target architecture:</text:p>
          <text:p text:style-name="P241">i586,x86_64.powerpc.mips,arm7a or arm5te.</text:p>
        </text:list-item>
        <text:list-item>
          <text:p text:style-name="P241">After downloading the required sdk file then we will get .sh file in <text:s/></text:p>
          <text:p text:style-name="P194">$cd poky/build/tmp/deploy/sdk.</text:p>
        </text:list-item>
        <text:list-item>
          <text:p text:style-name="P241">We have to run the .sh file by using ./.sh file.</text:p>
        </text:list-item>
        <text:list-item>
          <text:p text:style-name="P241">Then we should give the required directory where to place the sdk.</text:p>
        </text:list-item>
        <text:list-item>
          <text:p text:style-name="P302"><text:span text:style-name="T24">After giving the directory we will get the sdk file in <text:s/>directory, </text:span><text:span text:style-name="T26">in that directory we will be having sysroots directory, in that we will be having kernel for target and applications which run on target.</text:span></text:p>
        </text:list-item>
        <text:list-item>
          <text:p text:style-name="P242">Second method is easy compared to first one </text:p>
        </text:list-item>
        <text:list-item>
          <text:p text:style-name="P242">we have to select machine in local.conf file in build directory.</text:p>
        </text:list-item>
        <text:list-item>
          <text:p text:style-name="P195">$poky/build/local.conf</text:p>
        </text:list-item>
        <text:list-item>
          <text:p text:style-name="P242">then we have to add command <text:s/><text:span text:style-name="T110">bitbake -c populate_sdk image name .</text:span></text:p>
        </text:list-item>
        <text:list-item>
          <text:p text:style-name="P243">It will take some time to download and remaining process is same as first one.</text:p>
        </text:list-item>
      </text:list>
      <text:p text:style-name="P62"><text:soft-page-break/><text:span text:style-name="T78">s</text:span><text:span text:style-name="T77">teps followed to generate esdk(extensible software development kit):</text:span></text:p>
      <text:p text:style-name="P51"/>
      <text:list xml:id="list185820417813276" text:continue-numbering="true" text:style-name="L10">
        <text:list-item>
          <text:p text:style-name="P258">we have two ways which are same as sdk to generate esdk </text:p>
        </text:list-item>
        <text:list-item>
          <text:p text:style-name="P258">After successfully downloading the esdk file and running the .sh file done </text:p>
        </text:list-item>
        <text:list-item>
          <text:p text:style-name="P258">we can now add new recipes ,modify the existing recipes and editing recipe by using a macro called devtool.</text:p>
        </text:list-item>
        <text:list-item>
          <text:p text:style-name="P258">There are some macros which are used they are</text:p>
        </text:list-item>
        <text:list-item>
          <text:p text:style-name="P238"><text:span text:style-name="T34"><text:s/></text:span><text:span text:style-name="T113">$devtool add recipe name:</text:span></text:p>
          <text:p text:style-name="P258">by this command our recipe will be added in the workspace in build directory.</text:p>
          <text:p text:style-name="P199">$poky/build/workspace</text:p>
          <text:p text:style-name="P258">we have to edit for our requirements.</text:p>
        </text:list-item>
        <text:list-item>
          <text:p text:style-name="P199">$devtool edit-recipe recipe name :</text:p>
          <text:p text:style-name="P258">by this command we can edit the recipe which we added .</text:p>
        </text:list-item>
        <text:list-item>
          <text:p text:style-name="P199">$devtool build recipe name :</text:p>
          <text:p text:style-name="P258">it is same as bitbake recipe name .</text:p>
        </text:list-item>
        <text:list-item>
          <text:p text:style-name="P199">$devtool update-recipe recipe-name</text:p>
          <text:p text:style-name="P258">after editing the recipe , by this command the recipe gets updated.</text:p>
        </text:list-item>
        <text:list-item>
          <text:p text:style-name="P258"><text:span text:style-name="T110">$devtool build-image image</text:span> </text:p>
          <text:p text:style-name="P259">by this the recipes which are added in workspace will get added into the image.</text:p>
        </text:list-item>
        <text:list-item>
          <text:p text:style-name="P260">The advantage of esdk is we can add the recipes ,edit it , build it without <text:span text:style-name="T80">doing from first step.</text:span></text:p>
        </text:list-item>
        <text:list-item>
          <text:p text:style-name="P240"><text:span text:style-name="T79"><text:s/></text:span>The Yocto Project Extensible SDK (eSDK) has tools that allow you to easily add new applications and libraries to an image, modify the source of an existing component and test changes on the target hardware. The main benefit over the standard SDK is improved team workflow due to tighter integration with the OpenEmbedded build system. </text:p>
        </text:list-item>
      </text:list>
      <text:p text:style-name="P27"><text:soft-page-break/></text:p>
      <text:p text:style-name="P27"><text:tab/><text:tab/><text:tab/><text:tab/><text:tab/><text:tab/><text:span text:style-name="T86">GIT</text:span></text:p>
      <text:list xml:id="list616280022" text:style-name="L11">
        <text:list-header>
          <text:p text:style-name="P261"/>
        </text:list-header>
        <text:list-item>
          <text:p text:style-name="P261">Git is a software that helps the group of developers work simultaneously.</text:p>
        </text:list-item>
      </text:list>
      <text:list xml:id="list3254277879" text:style-name="L12">
        <text:list-item>
          <text:p text:style-name="P262">Git is a distributed revision control and source code management system with an emphasis on speed. Git was initially designed and developed by Linus Torvalds for Linux kernel development. Git is a free software distributed under the terms of the GNU General Public License version 2. </text:p>
        </text:list-item>
      </text:list>
      <text:p text:style-name="P53">Distributed version control system</text:p>
      <text:list xml:id="list3463213585" text:style-name="L13">
        <text:list-item>
          <text:p text:style-name="P244">DVCS clients not only check out the latest snapshot of the directory but they also fully mirror the repository. If the server goes down, then the repository from any client can be copied back to the server to restore it. Every checkout is a full backup of the repository. Git does not rely on the central server and that is why you can perform many operations when you are offline. You can commit changes, create branches, view logs, and perform other operations when you are offline. You require network connection only to publish your changes and take the latest changes.</text:p>
        </text:list-item>
        <text:list-item>
          <text:p text:style-name="P303"><text:span text:style-name="T26">I</text:span><text:span text:style-name="T24">n git the work done by developers will be stored in servers with proper mirrors for the data , so if there is any problem with the server then data from any client can be sent to server again.</text:span></text:p>
        </text:list-item>
      </text:list>
      <text:p text:style-name="P61"><text:span text:style-name="T24">Steps to </text:span><text:span text:style-name="T27">be followed to add files to git repository</text:span></text:p>
      <text:list xml:id="list3661113742" text:style-name="L14">
        <text:list-item>
          <text:p text:style-name="P263">first of all before adding files to git repository we should have an account in git .</text:p>
        </text:list-item>
        <text:list-item>
          <text:p text:style-name="P263"><text:span text:style-name="T120">Go to github.com and c</text:span>reate an account in git by adding username and password.</text:p>
        </text:list-item>
        <text:list-item>
          <text:p text:style-name="P263">Log in to account and create a repository with your own name.</text:p>
        </text:list-item>
        <text:list-item>
          <text:p text:style-name="P263">Make a directory of your choice and add files in directory</text:p>
          <text:p text:style-name="P200">$mkdir directory name</text:p>
        </text:list-item>
        <text:list-item>
          <text:p text:style-name="P245">now we have to link this directory to our repository in git.</text:p>
        </text:list-item>
        <text:list-item>
          <text:p text:style-name="P245">First initialise git in our directory by using command git init.</text:p>
          <text:p text:style-name="P196">Dir name$git init</text:p>
        </text:list-item>
        <text:list-item>
          <text:p text:style-name="P245"><text:soft-page-break/>The files which we want to add to our repository should be added to staging area by using git add filename.</text:p>
          <text:p text:style-name="P196">$git add filename</text:p>
        </text:list-item>
        <text:list-item>
          <text:p text:style-name="P246">we should configure by using the following command</text:p>
          <text:p text:style-name="P197">$git config –global user.name “username which is given in git account”</text:p>
          <text:p text:style-name="P197">$git config –global user.email “user email used in git account”</text:p>
        </text:list-item>
        <text:list-item>
          <text:p text:style-name="P246">we want to commit the added files to add a branch .</text:p>
        </text:list-item>
        <text:list-item>
          <text:p text:style-name="P197">$git commit -m “anything which describes your new file”</text:p>
        </text:list-item>
        <text:list-item>
          <text:p text:style-name="P246">now we want to link our directory with the git repository by using </text:p>
          <text:p text:style-name="P246"><text:span text:style-name="T110">$git remote add origin </text:span><text:a xlink:type="simple" xlink:href="https://github.com/username" text:style-name="Internet_20_link" text:visited-style-name="Visited_20_Internet_20_Link">https://github.com/username</text:a><text:a xlink:type="simple" xlink:href="https://github.com/usernameof" text:style-name="Internet_20_link" text:visited-style-name="Visited_20_Internet_20_Link"> of</text:a><text:span text:style-name="T110"> git account/repository name .git</text:span></text:p>
        </text:list-item>
        <text:list-item>
          <text:p text:style-name="P246">if the repository is already consist of content then we have to clone the data consist in repository.</text:p>
          <text:p text:style-name="P246"><text:span text:style-name="T110">$git clone </text:span><text:a xlink:type="simple" xlink:href="https://github.com/username" text:style-name="Internet_20_link" text:visited-style-name="Visited_20_Internet_20_Link">https://github.com/username</text:a><text:span text:style-name="T110"> of git account/repository name.git</text:span></text:p>
        </text:list-item>
        <text:list-item>
          <text:p text:style-name="P247"><text:s/>Modify the data content and push the modified data to the serve<text:span text:style-name="T82">r</text:span></text:p>
          <text:p text:style-name="P198">$git commit -m “any content”</text:p>
          <text:p text:style-name="P304"><text:span text:style-name="T110">$git push -u origin master</text:span> </text:p>
        </text:list-item>
        <text:list-item>
          <text:p text:style-name="P248">master is our branch for the repository, if we want to change the branch we can use </text:p>
          <text:p text:style-name="P198">$git branch new branch name</text:p>
          <text:p text:style-name="P198">$git branch checkout, <text:span text:style-name="T13">to change the branch name.</text:span></text:p>
        </text:list-item>
      </text:list>
      <text:p text:style-name="P54">Steps to <text:span text:style-name="T81">be followed to add files to git repository by multiple users </text:span></text:p>
      <text:list xml:id="list3689109256" text:style-name="L15">
        <text:list-item>
          <text:p text:style-name="P264">for the multiple users access ,first we have to generate ssh keys to access anothers account.</text:p>
        </text:list-item>
        <text:list-item>
          <text:p text:style-name="P264">Create ssh keys by using </text:p>
          <text:p text:style-name="P201">$ ssh-keygen <text:s/>-t <text:s/>rsa <text:s/>-c <text:s text:c="2"/>“email address”</text:p>
        </text:list-item>
        <text:list-item>
          <text:p text:style-name="P264">by this it creates two files they are id_rsa and id_rsa_pub.</text:p>
        </text:list-item>
        <text:list-item>
          <text:p text:style-name="P264">id_rsa is a private file and we should not share with anyone.</text:p>
        </text:list-item>
        <text:list-item>
          <text:p text:style-name="P264"><text:soft-page-break/>id_rsa_pub is a public file we should add this content of file in the another s git account ,ssh keys which we are going to use .</text:p>
        </text:list-item>
        <text:list-item>
          <text:p text:style-name="P264">Paste the content of public file in ssh keys and add key, this will give the acess to another account.</text:p>
        </text:list-item>
        <text:list-item>
          <text:p text:style-name="P265">If our keys names are given different the we have to add keys </text:p>
          <text:p text:style-name="P202">$ssh-add ~/.ssh/id_rsa.</text:p>
        </text:list-item>
        <text:list-item>
          <text:p text:style-name="P265">In .ssh directory we have to make a file called config</text:p>
        </text:list-item>
        <text:list-item>
          <text:p text:style-name="P265">open it and add this below content.</text:p>
          <text:p text:style-name="P202">Host github-any name.com</text:p>
          <text:p text:style-name="P202">Host name github.com <text:s/>// <text:span text:style-name="T129">this should not be changed //</text:span></text:p>
          <text:p text:style-name="P202">user git</text:p>
          <text:p text:style-name="P202">Identity file ~/.ssh/id_rsa</text:p>
        </text:list-item>
        <text:list-item>
          <text:p text:style-name="P265">now we can make a directory </text:p>
        </text:list-item>
        <text:list-item>
          <text:p text:style-name="P266">initialise the directory by using </text:p>
          <text:p text:style-name="P203">$git init.</text:p>
        </text:list-item>
        <text:list-item>
          <text:p text:style-name="P265">Now link this directory with the repository of another account.</text:p>
          <text:p text:style-name="P265"><text:span text:style-name="T110">$git remote add origin </text:span><text:a xlink:type="simple" xlink:href="mailto:git@github-anyname.com" text:style-name="Internet_20_link" text:visited-style-name="Visited_20_Internet_20_Link">git@github-anyname.com</text:a><text:span text:style-name="T110">:username of another account/repository name.git.</text:span></text:p>
        </text:list-item>
        <text:list-item>
          <text:p text:style-name="P265">If the repository already consist of any files then we have to pull the contents to our directory</text:p>
          <text:p text:style-name="P202">$git pull</text:p>
        </text:list-item>
        <text:list-item>
          <text:p text:style-name="P265">then all files will be appeared in your directory.</text:p>
        </text:list-item>
        <text:list-item>
          <text:p text:style-name="P265">Modify the files to your need and add the files to staging area.</text:p>
          <text:p text:style-name="P202">$git add filename</text:p>
        </text:list-item>
        <text:list-item>
          <text:p text:style-name="P265">commit the file <text:span text:style-name="T83">by using </text:span></text:p>
          <text:p text:style-name="P204">$git commit -m “content”</text:p>
        </text:list-item>
        <text:list-item>
          <text:p text:style-name="P267">now push the modified content to the repository</text:p>
        </text:list-item>
        <text:list-item>
          <text:p text:style-name="P268"><text:soft-page-break/>after successfully pushing we can see the content in git server in our repository.</text:p>
        </text:list-item>
      </text:list>
      <text:p text:style-name="P28"/>
      <text:p text:style-name="P36"/>
      <text:p text:style-name="P36"><text:span text:style-name="T89">Steps </text:span><text:span text:style-name="T85"><text:s/>followed for multiple branches in git repository:</text:span></text:p>
      <text:p text:style-name="P28"/>
      <text:list xml:id="list1698686090" text:style-name="L16">
        <text:list-item>
          <text:p text:style-name="P271">make a local repository with any name </text:p>
        </text:list-item>
        <text:list-item>
          <text:p text:style-name="P271">add some files to that repository.</text:p>
        </text:list-item>
        <text:list-item>
          <text:p text:style-name="P271">Link this local repository to the git repository </text:p>
          <text:p text:style-name="P205">$git origin add master gttps://github.com/username og git account/repository which you created.</text:p>
        </text:list-item>
      </text:list>
      <text:list xml:id="list4225104393" text:style-name="L17">
        <text:list-item>
          <text:p text:style-name="P269">presently we will be in master branch for our repository</text:p>
        </text:list-item>
        <text:list-item>
          <text:p text:style-name="P269">to change branch for master to another branch we have to use command </text:p>
          <text:p text:style-name="P206">$git branch new branch name</text:p>
        </text:list-item>
        <text:list-item>
          <text:p text:style-name="P269">now new branch for that repository is created ,to change the branch from master to new branch we have to use command</text:p>
          <text:p text:style-name="P206">$git checkout new branch name.</text:p>
        </text:list-item>
        <text:list-item>
          <text:p text:style-name="P269">Now it changed to new branch , now you can add any data in that files which are present in new branch.</text:p>
        </text:list-item>
        <text:list-item>
          <text:p text:style-name="P270">After successfully modifying the data <text:span text:style-name="T84">we have to add the file to staging area .</text:span></text:p>
          <text:p text:style-name="P207"><text:span text:style-name="T84">$git add modified filename</text:span> .</text:p>
        </text:list-item>
        <text:list-item>
          <text:p text:style-name="P272">Commit the file with your own content,</text:p>
          <text:p text:style-name="P208">$git commit -m “content”</text:p>
        </text:list-item>
        <text:list-item>
          <text:p text:style-name="P272">now push the data to the git server by using command</text:p>
          <text:p text:style-name="P208">$git push -u origin new branch name.</text:p>
        </text:list-item>
        <text:list-item>
          <text:p text:style-name="P272">Now there is another branch present in the repository select that branch and see the data you modified is present or not.</text:p>
        </text:list-item>
      </text:list>
      <text:p text:style-name="P55"/>
      <text:p text:style-name="P55"><text:soft-page-break/></text:p>
      <text:p text:style-name="P55"/>
      <text:p text:style-name="P55">Merging of two branches:</text:p>
      <text:list xml:id="list3718204177" text:style-name="L18">
        <text:list-header>
          <text:p text:style-name="P273"/>
        </text:list-header>
        <text:list-item>
          <text:p text:style-name="P273">after successfully encountering the new branch in our git server , now we have to merge .</text:p>
        </text:list-item>
        <text:list-item>
          <text:p text:style-name="P273">We have to change to master branch , to merge the contents we have to use commands </text:p>
          <text:p text:style-name="P209">$git checkout master</text:p>
          <text:p text:style-name="P209">$git merge new branch </text:p>
        </text:list-item>
        <text:list-item>
          <text:p text:style-name="P169">then output will be </text:p>
          <text:p text:style-name="P210">Updating 9a7b23a..f35daa0</text:p>
          <text:p text:style-name="P210">Fast-forward</text:p>
          <text:p text:style-name="P210"><text:s/>test1.md | 4 ++++</text:p>
          <text:p text:style-name="P210"><text:s/>1 file changed, 4 insertions(+)</text:p>
        </text:list-item>
        <text:list-item>
          <text:p text:style-name="P273">now the contents of files present in local repository is modified to our changes .</text:p>
        </text:list-item>
        <text:list-item>
          <text:p text:style-name="P273">To push this contents to the git repository we have to add this file in master branch to staging area</text:p>
          <text:p text:style-name="P209">$git add filename</text:p>
        </text:list-item>
        <text:list-item>
          <text:p text:style-name="P273">commit the file by using command</text:p>
          <text:p text:style-name="P209">$git commit -m “content”</text:p>
        </text:list-item>
        <text:list-item>
          <text:p text:style-name="P273">push the file to the git server by using command</text:p>
          <text:p text:style-name="P273"><text:span text:style-name="T110">$git push -u origin master</text:span> </text:p>
        </text:list-item>
        <text:list-item>
          <text:p text:style-name="P273">now the merged contents are successfully modifed in the file of master branch. </text:p>
        </text:list-item>
      </text:list>
      <text:p text:style-name="P56"/>
      <text:p text:style-name="P56"/>
      <text:p text:style-name="P56"><text:soft-page-break/></text:p>
      <text:p text:style-name="P56">Commands :</text:p>
      <text:p text:style-name="P65">git clone:</text:p>
      <text:list xml:id="list3334071988" text:style-name="L19">
        <text:list-item>
          <text:p text:style-name="P290">Git colne is a Git command line utility which is used to target an existing repository and create a clone, or copy of the target repository. </text:p>
        </text:list-item>
        <text:list-item>
          <text:p text:style-name="P290">Git clone command is used to download the contents from git repositories .</text:p>
        </text:list-item>
      </text:list>
      <text:p text:style-name="P65">git add:</text:p>
      <text:list xml:id="list9266724" text:style-name="L20">
        <text:list-item>
          <text:p text:style-name="P291">when the files are created in local repositories , to add the files in our git repositories </text:p>
        </text:list-item>
        <text:list-item>
          <text:p text:style-name="P291">first we have to add the files in staging area <text:s/>,git add is used to add the files to staging area </text:p>
        </text:list-item>
      </text:list>
      <text:p text:style-name="P70"><text:span text:style-name="T28">g</text:span><text:span text:style-name="T24">it push:</text:span></text:p>
      <text:list xml:id="list1735265195" text:style-name="L21">
        <text:list-item>
          <text:p text:style-name="P292">by using this command the files present in staging area will be added to the git repository</text:p>
        </text:list-item>
        <text:list-item>
          <text:p text:style-name="P293">the contents of local repository will be pushed to the git repository.</text:p>
        </text:list-item>
      </text:list>
      <text:p text:style-name="P66">git rm:</text:p>
      <text:list xml:id="list3367232625" text:style-name="L22">
        <text:list-item>
          <text:p text:style-name="P165"><text:span text:style-name="T48">git rm</text:span><text:span text:style-name="T24"> is used to remove a file from a </text:span><text:span text:style-name="T48">Git</text:span><text:span text:style-name="T24"> repository. It is a convenience method that combines the effect of the default shell </text:span><text:span text:style-name="T48">rm command</text:span><text:span text:style-name="T24"> with </text:span><text:span text:style-name="T48">git</text:span><text:span text:style-name="T24"> </text:span><text:span text:style-name="T49">add</text:span><text:span text:style-name="T24"> . This means that it will first remove a target from the filesystem and then add that removal event to the staging index.</text:span></text:p>
        </text:list-item>
        <text:list-item>
          <text:p text:style-name="P309"><text:span text:style-name="T24">Th</text:span><text:span text:style-name="T30">e “</text:span><text:span text:style-name="T50">git</text:span><text:span text:style-name="T30"> </text:span><text:span text:style-name="T50">rm</text:span><text:span text:style-name="T30">” </text:span><text:span text:style-name="T24">command can be used to remove individual files or a collection of files. The primary function of git rm is to remove tracked files from the Git index. Additionally, git rm can be used to remove files from both the staging index and the working directory. There is no option to remove a file from only the working directory. The files being operated on must be identical to the files in the current head .there is a discrepancy between the head <text:s/>version of a file and the staging index or working tree version, Git will block the removal. This block is a safety mechanism to prevent removal of in-progress changes.</text:span></text:p>
        </text:list-item>
      </text:list>
      <text:p text:style-name="P66"/>
      <text:p text:style-name="P66"/>
      <text:p text:style-name="P66"><text:soft-page-break/></text:p>
      <text:p text:style-name="P71"><text:span text:style-name="T24">git </text:span><text:span text:style-name="T29">clean</text:span><text:span text:style-name="T24">:</text:span></text:p>
      <text:list xml:id="list21380602" text:style-name="L23">
        <text:list-item>
          <text:p text:style-name="P310"><text:span text:style-name="T30">“</text:span><text:span text:style-name="T50">git</text:span><text:span text:style-name="T30"> </text:span><text:span text:style-name="T50">clean</text:span><text:span text:style-name="T30">” i</text:span><text:span text:style-name="T24">s to some extent an 'undo' command. </text:span><text:span text:style-name="T50">Git</text:span><text:span text:style-name="T30"> </text:span><text:span text:style-name="T50">clean</text:span><text:span text:style-name="T30"> can </text:span><text:span text:style-name="T24"><text:s/>be considered complementary to other commands lik</text:span><text:span text:style-name="T29">e ‘git reset’</text:span><text:span text:style-name="T24">an</text:span><text:span text:style-name="T29">d ‘git checkout’</text:span><text:span text:style-name="T24"> Whereas these other commands operate on files previously added to the Git tracking index, th</text:span><text:span text:style-name="T30">e git clean c</text:span><text:span text:style-name="T24">ommand operates on untracked files. Untracked files are files that have been created within your repo's working directory but have not yet been ad</text:span><text:span text:style-name="T29">ded to the repository’s tracking index.</text:span></text:p>
        </text:list-item>
      </text:list>
      <text:p text:style-name="P67">git stash:</text:p>
      <text:list xml:id="list1910552057" text:style-name="L24">
        <text:list-item>
          <text:p text:style-name="P311"><text:span text:style-name="T24">temporarily shelves (or </text:span><text:span text:style-name="Emphasis"><text:span text:style-name="T24">stashes</text:span></text:span><text:span text:style-name="T24">) changes you've made to your working copy so you can work on something else, and then come back and re-apply them later on. Stashing is handy if you need to quickly switch context and work on something else, but you're mid-way through a code change and aren't quite ready to commit.</text:span></text:p>
        </text:list-item>
      </text:list>
      <text:list xml:id="list1247506533" text:style-name="L25">
        <text:list-item>
          <text:p text:style-name="P294">At this point you're free to make changes, create new commits, switch branches, and perform any other Git operations; then come back and re-apply your stash when you're ready.</text:p>
        </text:list-item>
        <text:list-item>
          <text:p text:style-name="P294">You can reapply previously stashed changes with git stash pop.</text:p>
          <text:p text:style-name="P221">$git stash pop.</text:p>
        </text:list-item>
      </text:list>
      <text:p text:style-name="P68">git commit:</text:p>
      <text:list xml:id="list2520985944" text:style-name="L26">
        <text:list-item>
          <text:p text:style-name="P312"><text:span text:style-name="T36">Th</text:span><text:span text:style-name="T37">e git commit </text:span><text:span text:style-name="T36">command captures a snapshot of the project's currently staged changes. Committed snapshots can be thought of as “safe” versions of a project—Git will never change them unless you explicitly ask it to. Prior to the execution o</text:span><text:span text:style-name="T37">f “git commit”</text:span><text:span text:style-name="T36"> The git add command <text:s/>is used to promote or 'stage' changes to the project that will be stored in a commit. These two command</text:span><text:span text:style-name="T37">s “</text:span><text:span text:style-name="T44">git</text:span><text:span text:style-name="T37"> </text:span><text:span text:style-name="T44">commit</text:span><text:span text:style-name="T37">” </text:span><text:span text:style-name="T36">an “</text:span><text:span text:style-name="T44">git</text:span><text:span text:style-name="T37"> </text:span><text:span text:style-name="T44">add</text:span><text:span text:style-name="T37">”</text:span><text:span text:style-name="T36">are two of the most frequently used.</text:span></text:p>
        </text:list-item>
        <text:list-item>
          <text:p text:style-name="P313"><text:span text:style-name="T36">In Git, repositories are distributed, Snapshots are committed to the local repository, and this requires absolutely no interaction with other Git repositories. Git commits can later be pushed to arbitrary remote </text:span><text:span text:style-name="T17">repositories</text:span><text:span text:style-name="T36">.</text:span></text:p>
        </text:list-item>
      </text:list>
      <text:p text:style-name="P44"/>
      <text:p text:style-name="P44"><text:soft-page-break/></text:p>
      <text:p text:style-name="P72"><text:span text:style-name="T36"><text:tab/><text:tab/><text:tab/><text:tab/><text:tab/></text:span><text:span text:style-name="T88">Valgrind</text:span></text:p>
      <text:p text:style-name="P45"><text:tab/></text:p>
      <text:p text:style-name="P63"><text:span text:style-name="T45">i</text:span><text:span text:style-name="T43">ntroduction</text:span><text:span text:style-name="T35">:</text:span></text:p>
      <text:p text:style-name="P46"/>
      <text:list xml:id="list2391883696" text:style-name="L27">
        <text:list-item>
          <text:p text:style-name="P295">Valgrind is well-known as a tool for finding errors of work with memory. But except this, it also contain number of additional utilities for performance profiling, finding synchronization errors in multi-threading programs and analysis of memory consumption.</text:p>
        </text:list-item>
      </text:list>
      <text:p text:style-name="P46"/>
      <text:p text:style-name="P46"/>
      <text:p text:style-name="P59">Architecture of valgrind :</text:p>
      <text:p text:style-name="P49"/>
      <text:list xml:id="list15554817" text:style-name="L28">
        <text:list-item>
          <text:p text:style-name="P296">Valgrind has modular architecture and consists from kernel, that perform processor emulation, and modules, that collect and analyze information, obtained from the kernel during execution of analyzed code. Valgrind works under Linux on x86, amd64, ppc32 and ppc64 processors .</text:p>
        </text:list-item>
      </text:list>
      <text:p text:style-name="P46"/>
      <text:list xml:id="list185820180822452" text:continue-numbering="true" text:style-name="L28">
        <text:list-item>
          <text:p text:style-name="P314"><text:span text:style-name="T38">T</text:span><text:span text:style-name="T35">here are different modules , they can be use as</text:span></text:p>
          <text:p text:style-name="P315">$valgrind - -tool=module name <text:s text:c="2"/>./program </text:p>
        </text:list-item>
      </text:list>
      <text:p text:style-name="P59">valgrind's distribution contain following modules:</text:p>
      <text:p text:style-name="List_20_Heading"><text:span text:style-name="Emphasis"><text:span text:style-name="T43"/></text:span></text:p>
      <text:p text:style-name="List_20_Heading"><text:span text:style-name="Emphasis"><text:span text:style-name="T90">memcheck :</text:span></text:span> </text:p>
      <text:p text:style-name="List_20_Contents"/>
      <text:list xml:id="list4253218112" text:style-name="L29">
        <text:list-item>
          <text:p text:style-name="P349">main module, that provide memory leak detection. This module also could be used for finding other errors of work with memory — read or write behind memory blocks boundaries, etc. </text:p>
        </text:list-item>
      </text:list>
      <text:list xml:id="list169140750" text:style-name="L30">
        <text:list-item>
          <text:p text:style-name="P350">It can be used as </text:p>
          <text:p text:style-name="P359">$valgrind - -tool=memcheck <text:s text:c="2"/>./program.</text:p>
          <text:p text:style-name="P350"/>
        </text:list-item>
        <text:list-item>
          <text:p text:style-name="P351">It is same as <text:span text:style-name="T99">$valgrind <text:s/>--leak-check=yes <text:s/>./program</text:span>.</text:p>
        </text:list-item>
      </text:list>
      <text:p text:style-name="List_20_Heading"><text:span text:style-name="Emphasis"><text:span text:style-name="T46"/></text:span></text:p>
      <text:p text:style-name="List_20_Heading"><text:span text:style-name="Emphasis"><text:span text:style-name="T46"/></text:span></text:p>
      <text:p text:style-name="List_20_Heading"><text:soft-page-break/><text:span text:style-name="Emphasis"><text:span text:style-name="T46"/></text:span></text:p>
      <text:p text:style-name="List_20_Heading"><text:span text:style-name="Emphasis"><text:span text:style-name="T46"/></text:span></text:p>
      <text:p text:style-name="P119"><text:span text:style-name="Strong_20_Emphasis"><text:span text:style-name="Emphasis"><text:span text:style-name="T91">cachegrind</text:span></text:span></text:span> </text:p>
      <text:p text:style-name="List_20_Contents"/>
      <text:p text:style-name="List_20_Contents"/>
      <text:list xml:id="list1588024651" text:style-name="L31">
        <text:list-item>
          <text:p text:style-name="P373"><text:span text:style-name="T31">A</text:span><text:span text:style-name="T24">nalyze execution of code, collecting data about processor cache misses and code branching (when processor has wrong prediction about jumping). This statistic collecting for all program, separate functions and lines of code </text:span></text:p>
        </text:list-item>
      </text:list>
      <text:p text:style-name="P88"/>
      <text:list xml:id="list943457450" text:style-name="L32">
        <text:list-item>
          <text:p text:style-name="P352"><text:span text:style-name="T128">B</text:span>y using this command we will get output </text:p>
          <text:p text:style-name="P360">$ valgrind - -tool=chachegring <text:s/>./<text:span text:style-name="T124">program</text:span></text:p>
        </text:list-item>
        <text:list-item>
          <text:p text:style-name="P353"><text:span text:style-name="T128">T</text:span>he output will be as following.</text:p>
          <text:p text:style-name="P361"/>
        </text:list-item>
      </text:list>
      <text:p text:style-name="P92">==3839== Cachegrind, a cache and branch-prediction profiler</text:p>
      <text:p text:style-name="P92">==3839== Copyright (C) 2002-2017, and GNU GPL'd, by Nicholas Nethercote et al.</text:p>
      <text:p text:style-name="P92">==3839== Using Valgrind-3.13.0 and LibVEX; rerun with -h for copyright info</text:p>
      <text:p text:style-name="P92">==3839== Command: ./test1.10</text:p>
      <text:p text:style-name="P92">==3839== </text:p>
      <text:p text:style-name="P92">--3839-- warning: L3 cache found, using its data for the LL simulation.</text:p>
      <text:p text:style-name="P92">enter input with = at the end </text:p>
      <text:p text:style-name="P92">jyhgjvyuft<text:tab/>uyfruyvtg=</text:p>
      <text:p text:style-name="P93">jyhgjvyuft\tuyfruyvtg</text:p>
      <text:p text:style-name="P93">==3839== </text:p>
      <text:p text:style-name="P92">==3839== I <text:s text:c="2"/>refs: <text:s text:c="5"/>193,154</text:p>
      <text:p text:style-name="P92">==3839== I1 <text:s/>misses: <text:s text:c="5"/>1,069</text:p>
      <text:p text:style-name="P92">==3839== LLi misses: <text:s text:c="5"/>1,052</text:p>
      <text:p text:style-name="P92">==3839== I1 <text:s/>miss rate: <text:s text:c="3"/>0.55%</text:p>
      <text:p text:style-name="P92">==3839== LLi miss rate: <text:s text:c="3"/>0.54%</text:p>
      <text:p text:style-name="P92">==3839== </text:p>
      <text:p text:style-name="P92">==3839== D <text:s text:c="2"/>refs: <text:s text:c="6"/>59,227 <text:s/>(47,591 rd <text:s text:c="2"/>+ 11,636 wr)</text:p>
      <text:p text:style-name="P92">==3839== D1 <text:s/>misses: <text:s text:c="5"/>3,169 <text:s/>( 2,541 rd <text:s text:c="2"/>+ <text:s text:c="3"/>628 wr)</text:p>
      <text:p text:style-name="P92">==3839== LLd misses: <text:s text:c="5"/>2,619 <text:s/>( 2,059 rd <text:s text:c="2"/>+ <text:s text:c="3"/>560 wr)</text:p>
      <text:p text:style-name="P92">==3839== D1 <text:s/>miss rate: <text:s text:c="4"/>5.4% ( <text:s text:c="2"/>5.3% <text:s text:c="4"/>+ <text:s text:c="3"/>5.4% <text:s/>)</text:p>
      <text:p text:style-name="P92">==3839== LLd miss rate: <text:s text:c="4"/>4.4% ( <text:s text:c="2"/>4.3% <text:s text:c="4"/>+ <text:s text:c="3"/>4.8% <text:s/>)</text:p>
      <text:p text:style-name="P92">==3839== </text:p>
      <text:p text:style-name="P92">==3839== LL refs: <text:s text:c="8"/>4,238 <text:s/>( 3,610 rd <text:s text:c="2"/>+ <text:s text:c="3"/>628 wr)</text:p>
      <text:p text:style-name="P92">==3839== LL misses: <text:s text:c="6"/>3,671 <text:s/>( 3,111 rd <text:s text:c="2"/>+ <text:s text:c="3"/>560 wr)</text:p>
      <text:p text:style-name="P92">==3839== LL miss rate: <text:s text:c="5"/>1.5% ( <text:s text:c="2"/>1.3% <text:s text:c="4"/>+ <text:s text:c="3"/>4.8% <text:s/>)</text:p>
      <text:p text:style-name="List_20_Heading"><text:span text:style-name="Emphasis"><text:span text:style-name="T101"/></text:span></text:p>
      <text:p text:style-name="List_20_Heading"><text:soft-page-break/><text:span text:style-name="Emphasis"><text:span text:style-name="T101"/></text:span></text:p>
      <text:p text:style-name="List_20_Heading"><text:span text:style-name="Emphasis"><text:span text:style-name="T46"/></text:span></text:p>
      <text:p text:style-name="P89"/>
      <text:p text:style-name="P89"/>
      <text:p text:style-name="P96">callgrind:</text:p>
      <text:p text:style-name="P90"/>
      <text:list xml:id="list2815045080" text:style-name="L33">
        <text:list-item>
          <text:p text:style-name="P374"><text:span text:style-name="T61">A</text:span><text:span text:style-name="T56">nalyze functions calls, using almost same methods, as </text:span><text:span text:style-name="Emphasis"><text:span text:style-name="T56">cachegrind</text:span></text:span><text:span text:style-name="T56"> module. This allow to build tree of functions calls, and analyze performance .</text:span></text:p>
        </text:list-item>
      </text:list>
      <text:p text:style-name="P90"/>
      <text:list xml:id="list1945362277" text:style-name="L34">
        <text:list-item>
          <text:p text:style-name="P324"><text:span text:style-name="T56">This module allow to collect information about function calls in analyzed program. By default, this module collects information about amount of executed processor instructions, dependencies between caller and callee, and amount of calls for concrete functions. Besides this, for this module you can enable cache emulation, like in </text:span><text:span text:style-name="Emphasis"><text:span text:style-name="T56">cachegrind</text:span></text:span><text:span text:style-name="T56">, and collect additional statistic about memory accesses.</text:span></text:p>
          <text:p text:style-name="P322"><text:span text:style-name="T56">$</text:span><text:span text:style-name="T55">valgrind - -tool=callgrind <text:s/>./program.</text:span></text:p>
        </text:list-item>
      </text:list>
      <text:p text:style-name="P90"/>
      <text:p text:style-name="P96">massif:</text:p>
      <text:p text:style-name="P89"/>
      <text:list xml:id="list1570420375" text:style-name="L35">
        <text:list-item>
          <text:p text:style-name="P375"><text:span text:style-name="T61">I</text:span><text:span text:style-name="T60">t is used to </text:span><text:span text:style-name="T56">allow to analyze memory consumption in different parts of program.</text:span></text:p>
        </text:list-item>
      </text:list>
      <text:list xml:id="list444031286" text:style-name="L36">
        <text:list-item>
          <text:p text:style-name="P354">The following command is used for massif </text:p>
          <text:p text:style-name="P366">$valgrind - -tool=massif <text:s/>./program</text:p>
        </text:list-item>
        <text:list-item>
          <text:p text:style-name="P354"><text:span text:style-name="T128">T</text:span>hen the graph of the program will be present in massif.out.&lt;pid&gt;</text:p>
        </text:list-item>
        <text:list-item>
          <text:p text:style-name="P354"><text:span text:style-name="T128">T</text:span>o get that we have to give command </text:p>
          <text:p text:style-name="P366">$ms_print <text:s/><text:span text:style-name="T125">[options] massif.out&lt;pid&gt;</text:span></text:p>
        </text:list-item>
        <text:list-item>
          <text:p text:style-name="P355"><text:span text:style-name="T128">T</text:span>hen output will be </text:p>
        </text:list-item>
      </text:list>
      <text:p text:style-name="P91"/>
      <text:list xml:id="list185820957333356" text:continue-numbering="true" text:style-name="L36">
        <text:list-header>
          <text:p text:style-name="P362">Number of snapshots: 6</text:p>
          <text:p text:style-name="P355"><text:s/><text:span text:style-name="T105">Detailed snapshots: [3 (peak)]</text:span></text:p>
          <text:p text:style-name="P355"/>
          <text:p text:style-name="P362">--------------------------------------------------------------------------------</text:p>
          <text:p text:style-name="P362"><text:s text:c="2"/>n <text:s text:c="7"/>time(i) <text:s text:c="8"/>total(B) <text:s text:c="2"/>useful-heap(B) extra-heap(B) <text:s text:c="3"/>stacks(B)</text:p>
          <text:p text:style-name="P362">--------------------------------------------------------------------------------</text:p>
          <text:p text:style-name="P362"><text:s text:c="2"/>0 <text:s text:c="13"/>0 <text:s text:c="15"/>0 <text:s text:c="15"/>0 <text:s text:c="12"/>0 <text:s text:c="11"/>0</text:p>
          <text:p text:style-name="P362"><text:s text:c="2"/>1 <text:s text:c="7"/>134,860 <text:s text:c="11"/>1,032 <text:s text:c="11"/>1,024 <text:s text:c="12"/>8 <text:s text:c="11"/>0</text:p>
          <text:p text:style-name="P362"><text:s text:c="2"/>2 <text:s text:c="7"/>136,948 <text:s text:c="11"/>2,064 <text:s text:c="11"/>2,048 <text:s text:c="11"/>16 <text:s text:c="11"/>0</text:p>
          <text:p text:style-name="P362"><text:s text:c="2"/>3 <text:s text:c="7"/>142,383 <text:s text:c="11"/>2,064 <text:s text:c="11"/>2,048 <text:s text:c="11"/>16 <text:s text:c="11"/>0</text:p>
          <text:p text:style-name="P363"><text:soft-page-break/>99.22% (2,048B) (heap allocation functions) malloc/new/new[],</text:p>
          <text:p text:style-name="P363"><text:s/>--alloc-fns, etc.</text:p>
          <text:p text:style-name="P362">-&gt;99.22% (2,048B) 0x4EB118A: _IO_file_doallocate (filedoalloc.c:101)</text:p>
          <text:p text:style-name="P362"><text:s text:c="2"/>-&gt;99.22% (2,048B) 0x4EC1377: _IO_doallocbuf (genops.c:365)</text:p>
          <text:p text:style-name="P362"><text:s text:c="3"/>-&gt;49.61% (1,024B) 0x4EC0252: _IO_file_underflow@@GLIBC_2.2.5 (fileops.c:495)</text:p>
          <text:p text:style-name="P362"><text:s text:c="4"/>| -&gt;49.61% (1,024B) 0x4EC13F0: _IO_default_uflow (genops.c:380)</text:p>
          <text:p text:style-name="P362"><text:s text:c="4"/>| <text:s text:c="2"/>-&gt;49.61% (1,024B) 0x10876F: main (test1.10.c:9)</text:p>
          <text:p text:style-name="P362"><text:s text:c="4"/>| <text:s text:c="4"/></text:p>
          <text:p text:style-name="P362"><text:s text:c="4"/>-&gt;49.61% (1,024B) 0x4EC0496: _IO_file_overflow@@GLIBC_2.2.5 (fileops.c:759)</text:p>
          <text:p text:style-name="P362"><text:s text:c="6"/>-&gt;49.61% (1,024B) 0x4EBE9EB: _IO_file_xsputn@@GLIBC_2.2.5 (fileops.c:1266)</text:p>
          <text:p text:style-name="P362"><text:s text:c="8"/>-&gt;49.61% (1,024B) 0x4EB3A8D: puts (ioputs.c:40)</text:p>
          <text:p text:style-name="P362"><text:s text:c="10"/>-&gt;49.61% (1,024B) 0x10872C: main (test1.10.c:8)</text:p>
          <text:p text:style-name="P362"><text:s text:c="12"/></text:p>
          <text:p text:style-name="P362">--------------------------------------------------------------------------------</text:p>
          <text:p text:style-name="P362"><text:s text:c="2"/>n <text:s text:c="7"/>time(i) <text:s text:c="8"/>total(B) <text:s text:c="2"/>useful-heap(B) extra-heap(B) <text:s text:c="3"/>stacks(B)</text:p>
          <text:p text:style-name="P362">--------------------------------------------------------------------------------</text:p>
          <text:p text:style-name="P362"><text:s text:c="2"/>4 <text:s text:c="7"/>142,383 <text:s text:c="11"/>1,032 <text:s text:c="11"/>1,024 <text:s text:c="12"/>8 <text:s text:c="11"/>0</text:p>
          <text:p text:style-name="P362"><text:s text:c="2"/>5 <text:s text:c="7"/>142,415 <text:s text:c="15"/>0 <text:s text:c="15"/>0 <text:s text:c="12"/>0 <text:s text:c="11"/>0</text:p>
        </text:list-header>
      </text:list>
      <text:p text:style-name="P94"/>
      <text:p text:style-name="P96">Helgrind:</text:p>
      <text:p text:style-name="P90"/>
      <text:list xml:id="list453755440" text:style-name="L37">
        <text:list-item>
          <text:p text:style-name="P376"><text:span text:style-name="T61">A</text:span><text:span text:style-name="T56">nalyze executed code for presence of different synchronization errors in programs, that use POSIX Threads.</text:span></text:p>
        </text:list-item>
      </text:list>
      <text:list xml:id="list2310163959" text:style-name="L38">
        <text:list-item>
          <text:p text:style-name="P356">This tool is used to find any errors in threads syncronisation.</text:p>
        </text:list-item>
        <text:list-item>
          <text:p text:style-name="P356">The command should be </text:p>
          <text:p text:style-name="P367">$valgrind –tool=<text:span text:style-name="T126">helgrind <text:s/>./program</text:span></text:p>
        </text:list-item>
        <text:list-item>
          <text:p text:style-name="P356"><text:span text:style-name="T127">T</text:span><text:span text:style-name="T126">hen output will be as follows</text:span></text:p>
          <text:p text:style-name="P370"/>
          <text:p text:style-name="P370"><text:s/>==4142== Helgrind, a thread error detector</text:p>
          <text:p text:style-name="P370">==4142== Copyright (C) 2007-2017, and GNU GPL'd, by OpenWorks LLP et al.</text:p>
          <text:p text:style-name="P370">==4142== Using Valgrind-3.13.0 and LibVEX; rerun with -h for copyright info</text:p>
          <text:p text:style-name="P370">==4142== Command: ./test1.10</text:p>
          <text:p text:style-name="P370">==4142== </text:p>
          <text:p text:style-name="P370">enter input with = at the end </text:p>
          <text:p text:style-name="P370"><text:soft-page-break/>kugbitkuy<text:tab/>kjhkiu=</text:p>
          <text:p text:style-name="P371">kugbitkuy\tkjhkiu</text:p>
          <text:p text:style-name="P371">= =4142== </text:p>
          <text:p text:style-name="P370">==4142== For counts of detected and suppressed errors, rerun with: -v</text:p>
          <text:p text:style-name="P370">==4142== Use --history-level=approx or =none to gain increased speed, at</text:p>
          <text:p text:style-name="P370">==4142== the cost of reduced accuracy of conflicting-access information</text:p>
        </text:list-item>
      </text:list>
      <text:p text:style-name="P94"/>
      <text:p text:style-name="P90"/>
      <text:p text:style-name="P97"/>
      <text:p text:style-name="P97"/>
      <text:p text:style-name="P101">Steps followed for checking memory leaks in our program:</text:p>
      <text:p text:style-name="P97"/>
      <text:list xml:id="list4290470117" text:style-name="L39">
        <text:list-item>
          <text:p text:style-name="P377"><text:span text:style-name="T61">F</text:span><text:span text:style-name="T57">irst we have to install the valgring by using command </text:span></text:p>
          <text:p text:style-name="P368">$ sudo <text:s/>apt install valgrind.</text:p>
        </text:list-item>
        <text:list-item>
          <text:p text:style-name="P357">To know wheather successfully installed or not type command </text:p>
          <text:p text:style-name="P368">$ valgrind</text:p>
        </text:list-item>
        <text:list-item>
          <text:p text:style-name="P378"><text:span text:style-name="T61">T</text:span><text:span text:style-name="T55">hen it shows </text:span></text:p>
          <text:p text:style-name="P378"><text:span text:style-name="T102">valgrind : no program specified</text:span><text:span text:style-name="T55"> </text:span></text:p>
          <text:p text:style-name="P368">valgrind : --help for more information</text:p>
        </text:list-item>
        <text:list-item>
          <text:p text:style-name="P378"><text:span text:style-name="T61">B</text:span><text:span text:style-name="T55">y the above output we can say that valgrind is successfully installed <text:s/></text:span></text:p>
          <text:p text:style-name="P357"/>
        </text:list-item>
        <text:list-item>
          <text:p text:style-name="P357">Now we have to compile <text:s/>our program with valgrind by using command </text:p>
          <text:p text:style-name="P368">$ <text:s/>gcc -Wall -g program.c -o program</text:p>
        </text:list-item>
        <text:list-item>
          <text:p text:style-name="P378"><text:span text:style-name="T61">I</text:span><text:span text:style-name="T55">f there is any errors and warnings are present it shows </text:span><text:span text:style-name="T58">after compiling.</text:span></text:p>
        </text:list-item>
        <text:list-item>
          <text:p text:style-name="P378"><text:span text:style-name="T58">By this command </text:span><text:span text:style-name="T103">gcc -Wall -g test8.1.c -o test8.1</text:span></text:p>
        </text:list-item>
        <text:list-item>
          <text:p text:style-name="P379"><text:span text:style-name="T61">I</text:span><text:span text:style-name="T55">t gives the following output </text:span><text:span text:style-name="T59">if ther is any warnings </text:span><text:span text:style-name="T55">.</text:span></text:p>
          <text:p text:style-name="P364">test8.1.c: In function ‘main’:</text:p>
          <text:p text:style-name="P364">test8.1.c:9:3: warning: implicit declaration of function ‘error’; did you mean ‘perror’? [-Wimplicit-function-declaration]</text:p>
          <text:p text:style-name="P378"><text:span text:style-name="T58"><text:s text:c="3"/></text:span><text:span text:style-name="T100">error("cannot open file"); [-Wimplicit-function-declaration]</text:span></text:p>
          <text:p text:style-name="P372"><text:span text:style-name="T58">^</text:span><text:span text:style-name="T55">~~~perror</text:span></text:p>
        </text:list-item>
      </text:list>
      <text:p text:style-name="P103"/>
      <text:list xml:id="list185820414665474" text:continue-numbering="true" text:style-name="L39">
        <text:list-header>
          <text:p text:style-name="P365">test8.1.c:12:4: warning: implicit declaration of function ‘read’; did you mean ‘fread’? [-Wimplicit-function-declaration]</text:p>
          <text:p text:style-name="P365"><text:s text:c="2"/>n=read(fd1,buff,sizeof(buff));</text:p>
          <text:p text:style-name="P365"><text:s text:c="4"/>^~~~ fread</text:p>
          <text:p text:style-name="P365"/>
          <text:p text:style-name="P365"><text:soft-page-break/>test8.1.c:13:5: warning: implicit declaration of function ‘write’; did you mean ‘fwrite’? [-Wimplicit-function-declaration]</text:p>
          <text:p text:style-name="P365"/>
        </text:list-header>
        <text:list-item>
          <text:p text:style-name="P358">If there are no errors and warnings , your program is successfully compiled with valgrind.</text:p>
          <text:p text:style-name="P358"/>
        </text:list-item>
        <text:list-item>
          <text:p text:style-name="P358">Now we have to run our program with valgrind to know if there is any memory leak is present , by using this command</text:p>
          <text:p text:style-name="P369">$ valgrind <text:s/>- -leak-check=yes ./program .</text:p>
          <text:p text:style-name="P369"/>
        </text:list-item>
        <text:list-item>
          <text:p text:style-name="P358">Then it gives all data about program like memory usage ,memory leaks etc ..</text:p>
          <text:list>
            <text:list-item>
              <text:list>
                <text:list-item>
                  <text:list>
                    <text:list-item>
                      <text:list>
                        <text:list-header>
                          <text:p text:style-name="P381"><text:s text:c="17"/>=3637== Memcheck, a memory error detector</text:p>
                        </text:list-header>
                      </text:list>
                    </text:list-item>
                  </text:list>
                </text:list-item>
              </text:list>
            </text:list-item>
          </text:list>
          <text:p text:style-name="P364">==3637== Copyright (C) 2002-2017, and GNU GPL'd, by Julian Seward et al.</text:p>
          <text:p text:style-name="P364">==3637== Using Valgrind-3.13.0 and LibVEX; rerun with -h for copyright info</text:p>
          <text:p text:style-name="P364">==3637== Command: ./test1.10</text:p>
          <text:p text:style-name="P364">==3637== </text:p>
          <text:p text:style-name="P364">abcdghf<text:tab/>kusdfh</text:p>
          <text:p text:style-name="P364">abcdghf\tkusdfh</text:p>
          <text:p text:style-name="P364">==3637== Process terminating with default action of signal 2 (SIGINT)</text:p>
          <text:p text:style-name="P364">==3637== <text:s text:c="3"/>at 0x4F4C081: read (read.c:27)</text:p>
          <text:p text:style-name="P364">==3637== <text:s text:c="3"/>by 0x4EC9147: _IO_file_underflow@@GLIBC_2.2.5 (fileops.c:531)</text:p>
          <text:p text:style-name="P364">==3637== <text:s text:c="3"/>by 0x4ECA3F1: _IO_default_uflow (genops.c:380)</text:p>
          <text:p text:style-name="P364">==3637== <text:s text:c="3"/>by 0x108724: main (test1.10.c:8)</text:p>
          <text:p text:style-name="P364">==3637== </text:p>
          <text:p text:style-name="P364">==3637== HEAP SUMMARY:</text:p>
          <text:p text:style-name="P364">==3637== <text:s text:c="4"/>in use at exit: 0 bytes in 0 blocks</text:p>
          <text:p text:style-name="P364">==3637== <text:s text:c="2"/>total heap usage: 2 allocs, 2 frees, 2,048 bytes allocated</text:p>
          <text:p text:style-name="P364">==3637== </text:p>
          <text:p text:style-name="P364">==3637== All heap blocks were freed -- no leaks are possible</text:p>
          <text:p text:style-name="P364">==3637== </text:p>
          <text:p text:style-name="P364">==3637== For counts of detected and suppressed errors, rerun with: -v</text:p>
          <text:p text:style-name="P364">==3637== ERROR SUMMARY: 0 errors from 0 contexts (suppressed: 0 from 0)</text:p>
        </text:list-item>
      </text:list>
      <text:p text:style-name="P95"/>
      <text:list xml:id="list185820452687238" text:continue-numbering="true" text:style-name="L39">
        <text:list-item>
          <text:p text:style-name="P380"><text:span text:style-name="T61">T</text:span><text:span text:style-name="T55">he no ==3637== gives the process id (pid) of program.</text:span></text:p>
        </text:list-item>
      </text:list>
      <text:p text:style-name="P99"><text:soft-page-break/></text:p>
      <text:p text:style-name="P104"/>
      <text:p text:style-name="P99"/>
      <text:p text:style-name="P99"><text:tab/><text:tab/><text:tab/><text:span text:style-name="T132"><text:tab/></text:span><text:span text:style-name="T133"><text:tab/></text:span><text:span text:style-name="T98">SVN</text:span><text:tab/></text:p>
      <text:p text:style-name="P99"><text:tab/><text:tab/><text:tab/><text:tab/><text:tab/></text:p>
      <text:p text:style-name="P99"/>
      <text:p text:style-name="P100">Apache Subversion which is often abbreviated as SVN, is a software versioning and revision control system distributed under an open source license.</text:p>
      <text:p text:style-name="P99"/>
      <text:p text:style-name="P106">Subversion is an open source version control system. It helps you keep track of a collection of files and folders. Any time you change, add or delete a file or folder that you manage with Subversion, you commit these changes to your Subversion repository, which creates a new revision in your repository reflecting these changes. You can always go back, look at and get the contents of previous revisions.</text:p>
      <text:p text:style-name="P106"/>
      <text:p text:style-name="P102">Version control system:</text:p>
      <text:p text:style-name="P98"/>
      <text:p text:style-name="P107">Version Control System (VCS) is a software that helps software developers to work together and maintain a complete history of their work.</text:p>
      <text:p text:style-name="P58">Following are the goals of a Version Control System.</text:p>
      <text:list xml:id="list2141381579" text:style-name="L40">
        <text:list-item>
          <text:p text:style-name="P347">Allow developers to work simultaneously. </text:p>
        </text:list-item>
        <text:list-item>
          <text:p text:style-name="P347">Do not overwrite each other’s changes. </text:p>
        </text:list-item>
        <text:list-item>
          <text:p text:style-name="P249">Maintain history of every version of everything. </text:p>
        </text:list-item>
      </text:list>
      <text:p text:style-name="P58">A VCS is divided into two categories.</text:p>
      <text:list xml:id="list2452082700" text:style-name="L41">
        <text:list-item>
          <text:p text:style-name="P348">Centralized Version Control System (CVCS), and </text:p>
        </text:list-item>
        <text:list-item>
          <text:p text:style-name="P250">Distributed/Decentralized Version Control System (DVCS). </text:p>
        </text:list-item>
      </text:list>
      <text:p text:style-name="P43">In this tutorial, we will concentrate only on the Centralized Version Control System and especially <text:span text:style-name="T131">Subversion</text:span>. Subversion falls under centralized version control system, meaning that it uses central server to store all files and enables team collaboration.</text:p>
      <text:p text:style-name="P110"/>
      <text:h text:style-name="P117" text:outline-level="2"><text:soft-page-break/></text:h>
      <text:h text:style-name="P118" text:outline-level="2">Version Control Terminologies</text:h>
      <text:p text:style-name="P43">Let us start by discussing some of the terms that we will be using in this tutorial.</text:p>
      <text:list xml:id="list2746648339" text:style-name="L42">
        <text:list-item>
          <text:p text:style-name="P251"><text:span text:style-name="T97">Repository</text:span><text:span text:style-name="T131">:</text:span> A repository is the heart of any version control system. It is the central place where developers store all their work. Repository not only stores files but also the history. Repository is accessed over a network, acting as a server and version control tool acting as a client. Clients can connect to the repository, and then they can store/retrieve their changes to/from repository. By storing changes, a client makes these changes available to other people and by retrieving changes, a client takes other people's changes as a working copy.</text:p>
        </text:list-item>
        <text:list-item>
          <text:p text:style-name="P251"><text:span text:style-name="T97">Trunk</text:span><text:span text:style-name="T131">:</text:span> The trunk is a directory where all the main development happens and is usually checked out by developers to work on the project.</text:p>
        </text:list-item>
        <text:list-item>
          <text:p text:style-name="P251"><text:span text:style-name="T97">Tags</text:span> : The tags directory is used to store named snapshots of the project. Tag operation allows to give descriptive and memorable names to specific version in the repository.</text:p>
          <text:p text:style-name="P251">For example, LAST_STABLE_CODE_BEFORE_EMAIL_SUPPORT is more memorable than</text:p>
          <text:p text:style-name="P251">Repository UUID: 7ceef8cb-3799-40dd-a067-c216ec2e5247 and</text:p>
          <text:p text:style-name="P251">Revision: 13</text:p>
        </text:list-item>
        <text:list-item>
          <text:p text:style-name="P325"><text:span text:style-name="T94">Branches</text:span><text:span text:style-name="T48">:</text:span><text:span text:style-name="T24"> Branch operation is used to create another line of development. It is useful when you want your development process to fork off into two different directions. For example,</text:span> <text:span text:style-name="T24">when you release version 5.0, you might want to create a branch so that development of 6.0 features can be kept separate from 5.0 bug-fixes.</text:span></text:p>
        </text:list-item>
        <text:list-item>
          <text:p text:style-name="P251"><text:span text:style-name="T97">Working</text:span><text:span text:style-name="T131"> </text:span><text:span text:style-name="T97">copy</text:span><text:span text:style-name="T131">:</text:span> Working copy is a snapshot of the repository. The repository is shared by all the teams, but people do not modify it directly. Instead each developer checks out the working copy. The working copy is a private workplace where developers can do their work remaining isolated from the rest of the team.</text:p>
        </text:list-item>
        <text:list-item>
          <text:p text:style-name="P251"><text:soft-page-break/><text:span text:style-name="T97">Commit</text:span><text:span text:style-name="T131"> </text:span><text:span text:style-name="T97">changes</text:span><text:span text:style-name="T131">:</text:span> Commit is a process of storing changes from private workplace to central server. After commit, changes are made available to all the team. Other developers can retrieve these changes by updating their working copy. Commit is an atomic operation. Either the whole commit succeeds or is rolled back. Users never see half fin<text:span text:style-name="T139">ished commit.</text:span></text:p>
        </text:list-item>
      </text:list>
      <text:p text:style-name="P43"/>
      <text:p text:style-name="P57">Steps followed for svn :</text:p>
      <text:p text:style-name="P39"/>
      <text:p text:style-name="P52"><text:tab/><text:tab/><text:span text:style-name="T95">Step:1</text:span><text:span text:style-name="T85"><text:tab/><text:tab/></text:span><text:span text:style-name="T96">Svn installation</text:span><text:span text:style-name="T140"> </text:span></text:p>
      <text:p text:style-name="P108">Subversion is a popular open-source version control tool. It is open-source and available for free over the internet. It comes by default with most of the GNU/Linux distributions, so it might be already installed on your system. To check whether it is installed or not use following command.</text:p>
      <text:p text:style-name="P112"><text:span text:style-name="T130">$ </text:span>svn –version</text:p>
      <text:p text:style-name="P109">If Subversion client is not installed, then command will report error, otherwise it will display the version of the installed software.</text:p>
      <text:p text:style-name="P113">$svn - -version</text:p>
      <text:p text:style-name="P109">-bash : svn : command not found </text:p>
      <text:list xml:id="list2573592532" text:style-name="L43">
        <text:list-item>
          <text:p text:style-name="P274">if it gives the above output then we have to install subversion </text:p>
          <text:p text:style-name="P211">$sudo apt-get install subversion</text:p>
        </text:list-item>
        <text:list-item>
          <text:p text:style-name="P275">after successfully installed subversion see the version of subversion</text:p>
        </text:list-item>
      </text:list>
      <text:p text:style-name="P69">$svn – version </text:p>
      <text:list xml:id="list185820933898078" text:continue-numbering="true" text:style-name="L43">
        <text:list-item>
          <text:p text:style-name="P275">then it gives output as follows</text:p>
          <text:p text:style-name="P316">svn, version 1.9.7 (r1800392)</text:p>
          <text:p text:style-name="P316"><text:s/>compiled Mar 28 2018, 08:49:13 on x86_64-pc-linux-gnu</text:p>
        </text:list-item>
      </text:list>
      <text:p text:style-name="P75"/>
      <text:p text:style-name="P32"/>
      <text:p text:style-name="P32"/>
      <text:p text:style-name="P32"/>
      <text:list xml:id="list185820454769841" text:continue-numbering="true" text:style-name="L43">
        <text:list-header>
          <text:p text:style-name="P301"><text:soft-page-break/><text:span text:style-name="T85">step:2 <text:s text:c="5"/>Apache2 installation</text:span> </text:p>
          <text:p text:style-name="P301"/>
        </text:list-header>
        <text:list-item>
          <text:p text:style-name="P276">secondly you need to install Apache web server to access the svn server using HTTP URLs. </text:p>
          <text:p text:style-name="P212">$sudo apt-get update</text:p>
          <text:p text:style-name="P212">$sudo apt-get install apache2</text:p>
        </text:list-item>
        <text:list-item>
          <text:p text:style-name="P277">now install all subversion packages and dependencies .</text:p>
          <text:p text:style-name="P213">$sudo apt-get install <text:s/>libapache2-mod-svn</text:p>
          <text:p text:style-name="P213">$sudo apt-get install libapache2-svn</text:p>
          <text:p text:style-name="P213">$sudo apt-get install libsvn-dev</text:p>
        </text:list-item>
        <text:list-item>
          <text:p text:style-name="P277">After installation, enable required Apache modules and restart Apache service.</text:p>
        </text:list-item>
      </text:list>
      <text:p text:style-name="P122"/>
      <text:list xml:id="list185820893570021" text:continue-numbering="true" text:style-name="L43">
        <text:list-header>
          <text:p text:style-name="P214">$sudo a2enmod dav</text:p>
          <text:p text:style-name="P214">$sudo a2enmod dav_svn</text:p>
          <text:p text:style-name="P215">$sudo service apache2 restart</text:p>
        </text:list-header>
      </text:list>
      <text:p text:style-name="P33"><text:tab/></text:p>
      <text:p text:style-name="P73"><text:span text:style-name="T62"><text:tab/></text:span><text:span text:style-name="T92">step:3 configure apache with subversion</text:span><text:span text:style-name="T51"> </text:span></text:p>
      <text:p text:style-name="P40"/>
      <text:list xml:id="list1247541947" text:style-name="L44">
        <text:list-item>
          <text:p text:style-name="P326"><text:span text:style-name="T63">Subversion Apache module package creates an configuration file </text:span><text:span text:style-name="Strong_20_Emphasis"><text:span text:style-name="T32">/etc/apache2/mods-enabled/dav_svn.conf</text:span></text:span><text:span text:style-name="T63">. You just need to make necessary changes to it.</text:span></text:p>
          <text:p text:style-name="P232"><text:span text:style-name="T63">$</text:span><text:span text:style-name="T64">cd /</text:span><text:span text:style-name="T73">etc /</text:span><text:span text:style-name="T39">apache2/mods-enabled/dav_svn.conf</text:span></text:p>
        </text:list-item>
        <text:list-item>
          <text:p text:style-name="P297">add the below lines inthe above dav_svn .conf file</text:p>
          <text:p text:style-name="P224">Alias svn varlibsvn</text:p>
          <text:p text:style-name="P224">&lt;location <text:s/>svn&gt;</text:p>
          <text:p text:style-name="P225">DAV svn</text:p>
          <text:p text:style-name="P225">SVNParentPath var/lib/svn</text:p>
          <text:p text:style-name="P225">AuthType Basic</text:p>
          <text:p text:style-name="P236"><text:soft-page-break/><text:span text:style-name="T62">AuthName “subversion </text:span><text:span text:style-name="T70">Repository”</text:span></text:p>
          <text:p text:style-name="P226">AuthUserFile etc/pcache2/dav_svn.passwd</text:p>
          <text:p text:style-name="P226">Require valid-user</text:p>
          <text:p text:style-name="P227">&lt;/location&gt;</text:p>
          <text:p text:style-name="P305">step :4 <text:s text:c="2"/>create first svn repository </text:p>
          <text:p text:style-name="P300"/>
        </text:list-item>
        <text:list-item>
          <text:p text:style-name="P327"><text:span text:style-name="T40">Use following commands to create your first svn repository with name </text:span><text:span text:style-name="Strong_20_Emphasis"><text:span text:style-name="T47">myrepo</text:span></text:span><text:span text:style-name="T40">. Also, set the required permissions on newly created directories.</text:span></text:p>
          <text:p text:style-name="P233"><text:span text:style-name="T40">$sudo mkdir -p </text:span><text:span text:style-name="T74">var</text:span><text:span text:style-name="T40">/</text:span><text:span text:style-name="T42">l</text:span><text:span text:style-name="T40">ib/svn/</text:span></text:p>
        </text:list-item>
        <text:list-item>
          <text:p text:style-name="P234"><text:span text:style-name="T40">$sudo svnadmin create </text:span><text:span text:style-name="T74">var/</text:span><text:span text:style-name="T40">lib/svn/myrepo</text:span></text:p>
        </text:list-item>
        <text:list-item>
          <text:p text:style-name="P233"><text:span text:style-name="T40">$udo chown – R www-data:www-data </text:span><text:span text:style-name="T74">var</text:span><text:span text:style-name="T40">/lib/svn</text:span></text:p>
        </text:list-item>
        <text:list-item>
          <text:p text:style-name="P235"><text:span text:style-name="T40">sudo chmod – R <text:s/>775 </text:span><text:span text:style-name="T74">var</text:span><text:span text:style-name="T40">/lib/svn</text:span></text:p>
          <text:p text:style-name="P298"/>
          <text:p text:style-name="P307">step : 5 users for subversion</text:p>
        </text:list-item>
      </text:list>
      <text:p text:style-name="P41"/>
      <text:list xml:id="list605494572" text:style-name="L45">
        <text:list-item>
          <text:p text:style-name="P328"><text:span text:style-name="T65">Now create first svn user in </text:span><text:span text:style-name="Strong_20_Emphasis"><text:span text:style-name="T33">/etc/apache2/dav_svn.passwd</text:span></text:span><text:span text:style-name="T65"> file. These users will use for authentication of svn repositories for checkout, commit processes by using comand.</text:span></text:p>
        </text:list-item>
      </text:list>
      <text:p text:style-name="P111"><text:span text:style-name="T136"><text:tab/>$ sudo htpasswd -cm <text:s/>/ </text:span><text:span text:style-name="T137">etc / apache2 /dav_svn.passwd <text:s/>admin</text:span></text:p>
      <text:list xml:id="list535529302" text:style-name="L46">
        <text:list-item>
          <text:p text:style-name="P252"><text:span text:style-name="T137">t</text:span><text:span text:style-name="T136">o add additional users we can use as follows</text:span></text:p>
          <text:p text:style-name="P222">$sudo htpasswd -cm /etc / apache2 / dav_passwd user 1</text:p>
          <text:p text:style-name="P222">$sudo htpasswd -cm /etc / apache2 / dav_passwd user 2</text:p>
        </text:list-item>
      </text:list>
      <text:p text:style-name="P47"/>
      <text:p text:style-name="P60">step :6 <text:s text:c="2"/>Access repository in browser</text:p>
      <text:p text:style-name="P50"/>
      <text:list xml:id="list462523974" text:style-name="L47">
        <text:list-item>
          <text:p text:style-name="P329"><text:span text:style-name="T65">Use HTTP URLs to access your repository in the browser, </text:span><text:span text:style-name="T66">we have to type our ip address / </text:span><text:span text:style-name="T75">svn /</text:span><text:span text:style-name="T41">myrepo</text:span></text:p>
        </text:list-item>
        <text:list-item>
          <text:p text:style-name="P253"><text:a xlink:type="simple" xlink:href="http://10.100.100.84/" text:style-name="Internet_20_link" text:visited-style-name="Visited_20_Internet_20_Link">http://10.100.100.84/</text:a><text:span text:style-name="T116"> svn / myrepo</text:span></text:p>
        </text:list-item>
        <text:list-item>
          <text:p text:style-name="P254"><text:soft-page-break/><text:span text:style-name="T123">T</text:span><text:span text:style-name="T121">hen it shows authentication required , we have to fill username as admin and add password which you given at the time of creation a</text:span><text:span text:style-name="T123">s</text:span><text:span text:style-name="T121"> admin</text:span></text:p>
        </text:list-item>
        <text:list-item>
          <text:p text:style-name="P254"><text:span text:style-name="T123">A</text:span><text:span text:style-name="T121">fter successfully authenticating the repository then we will get like our repository name with revision 0 initially,</text:span></text:p>
          <text:p text:style-name="P278"><text:span text:style-name="T110">myrepo /revision 0:</text:span> </text:p>
        </text:list-item>
      </text:list>
      <text:p text:style-name="P29"/>
      <text:list xml:id="list185820815169498" text:continue-numbering="true" text:style-name="L47">
        <text:list-item>
          <text:p text:style-name="P278"><text:span text:style-name="T143">U</text:span>ntil now we successfully created our repository in server now we have to add our files to the subversion repository</text:p>
        </text:list-item>
      </text:list>
      <text:p text:style-name="P30"><text:tab/></text:p>
      <text:p text:style-name="P42"><text:span text:style-name="T85">step : 7 <text:s/>Adding files to the repository</text:span> </text:p>
      <text:p text:style-name="P42"/>
      <text:list xml:id="list2178837388" text:style-name="L48">
        <text:list-item>
          <text:p text:style-name="P279"><text:span text:style-name="T143">M</text:span>ake a directory of your own name</text:p>
          <text:p text:style-name="P216">$mkdir dir name</text:p>
        </text:list-item>
        <text:list-item>
          <text:p text:style-name="P280"><text:span text:style-name="T143">A</text:span>dd some files to the directory </text:p>
        </text:list-item>
        <text:list-item>
          <text:p text:style-name="P281">Now we have to add our files in our directory into repository by using comand </text:p>
          <text:p text:style-name="P280"><text:span text:style-name="T117">$ sudo svn import <text:s text:c="2"/>~/path to the files which we want to add/ </text:span><text:a xlink:type="simple" xlink:href="../../../../var/lib/svn/myrepo" text:style-name="Internet_20_link" text:visited-style-name="Visited_20_Internet_20_Link">file:///var/lib/svn/myrepo</text:a></text:p>
        </text:list-item>
        <text:list-item>
          <text:p text:style-name="P281">After this command there will be some files in server repository </text:p>
        </text:list-item>
        <text:list-item>
          <text:p text:style-name="P281">If there are files added then we are successfully done .</text:p>
        </text:list-item>
        <text:list-item>
          <text:p text:style-name="P282">To add any other files go to svn directory <text:s/>/<text:span text:style-name="T141">myrepo</text:span><text:span text:style-name="T134"> / </text:span></text:p>
        </text:list-item>
        <text:list-item>
          <text:p text:style-name="P282"><text:span text:style-name="T135">A</text:span><text:span text:style-name="T134">dd the files like svn add filename .</text:span></text:p>
        </text:list-item>
        <text:list-item>
          <text:p text:style-name="P289"><text:span text:style-name="T134">For this the file should be in my repo directory only.</text:span></text:p>
        </text:list-item>
        <text:list-item>
          <text:p text:style-name="P299">After adding <text:s/>commit by using </text:p>
          <text:p text:style-name="P282"><text:span text:style-name="T118">$svn add filename</text:span><text:span text:style-name="T134"> </text:span></text:p>
          <text:p text:style-name="P223">$svn commit -m <text:s/>“ description”</text:p>
        </text:list-item>
      </text:list>
      <text:p text:style-name="P48"/>
      <text:list xml:id="list185819358321369" text:continue-numbering="true" text:style-name="L48">
        <text:list-header>
          <text:p text:style-name="P308">Step : 8 <text:s text:c="2"/>getting files from subversion</text:p>
        </text:list-header>
        <text:list-item>
          <text:p text:style-name="P281"><text:soft-page-break/>To get the files content in server we have to use command </text:p>
          <text:p text:style-name="P280"><text:span text:style-name="T117">$ sudo svn checkout <text:s/></text:span><text:a xlink:type="simple" xlink:href="http://svn.server.com/svn/myrepo" text:style-name="Internet_20_link" text:visited-style-name="Visited_20_Internet_20_Link">http://svn.server.com/svn/myrepo</text:a><text:span text:style-name="T117"> <text:s/>--user</text:span><text:span text:style-name="T119">name</text:span><text:span text:style-name="T117"> = user1 name .</text:span></text:p>
        </text:list-item>
        <text:list-item>
          <text:p text:style-name="P282">Then we get the total repository myrepo.</text:p>
          <text:p text:style-name="P283"><text:span text:style-name="T110">$svn info</text:span> <text:s text:c="2"/></text:p>
        </text:list-item>
        <text:list-item>
          <text:p text:style-name="P283"><text:span text:style-name="T143">Then </text:span>we will get the following output </text:p>
          <text:p text:style-name="P228">path: .</text:p>
          <text:p text:style-name="P228">Working Copy Root Path: /home/einfochips/srikanth/s1/aks</text:p>
          <text:p text:style-name="P228">URL: http://127.0.0.1/svn/aks</text:p>
          <text:p text:style-name="P229">Relative URL: ^/ </text:p>
          <text:p text:style-name="P228">Repository Root: http://127.0.0.1/svn/aks</text:p>
          <text:p text:style-name="P228">Repository UUID: 3e2c2029-0d6d-482b-86d8-fe3d8f36c94a</text:p>
          <text:p text:style-name="P228">Revision: 3</text:p>
          <text:p text:style-name="P228">Node Kind: directory</text:p>
          <text:p text:style-name="P228">Schedule: normal</text:p>
          <text:p text:style-name="P228">Last Changed Author: 123</text:p>
          <text:p text:style-name="P228">Last Changed Rev: 3</text:p>
          <text:p text:style-name="P228">Last Changed Date: 2019-06-11 12:33:31 +0530 (Tue, 11 Jun 2019)</text:p>
          <text:p text:style-name="P228"/>
        </text:list-item>
        <text:list-item>
          <text:p text:style-name="P282">Now we want to modify the content any want to send to server </text:p>
        </text:list-item>
        <text:list-item>
          <text:p text:style-name="P284"><text:span text:style-name="T143">T</text:span>o check wheather modified or not as follows</text:p>
          <text:p text:style-name="P217">$ svn status</text:p>
          <text:p text:style-name="P284">output:</text:p>
          <text:p text:style-name="P217">M <text:s text:c="6"/>filename </text:p>
        </text:list-item>
        <text:list-item>
          <text:p text:style-name="P284"><text:span text:style-name="T143">I</text:span>t gives that the file modified .</text:p>
        </text:list-item>
        <text:list-item>
          <text:p text:style-name="P289">To remove the recently modified content we have to use </text:p>
          <text:p text:style-name="P338">$sudo svn revert filename.</text:p>
        </text:list-item>
        <text:list-item>
          <text:p text:style-name="P281"><text:soft-page-break/>After modifying the content commit the file </text:p>
          <text:p text:style-name="P218"><text:span text:style-name="T142">myrepo</text:span>$sudo svn commit -m “description”</text:p>
        </text:list-item>
        <text:list-item>
          <text:p text:style-name="P285"><text:span text:style-name="T143">T</text:span>o know what changes have made <text:s/>we have to use command as follows </text:p>
          <text:p text:style-name="P219">$ svn diff .</text:p>
        </text:list-item>
      </text:list>
      <text:p text:style-name="P31"/>
      <text:list xml:id="list185820258352950" text:continue-numbering="true" text:style-name="L48">
        <text:list-header>
          <text:p text:style-name="P330"><text:span text:style-name="T67"><text:tab/></text:span><text:span text:style-name="T93">Step: 9 update <text:s/>files</text:span><text:span text:style-name="T52"> </text:span></text:p>
        </text:list-header>
        <text:list-item>
          <text:p text:style-name="P255"><text:span text:style-name="T123">N</text:span><text:span text:style-name="T121">ow from above we can say that the user 1 checkout the data which is imported by admin .</text:span></text:p>
        </text:list-item>
        <text:list-item>
          <text:p text:style-name="P285">Now user1 modified the data and commited the data , now the admin want to change some other content in repository .</text:p>
        </text:list-item>
        <text:list-item>
          <text:p text:style-name="P285">Admin modified the files and to know the difference of lines modified </text:p>
          <text:p text:style-name="P219">$ svn diff </text:p>
          <text:p text:style-name="P285"/>
        </text:list-item>
        <text:list-item>
          <text:p text:style-name="P255"><text:span text:style-name="T123">A</text:span><text:span text:style-name="T121">dmin tried to commit the data by using </text:span></text:p>
        </text:list-item>
        <text:list-item>
          <text:p text:style-name="P220">$ sudo svn commit -m “description”, </text:p>
          <text:p text:style-name="P170">but it gives the following error</text:p>
          <text:p text:style-name="P323"><text:span text:style-name="T65">s</text:span><text:span text:style-name="T62">vn : commit failed (details follow):</text:span></text:p>
          <text:p text:style-name="P317">svn : file or directory ‘filename.c’ is out of date ;try updating</text:p>
          <text:p text:style-name="P318">svn : resource out of date ;try updsating</text:p>
        </text:list-item>
        <text:list-item>
          <text:p text:style-name="P331"><text:span text:style-name="T65">Subversion is not allowing to commit </text:span><text:span text:style-name="T76">admin’s </text:span><text:span text:style-name="T65"><text:s/>changes, because </text:span><text:span text:style-name="T76">user 1 </text:span><text:span text:style-name="T65">has already modified the repository and </text:span><text:span text:style-name="T76">admins </text:span><text:span text:style-name="T65"><text:s/>working copy is out of date. To avoid overwriting each other's changes, Subversion fails this operation. </text:span><text:span text:style-name="T76">Admin </text:span><text:span text:style-name="T65">must update working copy before committing his changes. So he uses update command as shown below.</text:span></text:p>
        </text:list-item>
      </text:list>
      <text:p text:style-name="P114"><text:span text:style-name="T121"><text:tab/></text:span><text:span text:style-name="T122">$ svn update </text:span></text:p>
      <text:p text:style-name="P105"><text:span text:style-name="T122"><text:s text:c="6"/></text:span><text:span text:style-name="T106"><text:s text:c="3"/></text:span><text:span text:style-name="T107">up</text:span><text:span text:style-name="T106">dating '.':</text:span></text:p>
      <text:p text:style-name="P115"><text:s text:c="9"/>C <text:s text:c="3"/>1</text:p>
      <text:p text:style-name="P115"><text:s text:c="7"/>Updated to revision 8.</text:p>
      <text:p text:style-name="P115"><text:s text:c="6"/>Summary of conflicts:</text:p>
      <text:p text:style-name="P115"><text:soft-page-break/><text:s text:c="5"/>Text conflicts: 1</text:p>
      <text:p text:style-name="P115"><text:s text:c="4"/>Conflict discovered in file '1'.</text:p>
      <text:p text:style-name="P115"><text:s text:c="4"/>Select: (p) postpone, (df) show diff, (e) edit file, (m) merge,</text:p>
      <text:p text:style-name="P115"><text:s text:c="8"/>(mc) my side of conflict, (tc) their side of conflict,</text:p>
      <text:p text:style-name="P115"><text:s text:c="8"/>(s) show all options: p</text:p>
      <text:p text:style-name="P115"><text:s text:c="3"/>Summary of conflicts:</text:p>
      <text:p text:style-name="P115"><text:s text:c="3"/>Text conflicts: 1C <text:s text:c="3"/>1</text:p>
      <text:p text:style-name="P116"><text:s text:c="2"/>Updated to revision 8.</text:p>
      <text:p text:style-name="P116"><text:s text:c="2"/>Summary of conflicts:</text:p>
      <text:p text:style-name="P116"><text:s text:c="3"/>Text conflicts: 1</text:p>
      <text:p text:style-name="P116"><text:s text:c="2"/>Conflict discovered in file '1'.</text:p>
      <text:p text:style-name="P116"><text:s/></text:p>
      <text:p text:style-name="P37"><text:span text:style-name="T85">step : 10 <text:s text:c="2"/>resolving conflicts</text:span> </text:p>
      <text:list xml:id="list2222542033" text:style-name="L49">
        <text:list-item>
          <text:p text:style-name="P332"><text:span text:style-name="T71">F</text:span><text:span text:style-name="T69">rom the above command press “p” for postponing the conflits .</text:span></text:p>
        </text:list-item>
        <text:list-item>
          <text:p text:style-name="P286">To reslove the conflicts we have to use command </text:p>
        </text:list-item>
        <text:list-item>
          <text:p text:style-name="P332"><text:span text:style-name="T20">einfochips@AHMCPU1930:~/srikanth/s1/a/aks$</text:span><text:span text:style-name="T104"> sudo svn commit -m "m" </text:span></text:p>
          <text:p text:style-name="P319">svn: E155015: Commit failed (details follow):</text:p>
          <text:p text:style-name="P319">svn: E155015: Aborting commit: '/home/einfochips/srikanth/s1/a/aks/1' remains in conflict.</text:p>
        </text:list-item>
        <text:list-item>
          <text:p text:style-name="P286">To resolve this conflict we should use </text:p>
          <text:p text:style-name="P320">$ svn resolve –accept=working <text:s/>filename .</text:p>
        </text:list-item>
        <text:list-item>
          <text:p text:style-name="P332"><text:span text:style-name="T69">T</text:span><text:span text:style-name="T68">hen it will successfully <text:s/></text:span><text:span text:style-name="T69">resolved conflicts,</text:span><text:span text:style-name="T68">updated and commited by using command </text:span></text:p>
        </text:list-item>
      </text:list>
      <text:list xml:id="list3888361751" text:style-name="L50">
        <text:list-header>
          <text:p text:style-name="P321">$ sudo svn commit -m “description”</text:p>
        </text:list-header>
        <text:list-item>
          <text:p text:style-name="P288">then the commit number <text:s/>increments, to know who made changes </text:p>
          <text:p text:style-name="P256"><text:span text:style-name="T121"><text:s/></text:span><text:span text:style-name="T109">$</text:span><text:span text:style-name="T108"> svn log ,</text:span><text:span text:style-name="T121"> it gives as follows </text:span></text:p>
          <text:p text:style-name="P288"><text:s/>-----------------------------------------------------------------------</text:p>
          <text:p text:style-name="P288"><text:soft-page-break/>r3 | 123 | 2019-06-11 12:33:31 +0530 (Tue, 11 Jun 2019) | 1 line</text:p>
          <text:p text:style-name="P288"/>
          <text:p text:style-name="P288">s</text:p>
          <text:p text:style-name="P288">------------------------------------------------------------------------</text:p>
          <text:p text:style-name="P288">r2 | 123 | 2019-06-11 12:21:48 +0530 (Tue, 11 Jun 2019) | 1 line</text:p>
          <text:p text:style-name="P288"/>
          <text:p text:style-name="P288">x</text:p>
          <text:p text:style-name="P288">------------------------------------------------------------------------</text:p>
          <text:p text:style-name="P288">r1 | root | 2019-06-10 18:57:28 +0530 (Mon, 10 Jun 2019) | 1 line</text:p>
        </text:list-item>
      </text:list>
      <text:p text:style-name="P34"/>
      <text:p text:style-name="P74"><text:span text:style-name="T68"><text:tab/></text:span><text:span text:style-name="T62">init</text:span></text:p>
      <text:list xml:id="list2963497536" text:style-name="L51">
        <text:list-item>
          <text:p text:style-name="P287">after succfessfully commiting ,goto the server with your ip address like example:</text:p>
          <text:p text:style-name="P333"><text:a xlink:type="simple" xlink:href="http://10.100.100.84/svn/myrepo" text:style-name="Internet_20_link" text:visited-style-name="Visited_20_Internet_20_Link"><text:span text:style-name="T62">http://10.100.100.84/svn/myrepo</text:span></text:a></text:p>
        </text:list-item>
        <text:list-item>
          <text:p text:style-name="P287">then see the changes done are present or not , if there is present then we have successfully updated to the server. </text:p>
        </text:list-item>
      </text:list>
      <text:p text:style-name="P35"/>
      <text:p text:style-name="P38"/>
      <text:p text:style-name="P64"><text:tab/><text:tab/><text:tab/><text:tab/><text:tab/><text:span text:style-name="T144">Cscope</text:span></text:p>
      <text:list xml:id="list3722639872" text:style-name="L52">
        <text:list-item>
          <text:p text:style-name="P334"><text:a xlink:type="simple" xlink:href="http://cscope.sourceforge.net/" text:style-name="Internet_20_link" text:visited-style-name="Visited_20_Internet_20_Link">Cscope</text:a><text:span text:style-name="T21"> is a Linux tool for browsing source code in a terminal environment. C was originally built to work with C code, but also works well with C++, Java, and some other languages. Cscope is already well-documented, but this tutorial will explain its basic usage and explain how to use it with the Linux kernel code. For instructions beyond this tutorial, see the following resources:</text:span></text:p>
        </text:list-item>
      </text:list>
      <text:p text:style-name="P76"/>
      <text:list xml:id="list185819289153019" text:continue-numbering="true" text:style-name="L52">
        <text:list-item>
          <text:p text:style-name="P171">There are a few easy steps required to start using Cscope. First, you need to tell it where all of your source code files are. Second, you need to generate the Cscope database. Finally, you can launch the Cscope browser <text:soft-page-break/>to search for functions and symbols in your source code. Here are commands to perform these steps for a small C project.</text:p>
        </text:list-item>
      </text:list>
      <text:p text:style-name="P76"/>
      <text:p text:style-name="P76"/>
      <text:list xml:id="list559879344" text:style-name="L53">
        <text:list-item>
          <text:p text:style-name="P172">to know wheather you have installed cscope or not <text:s/>just check version by using command </text:p>
          <text:p text:style-name="P336">$ cscope - -version</text:p>
        </text:list-item>
        <text:list-item>
          <text:p text:style-name="P172">if it says command not found then install cscope by using</text:p>
          <text:p text:style-name="P336">$sudo apt install cscope</text:p>
        </text:list-item>
        <text:list-item>
          <text:p text:style-name="P172">after successfully installing cscope we have to make a directory </text:p>
          <text:p text:style-name="P336">$mkdir dir name </text:p>
        </text:list-item>
        <text:list-item>
          <text:p text:style-name="P172">change the <text:s/>directory <text:s/>by using </text:p>
        </text:list-item>
        <text:list-item>
          <text:p text:style-name="P172"><text:span text:style-name="T147">cd dir name</text:span> </text:p>
        </text:list-item>
        <text:list-item>
          <text:p text:style-name="P172">add some files like ‘c’ etc ...</text:p>
        </text:list-item>
        <text:list-item>
          <text:p text:style-name="P173"><text:span text:style-name="T145">T</text:span>hen use a find command to gather up all of the source code files in your project. </text:p>
        </text:list-item>
        <text:list-item>
          <text:p text:style-name="P173">The following command will recursively find all of the <text:span text:style-name="Teletype">.c</text:span>, <text:span text:style-name="Teletype">.cpp</text:span>, <text:span text:style-name="Teletype">.h</text:span>, and <text:span text:style-name="Teletype">.hpp</text:span> files in your current directory and any subdirectories, and store the list of these filenames in <text:span text:style-name="Citation">cscope.files</text:span>:</text:p>
        </text:list-item>
      </text:list>
      <text:p text:style-name="P77"/>
      <text:list xml:id="list185820109495520" text:continue-numbering="true" text:style-name="L53">
        <text:list-item>
          <text:p text:style-name="P337">$ find . -name “*.c” -o -name “*.cpp” -o -name “*.h” -o <text:s/>-name “*.hpp” &gt; cscope.files .</text:p>
        </text:list-item>
        <text:list-item>
          <text:p text:style-name="P174">Depending on your project, <text:span text:style-name="T146">we </text:span>can use additional file extensions in this command, such a<text:span text:style-name="T146">s .java , .py , .s </text:span>etc...</text:p>
        </text:list-item>
        <text:list-item>
          <text:p text:style-name="P177">there are so many options in cscope they are </text:p>
          <text:p text:style-name="P306">options :</text:p>
          <text:p text:style-name="P306">The following options can appear in any combination: </text:p>
        </text:list-item>
      </text:list>
      <text:p text:style-name="P120"><text:span text:style-name="T131">-</text:span><text:span text:style-name="T97">b</text:span> </text:p>
      <text:p text:style-name="P88">Build the cross-reference only. </text:p>
      <text:p text:style-name="P120"><text:soft-page-break/><text:span text:style-name="T131">-</text:span><text:span text:style-name="T97">C</text:span> </text:p>
      <text:p text:style-name="P88">Ignore letter case when searching. </text:p>
      <text:p text:style-name="P120"><text:span text:style-name="T131">-</text:span><text:span text:style-name="T97">c</text:span> </text:p>
      <text:p text:style-name="P88">Use only ASCII characters in the cross-reference file, that is, do not compress the data. </text:p>
      <text:p text:style-name="P88"/>
      <text:p text:style-name="P120"><text:span text:style-name="T97">-d</text:span> </text:p>
      <text:p text:style-name="P88">Do not update the cross-reference. </text:p>
      <text:p text:style-name="P120"><text:span text:style-name="T97">-e</text:span> </text:p>
      <text:p text:style-name="P88">Suppress the &lt;Ctrl&gt;-e command prompt between files. </text:p>
      <text:p text:style-name="P120"><text:span text:style-name="T97">-F symfile</text:span> </text:p>
      <text:p text:style-name="P88">Read symbol reference lines from symfile. (A symbol reference file is created by &gt; and &gt;&gt;, and can also be read using the &lt; command, described under ``Issuing Subsequent Requests,'' below.) </text:p>
      <text:p text:style-name="P120"><text:span text:style-name="T97">-f reffile</text:span> </text:p>
      <text:p text:style-name="P88">Use reffile as the cross-reference file name instead of the default cscope.out. </text:p>
      <text:p text:style-name="P120"><text:span text:style-name="T97">-h</text:span> </text:p>
      <text:p text:style-name="P88">View the long usage help display. </text:p>
      <text:p text:style-name="P120"><text:span text:style-name="T97">-I incdir</text:span> </text:p>
      <text:p text:style-name="P88">Look in incdir (before looking in INCDIR, the standard place for header files, normally /usr/include) for any #include files whose names do not begin with ``/'' and that are not specified on the command line or in namefile below. (The #include files may be specified with either double quotes or angle brackets.) The incdir directory is searched in addition to the current directory (which is searched first) and the standard list (which is searched last). If more than one occurrence of -I appears, the directories are searched in the order they appear on the command line. </text:p>
      <text:p text:style-name="P120"><text:span text:style-name="T97">-i namefile</text:span> </text:p>
      <text:p text:style-name="P88">Browse through all source files whose names are listed in namefile (file names separated by spaces, tabs, or new-lines) instead of the default (cscope.files). If this option is specified, cscope ignores any files appearing on the command line. The argument namefile can be set to ``-'' to accept a list of files from stdio. Filenames in the namefile that contain whitespace have to be enclosed in "double quotes". Inside such quoted filenames, any double-quote and backslash characters have to be escaped by backslashes. </text:p>
      <text:p text:style-name="P120"><text:span text:style-name="T97">-k</text:span> </text:p>
      <text:p text:style-name="P88">``Kernel Mode'', turns off the use of the default include dir (usually /usr/include) when building the database, since kernel source trees generally do not use it. </text:p>
      <text:p text:style-name="P121"><text:span text:style-name="T131">-L</text:span> </text:p>
      <text:p text:style-name="P88"><text:soft-page-break/>Do a single search with line-oriented output when used with the -num pattern option. </text:p>
      <text:p text:style-name="P120"><text:span text:style-name="T97">-l</text:span> </text:p>
      <text:p text:style-name="P88">Line-oriented interface (see ``Line-Oriented Interface'' below). </text:p>
      <text:p text:style-name="P120"><text:span text:style-name="T97">-num pattern</text:span> </text:p>
      <text:p text:style-name="P88">Go to input field num (counting from 0) and find pattern. </text:p>
      <text:p text:style-name="P88"/>
      <text:p text:style-name="P120"><text:span text:style-name="T97">-P path</text:span> </text:p>
      <text:p text:style-name="P88">Prepend path to relative file names in a pre-built cross-reference file so you do not have to change to the directory where the cross-reference file was built. This option is only valid with the -d option. </text:p>
      <text:p text:style-name="P121"><text:span text:style-name="T131">-p n</text:span> </text:p>
      <text:p text:style-name="P88">Display the last n file path components instead of the default (1). Use 0 to not display the file name at all. </text:p>
      <text:p text:style-name="P120"><text:span text:style-name="T97">-q</text:span> </text:p>
      <text:p text:style-name="P88">Enable fast symbol lookup via an inverted index. This option causes cscope to create 2 more files (default names ``cscope.in.out'' and ``cscope.po.out'') in addition to the normal database. This allows a faster symbol search algorithm that provides noticeably faster lookup performance for large projects. </text:p>
      <text:p text:style-name="P121"><text:span text:style-name="T131">-R</text:span> </text:p>
      <text:p text:style-name="P88">Recurse subdirectories for source files. </text:p>
      <text:p text:style-name="P120"><text:span text:style-name="T97">-s dir</text:span> </text:p>
      <text:p text:style-name="P88">Look in dir for additional source files. This option is ignored if source files are given on the command line. </text:p>
      <text:p text:style-name="P120"><text:span text:style-name="T97">-T</text:span> </text:p>
      <text:p text:style-name="P88">Use only the first eight characters to match against C symbols. A regular expression containing special characters other than a period (.) will not match any symbol if its minimum length is greater than eight characters. </text:p>
      <text:p text:style-name="P121"><text:span text:style-name="T131">-U</text:span> </text:p>
      <text:p text:style-name="P88">Check file time stamps. This option will update the time stamp on the database even if no files have changed. </text:p>
      <text:p text:style-name="P120"><text:span text:style-name="T97">-u</text:span> </text:p>
      <text:p text:style-name="P88">Unconditionally build the cross-reference file (assume that all files have changed). </text:p>
      <text:p text:style-name="P120"><text:span text:style-name="T97">-V</text:span> </text:p>
      <text:p text:style-name="P84">Print on the first line of screen the version number of cscope. </text:p>
      <text:p text:style-name="P43">The -I, -c, -k, -p, -q, and -T options can also be in the cscope.files file. </text:p>
      <text:list xml:id="list185819323021816" text:continue-numbering="true" text:style-name="L53">
        <text:list-item>
          <text:p text:style-name="P179">Now, pass the list of source files to Cscope, which will build a reference database:</text:p>
          <text:p text:style-name="P339"><text:soft-page-break/><text:span text:style-name="T138">$</text:span><text:span text:style-name="T136">cscope -q -R -b -i <text:s/>cscope.files</text:span></text:p>
        </text:list-item>
        <text:list-item>
          <text:p text:style-name="P257"><text:span text:style-name="T22">The </text:span><text:span text:style-name="Teletype"><text:span text:style-name="T22">-q</text:span></text:span><text:span text:style-name="T22"> flag is used to build a faster (but larger) database. </text:span><text:span text:style-name="Teletype"><text:span text:style-name="T22">-R</text:span></text:span><text:span text:style-name="T22"> tells Cscope to search for symbols recursively. </text:span><text:span text:style-name="Teletype"><text:span text:style-name="T22">-b</text:span></text:span><text:span text:style-name="T22"> builds the database only, but does not start the Cscope browser . -i cscope.files specifies the list of source files. The output of this command will be a set of files in your current directory: </text:span><text:span text:style-name="Citation"><text:span text:style-name="T23">cscope.in.out</text:span></text:span><text:span text:style-name="T22">, </text:span><text:span text:style-name="Citation"><text:span text:style-name="T23">cscope.out</text:span></text:span><text:span text:style-name="T22">, and </text:span><text:span text:style-name="Citation"><text:span text:style-name="T23">cscope.po.out</text:span></text:span><text:span text:style-name="T22">.</text:span></text:p>
        </text:list-item>
        <text:list-item>
          <text:p text:style-name="P182">Finally, start the Cscope browser:</text:p>
          <text:p text:style-name="P340">$cscope -d</text:p>
        </text:list-item>
        <text:list-item>
          <text:p text:style-name="P335"><text:span text:style-name="T18">The </text:span><text:span text:style-name="Teletype"><text:span text:style-name="T18">-d</text:span></text:span><text:span text:style-name="T18"> flag tells Cscope not to regenerate the database (which you already did in the previous step). Within the Cscope browser, type </text:span><text:span text:style-name="Teletype"><text:span text:style-name="T18">?</text:span></text:span><text:span text:style-name="T18"> to see the help page, and type </text:span><text:span text:style-name="Teletype"><text:span text:style-name="T18">Ctrl-d</text:span></text:span><text:span text:style-name="T18"> to exit. The browser will show you a list of the searches you can perform in your code.</text:span></text:p>
        </text:list-item>
      </text:list>
      <text:p text:style-name="P344"/>
      <text:p text:style-name="P81"><text:span text:style-name="T149"><text:tab/></text:span><text:span text:style-name="T151">Find </text:span><text:span text:style-name="T149">this c symbol :</text:span></text:p>
      <text:p text:style-name="P344"><text:tab/>find this global defination :</text:p>
      <text:p text:style-name="P344"><text:tab/>find functions called by this function:</text:p>
      <text:p text:style-name="P81"><text:span text:style-name="T149"><text:tab/></text:span><text:span text:style-name="T150">find functions calling this function :</text:span></text:p>
      <text:p text:style-name="P345"><text:tab/>find this text string :</text:p>
      <text:p text:style-name="P346"><text:tab/>change this text string :</text:p>
      <text:p text:style-name="P346"><text:tab/>find this egrep pattern :</text:p>
      <text:p text:style-name="P346"><text:tab/>find file :</text:p>
      <text:p text:style-name="P346"><text:tab/>find files #including this file :</text:p>
      <text:p text:style-name="P346"/>
      <text:list xml:id="list1305981596" text:style-name="L54">
        <text:list-item>
          <text:p text:style-name="P183">we can find the location of any symbol which are present in the code <text:s/>by using </text:p>
          <text:p text:style-name="P189"><text:span text:style-name="T151">Find </text:span><text:span text:style-name="T149">this c symbol :</text:span><text:span text:style-name="T62"> “type any symbol you are looking for”</text:span></text:p>
        </text:list-item>
        <text:list-item>
          <text:p text:style-name="P183">we can find the defination of the functions by using </text:p>
          <text:p text:style-name="P189"><text:span text:style-name="T149">find this global defination :</text:span><text:span text:style-name="T62">“function name you are looking for”</text:span></text:p>
        </text:list-item>
        <text:list-item>
          <text:p text:style-name="P183">we can find the functions which our required function calling <text:s/>by using</text:p>
          <text:p text:style-name="P189"><text:soft-page-break/><text:span text:style-name="T149">find functions called by this function:</text:span><text:span text:style-name="T62">“function name”</text:span></text:p>
        </text:list-item>
        <text:list-item>
          <text:p text:style-name="P183">we can find the functions which are calling our required function by using </text:p>
          <text:p text:style-name="P189"><text:span text:style-name="T148">find functions calling this function :</text:span><text:span text:style-name="T62">“function name”</text:span></text:p>
        </text:list-item>
        <text:list-item>
          <text:p text:style-name="P184">we can find the location of the string by using</text:p>
          <text:p text:style-name="P190"><text:span text:style-name="T150">find this text string :</text:span><text:span text:style-name="T72"> “</text:span><text:span text:style-name="T62">string you need to find”</text:span></text:p>
        </text:list-item>
        <text:list-item>
          <text:p text:style-name="P184">we can change the string by using </text:p>
          <text:p text:style-name="P190"><text:span text:style-name="T150">change this text string :</text:span><text:span text:style-name="T62">“string you need to change”</text:span></text:p>
        </text:list-item>
        <text:list-item>
          <text:p text:style-name="P184">we can find a file by using </text:p>
          <text:p text:style-name="P190"><text:span text:style-name="T150">find file :</text:span><text:span text:style-name="T62">“file name”</text:span></text:p>
        </text:list-item>
        <text:list-item>
          <text:p text:style-name="P184">we can find the include files used in files by using </text:p>
          <text:p text:style-name="P190"><text:span text:style-name="T150">find files #including this file :</text:span><text:span text:style-name="T62">“include name”</text:span></text:p>
          <text:p text:style-name="P183"/>
        </text:list-item>
        <text:list-item>
          <text:p text:style-name="P175">Most of these should be self-explanatory. C symbols include pretty much anything that you can think of in a C file: function names, variable names, things that are <text:span text:style-name="Teletype">#define</text:span>'d, etc. You can search for all instances of a symbol, or find its original definition. Cscope can find all of the functions that call a particular function, which can be extremely useful; this is a feature of Cscope that other tools like <text:a xlink:type="simple" xlink:href="https://courses.cs.washington.edu/courses/cse451/12sp/tutorials/tutorial_ctags.html" text:style-name="Internet_20_link" text:visited-style-name="Visited_20_Internet_20_Link">Ctags</text:a> do not have. If you find that the C symbol and function searches do not find what you are looking for, you can fall back to the text search options at the bottom of the list.</text:p>
          <text:p text:style-name="P175"/>
        </text:list-item>
        <text:list-item>
          <text:p text:style-name="P175">Select the type of search that you'd like to perform, type in your search term and hit Enter. At the top of the screen Cscope will display a list of results with the file, function, and line where the search term was found. If you select one of these results and hit Enter, Cscope will open up the editor to the matching line in the file. You can manipulate the file as you please, and when you close it the browser will appear again. When you're finished, press <text:span text:style-name="Teletype">Ctrl-d</text:span> to exit.</text:p>
        </text:list-item>
      </text:list>
      <text:p text:style-name="P78"/>
      <text:p text:style-name="P78"/>
      <text:p text:style-name="P78"><text:soft-page-break/></text:p>
      <text:p text:style-name="P78"/>
      <text:p text:style-name="P78"/>
      <text:p text:style-name="P78"/>
      <text:p text:style-name="P78"><text:tab/></text:p>
      <text:p text:style-name="P82"/>
      <text:p text:style-name="P79"><text:tab/><text:tab/><text:tab/><text:tab/><text:tab/><text:span text:style-name="T87">ctags</text:span></text:p>
      <text:list xml:id="list1983914011" text:style-name="L55">
        <text:list-item>
          <text:p text:style-name="P176"><text:a xlink:type="simple" xlink:href="http://ctags.sourceforge.net/" text:style-name="Internet_20_link" text:visited-style-name="Visited_20_Internet_20_Link"><text:span text:style-name="T154">Ctags</text:span></text:a><text:span text:style-name="T154"> is a tool that makes it easy to navigate large source code projects. It provides some of the features that you may be used to using in Eclipse or other IDEs, such as the ability to jump from the current source file to definitions of functions and structures in other files. Ctags will make it much easier to find the Linux kernel files that you have to modify for your CSE 451 projects. Ctags also supports many </text:span><text:a xlink:type="simple" xlink:href="http://ctags.sourceforge.net/languages.html" text:style-name="Internet_20_link" text:visited-style-name="Visited_20_Internet_20_Link"><text:span text:style-name="T154">languages</text:span></text:a><text:span text:style-name="T154"> besides C, so you may find it useful for future projects.</text:span></text:p>
        </text:list-item>
      </text:list>
      <text:p text:style-name="P185"/>
      <text:list xml:id="list185819776015588" text:continue-numbering="true" text:style-name="L55">
        <text:list-item>
          <text:p text:style-name="P178"><text:span text:style-name="T154">F</text:span><text:span text:style-name="T153">irst we have to install the ctag , so to know wheather ctag installed or not use command </text:span></text:p>
          <text:p text:style-name="P178"><text:span text:style-name="T152">$ctags –version</text:span><text:span text:style-name="T153"> </text:span></text:p>
        </text:list-item>
        <text:list-item>
          <text:p text:style-name="P186">the if you get no command found , we have to install ctags by using</text:p>
          <text:p text:style-name="P341">$sudo apt install <text:s text:c="2"/>Exuberant Ctags</text:p>
        </text:list-item>
        <text:list-item>
          <text:p text:style-name="P186">after installing it will show </text:p>
          <text:p text:style-name="P178"><text:span text:style-name="T152">$ ctags – version</text:span><text:span text:style-name="T153"> </text:span></text:p>
          <text:p text:style-name="P186">Exuberant Ctags 5.9~svn20110310, Copyright (C) 1996-2009 Darren Hiebert</text:p>
          <text:p text:style-name="P186"><text:s text:c="2"/>Addresses: &lt;dhiebert@users.sourceforge.net&gt;, http://ctags.sourceforge.net</text:p>
          <text:p text:style-name="P187"><text:s/>+wildcards, +regex</text:p>
          <text:p text:style-name="P186"/>
        </text:list-item>
        <text:list-item>
          <text:p text:style-name="P186">go to your directory by using </text:p>
          <text:p text:style-name="P341"><text:soft-page-break/>$ cd directory</text:p>
        </text:list-item>
        <text:list-item>
          <text:p text:style-name="P186">we have to generate ctags for our source codes so tyo generate we have to use </text:p>
          <text:p text:style-name="P341">$ ctags -R *</text:p>
        </text:list-item>
        <text:list-item>
          <text:p text:style-name="P186">Then it will creates c tags for the files present in that directory and all ctags will be present in one file named ctags within that directory.</text:p>
        </text:list-item>
        <text:list-item>
          <text:p text:style-name="P186">To search for a specific tag and open Vim to its definition, run the following command in your shell:</text:p>
        </text:list-item>
        <text:list-item>
          <text:p text:style-name="P342">vim -t &lt;tag&gt;</text:p>
        </text:list-item>
        <text:list-item>
          <text:p text:style-name="P188">after <text:s/>opening file we can use following keyboard command to do some operations </text:p>
          <text:p text:style-name="P343"/>
        </text:list-item>
      </text:list>
      <table:table table:name="Table1" table:style-name="Table1">
        <table:table-column table:style-name="Table1.A"/>
        <table:table-column table:style-name="Table1.B"/>
        <table:table-header-rows>
          <table:table-row>
            <table:table-cell table:style-name="Table1.A1" office:value-type="string">
              <text:p text:style-name="P87">Keyboard command</text:p>
            </table:table-cell>
            <table:table-cell table:style-name="Table1.B1" office:value-type="string">
              <text:p text:style-name="P87">Action</text:p>
            </table:table-cell>
          </table:table-row>
        </table:table-header-rows>
        <table:table-row>
          <table:table-cell table:style-name="Table1.A6" office:value-type="string">
            <text:p text:style-name="P85"><text:span text:style-name="Teletype"><text:span text:style-name="T24">Ctrl-]</text:span></text:span></text:p>
          </table:table-cell>
          <table:table-cell table:style-name="Table1.B6" office:value-type="string">
            <text:p text:style-name="P86">Jump to the tag underneath the cursor</text:p>
          </table:table-cell>
        </table:table-row>
        <table:table-row>
          <table:table-cell table:style-name="Table1.A6" office:value-type="string">
            <text:p text:style-name="P85"><text:span text:style-name="Teletype"><text:span text:style-name="T24">:ts &lt;tag&gt; &lt;RET&gt;</text:span></text:span></text:p>
          </table:table-cell>
          <table:table-cell table:style-name="Table1.B6" office:value-type="string">
            <text:p text:style-name="P86">Search for a particular tag</text:p>
          </table:table-cell>
        </table:table-row>
        <table:table-row>
          <table:table-cell table:style-name="Table1.A6" office:value-type="string">
            <text:p text:style-name="P85"><text:span text:style-name="Teletype"><text:span text:style-name="T24">:tn</text:span></text:span></text:p>
          </table:table-cell>
          <table:table-cell table:style-name="Table1.B6" office:value-type="string">
            <text:p text:style-name="P86">Go to the next definition for the last tag</text:p>
          </table:table-cell>
        </table:table-row>
        <table:table-row>
          <table:table-cell table:style-name="Table1.A6" office:value-type="string">
            <text:p text:style-name="P85"><text:span text:style-name="Teletype"><text:span text:style-name="T24">:tp</text:span></text:span></text:p>
          </table:table-cell>
          <table:table-cell table:style-name="Table1.B6" office:value-type="string">
            <text:p text:style-name="P86">Go to the previous definition for the last tag</text:p>
          </table:table-cell>
        </table:table-row>
        <table:table-row>
          <table:table-cell table:style-name="Table1.A6" office:value-type="string">
            <text:p text:style-name="P85"><text:span text:style-name="Teletype"><text:span text:style-name="T24">:ts</text:span></text:span></text:p>
          </table:table-cell>
          <table:table-cell table:style-name="Table1.B6" office:value-type="string">
            <text:p text:style-name="P86">List all of the definitions of the last tag</text:p>
          </table:table-cell>
        </table:table-row>
        <table:table-row>
          <table:table-cell table:style-name="Table1.A7" office:value-type="string">
            <text:p text:style-name="P85"><text:span text:style-name="Teletype"><text:span text:style-name="T24">Ctrl-t</text:span></text:span></text:p>
          </table:table-cell>
          <table:table-cell table:style-name="Table1.B7" office:value-type="string">
            <text:p text:style-name="P86">Jump back up in the tag stack</text:p>
          </table:table-cell>
        </table:table-row>
      </table:table>
      <text:p text:style-name="P80"/>
      <text:list xml:id="list1570829437" text:style-name="L56">
        <text:list-item>
          <text:p text:style-name="P180">The first command is probably the one you will use most often: it jumps to the definition of the tag (function name, structure name, variable name, or pretty much anything) under the cursor. The second command can be <text:soft-page-break/>used to search for any tag, regardless of the file that is currently opened. If there are multiple definitions/uses for a particular tag, the <text:span text:style-name="Teletype">tn</text:span> and <text:span text:style-name="Teletype">tp</text:span> commands can be used to scroll through them, and the <text:span text:style-name="Teletype">ts</text:span> command can be used to "search" a list for the definition you want (useful when there are dozens or hundreds of definitions for some commonly-used struct). Finally, the last command is used to jump back up in the tag stack to the location you initiated the previous tag search from.</text:p>
        </text:list-item>
      </text:list>
      <text:p text:style-name="P80"/>
      <text:p text:style-name="P80"/>
      <text:p text:style-name="P80"/>
      <text:p text:style-name="P80">**********<text:span text:style-name="T155">gerrit ****************</text:span></text:p>
      <text:p text:style-name="P80"/>
      <text:p text:style-name="P80">einfochips@AHMCPU1930:~$ sudo apt install virtualenv</text:p>
      <text:p text:style-name="P80">[sudo] password for einfochips: </text:p>
      <text:p text:style-name="P80">Reading package lists... Done</text:p>
      <text:p text:style-name="P80">Building dependency tree <text:s text:c="6"/></text:p>
      <text:p text:style-name="P80">Reading state information... Done</text:p>
      <text:p text:style-name="P80">The following additional packages will be installed:</text:p>
      <text:p text:style-name="P80"><text:s text:c="2"/>python-pip-whl python3-virtualenv</text:p>
      <text:p text:style-name="P80">The following NEW packages will be installed:</text:p>
      <text:p text:style-name="P80"><text:s text:c="2"/>python-pip-whl python3-virtualenv virtualenv</text:p>
      <text:p text:style-name="P80">0 upgraded, 3 newly installed, 0 to remove and 90 not upgraded.</text:p>
      <text:p text:style-name="P80">Need to get 1,700 kB of archives.</text:p>
      <text:p text:style-name="P80">After this operation, 2,026 kB of additional disk space will be used.</text:p>
      <text:p text:style-name="P80">Do you want to continue? [Y/n] y</text:p>
      <text:p text:style-name="P80">Get:1 http://in.archive.ubuntu.com/ubuntu bionic-updates/universe amd64 python-pip-whl all 9.0.1-2.3~ubuntu1 [1,652 kB]</text:p>
      <text:p text:style-name="P80">Get:2 http://in.archive.ubuntu.com/ubuntu bionic/universe amd64 python3-virtualenv all 15.1.0+ds-1.1 [43.4 kB]</text:p>
      <text:p text:style-name="P80"><text:soft-page-break/>Get:3 http://in.archive.ubuntu.com/ubuntu bionic/universe amd64 virtualenv all 15.1.0+ds-1.1 [4,476 B]</text:p>
      <text:p text:style-name="P80">Fetched 1,700 kB in 13s (133 kB/s) <text:s text:c="44"/></text:p>
      <text:p text:style-name="P80">Selecting previously unselected package python-pip-whl.</text:p>
      <text:p text:style-name="P80">(Reading database ... 218129 files and directories currently installed.)</text:p>
      <text:p text:style-name="P80">Preparing to unpack .../python-pip-whl_9.0.1-2.3~ubuntu1_all.deb ...</text:p>
      <text:p text:style-name="P80">Unpacking python-pip-whl (9.0.1-2.3~ubuntu1) ...</text:p>
      <text:p text:style-name="P80">Selecting previously unselected package python3-virtualenv.</text:p>
      <text:p text:style-name="P80">Preparing to unpack .../python3-virtualenv_15.1.0+ds-1.1_all.deb ...</text:p>
      <text:p text:style-name="P80">Unpacking python3-virtualenv (15.1.0+ds-1.1) ...</text:p>
      <text:p text:style-name="P80">Selecting previously unselected package virtualenv.</text:p>
      <text:p text:style-name="P80">Preparing to unpack .../virtualenv_15.1.0+ds-1.1_all.deb ...</text:p>
      <text:p text:style-name="P80">Unpacking virtualenv (15.1.0+ds-1.1) ...</text:p>
      <text:p text:style-name="P80">Setting up python-pip-whl (9.0.1-2.3~ubuntu1) ...</text:p>
      <text:p text:style-name="P80">Setting up python3-virtualenv (15.1.0+ds-1.1) ...</text:p>
      <text:p text:style-name="P80">Processing triggers for man-db (2.8.3-2ubuntu0.1) ...</text:p>
      <text:p text:style-name="P80">Setting up virtualenv (15.1.0+ds-1.1) ...</text:p>
      <text:p text:style-name="P80"/>
      <text:p text:style-name="P80"/>
      <text:p text:style-name="P80"/>
      <text:p text:style-name="P80">einfochips@AHMCPU1930:~$ virtualenv --python=/usr/bin/python2.7 virtualenv</text:p>
      <text:p text:style-name="P80">Running virtualenv with interpreter /usr/bin/python2.7</text:p>
      <text:p text:style-name="P80">New python executable in /home/einfochips/virtualenv/bin/python2.7</text:p>
      <text:p text:style-name="P80">Also creating executable in /home/einfochips/virtualenv/bin/python</text:p>
      <text:p text:style-name="P80">Installing setuptools, pkg_resources, pip, wheel...done.</text:p>
      <text:p text:style-name="P80">einfochips@AHMCPU1930:~$ virtualenv/bin/pip install git-review==1.21</text:p>
      <text:p text:style-name="P80"/>
      <text:p text:style-name="P80"><text:soft-page-break/></text:p>
      <text:p text:style-name="P80"/>
      <text:p text:style-name="P80"/>
      <text:p text:style-name="P80">einfochips@AHMCPU1930:~$ virtualenv/bin/pip install git-review==1.21</text:p>
      <text:p text:style-name="P80">DEPRECATION: Python 2.7 will reach the end of its life on January 1st, 2020. Please upgrade your Python as Python 2.7 won't be maintained after that date. A future version of pip will drop support for Python 2.7.</text:p>
      <text:p text:style-name="P80">Collecting git-review==1.21</text:p>
      <text:p text:style-name="P80"><text:s text:c="2"/>Downloading https://files.pythonhosted.org/packages/03/ff/f6df7397cd337f441044c29fcf810aaa0d3c3001f5203f175a608682626d/git-review-1.21.tar.gz</text:p>
      <text:p text:style-name="P80">Requirement already satisfied: argparse in /usr/lib/python2.7 (from git-review==1.21) (1.2.1)</text:p>
      <text:p text:style-name="P80">Building wheels for collected packages: git-review</text:p>
      <text:p text:style-name="P80"><text:s text:c="2"/>Building wheel for git-review (setup.py) ... done</text:p>
      <text:p text:style-name="P80"><text:s text:c="2"/>Stored in directory: /home/einfochips/.cache/pip/wheels/fb/8f/66/37ff9ca1a5132acecf92a470cca76d64589c2199a3c3bfafae</text:p>
      <text:p text:style-name="P80">Successfully built git-review</text:p>
      <text:p text:style-name="P80">Installing collected packages: git-review</text:p>
      <text:p text:style-name="P80">Successfully installed git-review-1.21</text:p>
      <text:p text:style-name="P80">einfochips@AHMCPU1930:~/kumar$ git remote add gerrit ssh:<text:a xlink:type="simple" xlink:href="mailto://madwarakshay@review.openstack.org" text:style-name="Internet_20_link" text:visited-style-name="Visited_20_Internet_20_Link">//madwarakshay@review.openstack.org</text:a>:29418/openstack/mak.git</text:p>
      <text:p text:style-name="P80"/>
      <text:p text:style-name="P80"/>
      <text:p text:style-name="P80"/>
      <text:p text:style-name="P80"/>
      <text:p text:style-name="P80">einfochips@AHMCPU1930:~/kumar$ eval 'ssh-agent'</text:p>
      <text:p text:style-name="P80"><text:soft-page-break/>SSH_AUTH_SOCK=/tmp/ssh-252IQd5Sbs37/agent.6363; export SSH_AUTH_SOCK;</text:p>
      <text:p text:style-name="P80">SSH_AGENT_PID=6364; export SSH_AGENT_PID;</text:p>
      <text:p text:style-name="P80">echo Agent pid 6364;</text:p>
      <text:p text:style-name="P80"/>
      <text:p text:style-name="P80"/>
      <text:p text:style-name="P80"/>
      <text:p text:style-name="P80"/>
      <text:p text:style-name="P80">einfochips@AHMCPU1930:~/kumar$ <text:s/>ssh-add ~/.ssh/id_rsa</text:p>
      <text:p text:style-name="P80">Identity added: /home/einfochips/.ssh/id_rsa (/home/einfochips/.ssh/id_rsa)</text:p>
      <text:p text:style-name="P80"/>
      <text:p text:style-name="P80"/>
      <text:p text:style-name="P80"/>
      <text:p text:style-name="P80">einfochips@AHMCPU1930:~$ git clone ssh://akshay123@gerrit.wikimedia.org:29418/mediawiki/extensions/examples</text:p>
      <text:p text:style-name="P80">Cloning into 'examples'...</text:p>
      <text:p text:style-name="P80">remote: Counting objects: 45, done</text:p>
      <text:p text:style-name="P80">remote: Finding sources: 100% (5/5)</text:p>
      <text:p text:style-name="P80">remote: Getting sizes: 100% (4/4)</text:p>
      <text:p text:style-name="P80">remote: Compressing objects: 100% (1634/1634)</text:p>
      <text:p text:style-name="P80">remote: Total 1225 (delta 0), reused 1222 (delta 0)</text:p>
      <text:p text:style-name="P80">Receiving objects: 100% (1225/1225), 227.78 KiB | 269.00 KiB/s, done.</text:p>
      <text:p text:style-name="P80">Resolving deltas: 100% (805/805), done.</text:p>
      <text:p text:style-name="P80"/>
      <text:p text:style-name="P80"/>
      <text:p text:style-name="P80"/>
      <text:p text:style-name="P80"/>
      <text:p text:style-name="P80"/>
      <text:p text:style-name="P80"><text:soft-page-break/></text:p>
      <text:p text:style-name="P80">einfochips@AHMCPU1930:~/examples$ git review -s</text:p>
      <text:p text:style-name="P80">Could not connect to gerrit.</text:p>
      <text:p text:style-name="P80">Enter your gerrit username: akshay123</text:p>
      <text:p text:style-name="P80">Trying again with ssh://akshay123@gerrit.wikimedia.org:29418/mediawiki/extensions/examples.git</text:p>
      <text:p text:style-name="P80">Creating a git remote called "gerrit" that maps to:</text:p>
      <text:p text:style-name="P80"><text:tab/>ssh://akshay123@gerrit.wikimedia.org:29418/mediawiki/extensions/examples.git</text:p>
      <text:p text:style-name="P80"/>
      <text:p text:style-name="P80">This repository is now set up for use with git-review.</text:p>
      <text:p text:style-name="P80">You can set the default username for future repositories with:</text:p>
      <text:p text:style-name="P80"><text:s text:c="2"/>git config --global --add gitreview.username "akshay123"</text:p>
      <text:p text:style-name="P80"/>
      <text:p text:style-name="P80"/>
      <text:p text:style-name="P80"/>
      <text:p text:style-name="P80"/>
      <text:p text:style-name="P80">einfochips@AHMCPU1930:~$ ssh -p 29418 akshay123@gerrit.wikimedia.org</text:p>
      <text:p text:style-name="P80"/>
      <text:p text:style-name="P80"><text:s text:c="2"/>**** <text:s text:c="3"/>Welcome to Gerrit Code Review <text:s text:c="3"/>****</text:p>
      <text:p text:style-name="P80"/>
      <text:p text:style-name="P80"><text:s text:c="2"/>Hi Madwarakshay, you have successfully connected over SSH.</text:p>
      <text:p text:style-name="P80"/>
      <text:p text:style-name="P80"><text:s text:c="2"/>Unfortunately, interactive shells are disabled.</text:p>
      <text:p text:style-name="P80"><text:s text:c="2"/>To clone a hosted Git repository, use:</text:p>
      <text:p text:style-name="P80"/>
      <text:p text:style-name="P80"><text:soft-page-break/><text:s text:c="2"/>git clone ssh://akshay123@gerrit.wikimedia.org:29418/REPOSITORY_NAME.git</text:p>
      <text:p text:style-name="P80"/>
      <text:p text:style-name="P80">Connection to gerrit.wikimedia.org closed.</text:p>
      <text:p text:style-name="P80"/>
      <text:p text:style-name="P80"/>
      <text:p text:style-name="P80"/>
      <text:p text:style-name="P80"/>
      <text:p text:style-name="P80">einfochips@AHMCPU1930:~/examples$ git pull origin master</text:p>
      <text:p text:style-name="P80">From ssh://gerrit.wikimedia.org:29418/mediawiki/extensions/examples</text:p>
      <text:p text:style-name="P80"><text:s/>* branch <text:s text:c="11"/>master <text:s text:c="4"/>-&gt; FETCH_HEAD</text:p>
      <text:p text:style-name="P80">Already up to date.</text:p>
      <text:p text:style-name="P80"/>
      <text:p text:style-name="P80"/>
      <text:p text:style-name="P80"/>
      <text:p text:style-name="P80"/>
      <text:p text:style-name="P80">einfochips@AHMCPU1930:~/examples$ git checkout -b gerritbranch origin/master</text:p>
      <text:p text:style-name="P80">Branch 'gerritbranch' set up to track remote branch 'master' from 'origin'.</text:p>
      <text:p text:style-name="P80">Switched to a new branch 'gerritbranch'</text:p>
      <text:p text:style-name="P80">einfochips@AHMCPU1930:~/examples$ git branch</text:p>
      <text:p text:style-name="P80">* gerritbranch</text:p>
      <text:p text:style-name="P80"><text:s text:c="2"/>master</text:p>
      <text:p text:style-name="P80">einfochips@AHMCPU1930:~/examples$ ls</text:p>
      <text:p text:style-name="P80">CODE_OF_CONDUCT.md <text:s text:c="5"/>Example.i18n.magic.php <text:s/>i18n <text:s text:c="9"/>package-lock.json</text:p>
      <text:p text:style-name="P80">composer.json <text:s text:c="10"/>examples.php <text:s text:c="11"/>includes <text:s text:c="5"/>README.md</text:p>
      <text:p text:style-name="P80">COPYING <text:s text:c="16"/>extension.json <text:s text:c="9"/>modules <text:s text:c="6"/>sql</text:p>
      <text:p text:style-name="P80"><text:soft-page-break/>Example.i18n.alias.php <text:s/>Gruntfile.js <text:s text:c="11"/>package.json <text:s/>tests</text:p>
      <text:p text:style-name="P80">einfochips@AHMCPU1930:~/examples$ cd tests/</text:p>
      <text:p text:style-name="P80">einfochips@AHMCPU1930:~/examples/tests$ ls</text:p>
      <text:p text:style-name="P80">bootstrap.js <text:s/>qunit</text:p>
      <text:p text:style-name="P80">einfochips@AHMCPU1930:~/examples/tests$ cd .</text:p>
      <text:p text:style-name="P80">einfochips@AHMCPU1930:~/examples/tests$ cd ..</text:p>
      <text:p text:style-name="P80">einfochips@AHMCPU1930:~/examples$ vi Example.i18n.magic.php </text:p>
      <text:p text:style-name="P80">einfochips@AHMCPU1930:~/examples$ vi examples.php </text:p>
      <text:p text:style-name="P80">einfochips@AHMCPU1930:~/examples$ git diff</text:p>
      <text:p text:style-name="P80">diff --git a/examples.php b/examples.php</text:p>
      <text:p text:style-name="P80">index c7929e1..1ec3638 100644</text:p>
      <text:p text:style-name="P80">--- a/examples.php</text:p>
      <text:p text:style-name="P80">+++ b/examples.php</text:p>
      <text:p text:style-name="P80">@@ -2,3 +2,4 @@</text:p>
      <text:p text:style-name="P80"><text:s/></text:p>
      <text:p text:style-name="P80"><text:s/>// Load via extension.json</text:p>
      <text:p text:style-name="P80"><text:s/>wfLoadExtension( 'examples' );</text:p>
      <text:p text:style-name="P80">+wfLoadExtension( 'example' );</text:p>
      <text:p text:style-name="P80">einfochips@AHMCPU1930:~/examples$ git status</text:p>
      <text:p text:style-name="P80">On branch gerritbranch</text:p>
      <text:p text:style-name="P80">Your branch is up to date with 'origin/master'.</text:p>
      <text:p text:style-name="P80"/>
      <text:p text:style-name="P80">Changes not staged for commit:</text:p>
      <text:p text:style-name="P80"><text:s text:c="2"/>(use "git add &lt;file&gt;..." to update what will be committed)</text:p>
      <text:p text:style-name="P80"><text:s text:c="2"/>(use "git checkout -- &lt;file&gt;..." to discard changes in working directory)</text:p>
      <text:p text:style-name="P80"/>
      <text:p text:style-name="P80"><text:tab/>modified: <text:s text:c="2"/>examples.php</text:p>
      <text:p text:style-name="P80"><text:soft-page-break/></text:p>
      <text:p text:style-name="P80">no changes added to commit (use "git add" and/or "git commit -a")</text:p>
      <text:p text:style-name="P80">einfochips@AHMCPU1930:~/examples$ git add examples.php</text:p>
      <text:p text:style-name="P80">einfochips@AHMCPU1930:~/examples$ git status</text:p>
      <text:p text:style-name="P80">On branch gerritbranch</text:p>
      <text:p text:style-name="P80">Your branch is up to date with 'origin/master'.</text:p>
      <text:p text:style-name="P80"/>
      <text:p text:style-name="P80">Changes to be committed:</text:p>
      <text:p text:style-name="P80"><text:s text:c="2"/>(use "git reset HEAD &lt;file&gt;..." to unstage)</text:p>
      <text:p text:style-name="P80"/>
      <text:p text:style-name="P80"><text:tab/>modified: <text:s text:c="2"/>examples.php</text:p>
      <text:p text:style-name="P80"/>
      <text:p text:style-name="P80">einfochips@AHMCPU1930:~/examples$ git diff --cached</text:p>
      <text:p text:style-name="P80">diff --git a/examples.php b/examples.php</text:p>
      <text:p text:style-name="P80">index c7929e1..1ec3638 100644</text:p>
      <text:p text:style-name="P80">--- a/examples.php</text:p>
      <text:p text:style-name="P80">+++ b/examples.php</text:p>
      <text:p text:style-name="P80">@@ -2,3 +2,4 @@</text:p>
      <text:p text:style-name="P80"><text:s/></text:p>
      <text:p text:style-name="P80"><text:s/>// Load via extension.json</text:p>
      <text:p text:style-name="P80"><text:s/>wfLoadExtension( 'examples' );</text:p>
      <text:p text:style-name="P80">+wfLoadExtension( 'example' );</text:p>
      <text:p text:style-name="P80">einfochips@AHMCPU1930:~/examples$ git commit</text:p>
      <text:p text:style-name="P80">Aborting commit due to empty commit message.</text:p>
      <text:p text:style-name="P80">einfochips@AHMCPU1930:~/examples$ git commit -m "examples.php"</text:p>
      <text:p text:style-name="P80">[gerritbranch 8f57224] examples.php</text:p>
      <text:p text:style-name="P80"><text:s/>1 file changed, 1 insertion(+)</text:p>
      <text:p text:style-name="P80"><text:soft-page-break/>einfochips@AHMCPU1930:~/examples$ git pull --rebase origin master</text:p>
      <text:p text:style-name="P80">From ssh://gerrit.wikimedia.org:29418/mediawiki/extensions/examples</text:p>
      <text:p text:style-name="P80"><text:s/>* branch <text:s text:c="11"/>master <text:s text:c="4"/>-&gt; FETCH_HEAD</text:p>
      <text:p text:style-name="P80">Current branch gerritbranch is up to date.</text:p>
      <text:p text:style-name="P80">einfochips@AHMCPU1930:~/examples$ git review -R</text:p>
      <text:p text:style-name="P80">remote: </text:p>
      <text:p text:style-name="P80">remote: Processing changes: new: 1 (\)</text:p>
      <text:p text:style-name="P80">remote: Processing changes: new: 1 (|)</text:p>
      <text:p text:style-name="P80">remote: Processing changes: new: 1 (/)</text:p>
      <text:p text:style-name="P80">remote: Processing changes: new: 1 (-)</text:p>
      <text:p text:style-name="P80">remote: Processing changes: new: 1 (\)</text:p>
      <text:p text:style-name="P80">remote: Processing changes: new: 1 (\)</text:p>
      <text:p text:style-name="P80">remote: Processing changes: new: 1, done <text:s text:c="11"/></text:p>
      <text:p text:style-name="P80">remote: </text:p>
      <text:p text:style-name="P80">remote: New Changes: <text:s text:c="7"/></text:p>
      <text:p text:style-name="P80">remote: <text:s text:c="2"/>https://gerrit.wikimedia.org/r/#/c/mediawiki/extensions/examples/+/516772 examples.php <text:s text:c="7"/></text:p>
      <text:p text:style-name="P80">remote: </text:p>
      <text:p text:style-name="P80">remote: Pushing to refs/publish/* is deprecated, use refs/for/* instead. <text:s text:c="7"/></text:p>
      <text:p text:style-name="P80">To ssh://gerrit.wikimedia.org:29418/mediawiki/extensions/examples</text:p>
      <text:p text:style-name="P80"><text:s/>* [new branch] <text:s text:c="5"/>HEAD -&gt; refs/publish/master/gerritbranch</text:p>
      <text:p text:style-name="P80">einfochips@AHMCPU1930:~/examples$ git review gerritbranch</text:p>
      <text:p text:style-name="P80">The branch 'gerritbranch' does not exist on the given remote 'origin'.</text:p>
      <text:p text:style-name="P80">If these changes are intended to start a new branch, re-run with the</text:p>
      <text:p text:style-name="P80">'-R' option enab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0:04:29.211514752</meta:creation-date>
    <dc:date>2019-06-13T18:58:18.916876380</dc:date>
    <meta:editing-duration>PT15H27M19S</meta:editing-duration>
    <meta:editing-cycles>68</meta:editing-cycles>
    <meta:generator>LibreOffice/6.0.7.3$Linux_X86_64 LibreOffice_project/00m0$Build-3</meta:generator>
    <meta:document-statistic meta:table-count="1" meta:image-count="0" meta:object-count="0" meta:page-count="46" meta:paragraph-count="923" meta:word-count="9367" meta:character-count="58660" meta:non-whitespace-character-count="49390"/>
  </office:meta>
</office:document-meta>
</file>